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167in" table:align="left"/>
    </style:style>
    <style:style style:name="Table1.A" style:family="table-column">
      <style:table-column-properties style:column-width="0.5882in"/>
    </style:style>
    <style:style style:name="Table1.B" style:family="table-column">
      <style:table-column-properties style:column-width="0.953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125in"/>
    </style:style>
    <style:style style:name="Table1.E" style:family="table-column">
      <style:table-column-properties style:column-width="3.3125in"/>
    </style:style>
    <style:style style:name="Table1.A1" style:family="table-cell">
      <style:table-cell-properties style:vertical-align="middle" fo:background-color="transparent" fo:padding="0.0382in" fo:border-left="0.5pt solid #ffffff" fo:border-right="none" fo:border-top="0.5pt solid #ffffff" fo:border-bottom="0.5pt solid #ffffff">
        <style:background-image/>
      </style:table-cell-properties>
    </style:style>
    <style:style style:name="Table1.E1" style:family="table-cell">
      <style:table-cell-properties style:vertical-align="" fo:background-color="transparent" fo:padding="0.0382in" fo:border="0.5pt solid #ffffff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ffffff" fo:border-right="none" fo:border-top="none" fo:border-bottom="0.5pt solid #ffffff">
        <style:background-image/>
      </style:table-cell-properties>
    </style:style>
    <style:style style:name="Table1.E2" style:family="table-cell">
      <style:table-cell-properties style:vertical-align="middle" fo:background-color="transparent" fo:padding="0.0382in" fo:border="0.5pt solid #ffffff">
        <style:background-image/>
      </style:table-cell-properties>
    </style:style>
    <style:style style:name="Table1.20" style:family="table-row">
      <style:table-row-properties style:min-row-height="0.3208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2285in" style:rel-column-width="11628*"/>
    </style:style>
    <style:style style:name="Table2.B" style:family="table-column">
      <style:table-column-properties style:column-width="1.0785in" style:rel-column-width="10203*"/>
    </style:style>
    <style:style style:name="Table2.C" style:family="table-column">
      <style:table-column-properties style:column-width="1.1535in" style:rel-column-width="10919*"/>
    </style:style>
    <style:style style:name="Table2.F" style:family="table-column">
      <style:table-column-properties style:column-width="1.1569in" style:rel-column-width="10947*"/>
    </style:style>
    <style:style style:name="Table2.A1" style:family="table-cell">
      <style:table-cell-properties style:vertical-align="middle" fo:padding="0.0382in" fo:border-left="0.5pt solid #ffffff" fo:border-right="none" fo:border-top="0.5pt solid #ffffff" fo:border-bottom="0.5pt solid #ffffff"/>
    </style:style>
    <style:style style:name="Table2.F1" style:family="table-cell">
      <style:table-cell-properties style:vertical-align="middle" fo:padding="0.0382in" fo:border="0.5pt solid #ffffff"/>
    </style:style>
    <style:style style:name="Table2.A2" style:family="table-cell">
      <style:table-cell-properties style:vertical-align="middle" fo:background-color="#dde8cb" fo:padding="0.0382in" fo:border-left="0.5pt solid #ffffff" fo:border-right="none" fo:border-top="none" fo:border-bottom="0.5pt solid #ffffff">
        <style:background-image/>
      </style:table-cell-properties>
    </style:style>
    <style:style style:name="Table2.C2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D2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E2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F2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2.C3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D3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E3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F3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2.A4" style:family="table-cell">
      <style:table-cell-properties style:vertical-align="middle" fo:background-color="#dee6ef" fo:padding="0.0382in" fo:border-left="0.5pt solid #ffffff" fo:border-right="none" fo:border-top="none" fo:border-bottom="0.5pt solid #ffffff">
        <style:background-image/>
      </style:table-cell-properties>
    </style:style>
    <style:style style:name="Table2.C4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D4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E4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F4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2.C5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D5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E5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F5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2.A6" style:family="table-cell">
      <style:table-cell-properties style:vertical-align="middle" fo:background-color="#dedce6" fo:padding="0.0382in" fo:border-left="0.5pt solid #ffffff" fo:border-right="none" fo:border-top="none" fo:border-bottom="0.5pt solid #ffffff">
        <style:background-image/>
      </style:table-cell-properties>
    </style:style>
    <style:style style:name="Table2.C6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D6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E6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F6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2.C7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D7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E7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F7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2.8" style:family="table-row">
      <style:table-row-properties style:min-row-height="0.3083in"/>
    </style:style>
    <style:style style:name="Table2.C8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D8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E8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F8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2.A9" style:family="table-cell">
      <style:table-cell-properties style:vertical-align="middle" fo:background-color="#fff5ce" fo:padding="0.0382in" fo:border-left="0.5pt solid #ffffff" fo:border-right="none" fo:border-top="none" fo:border-bottom="0.5pt solid #ffffff">
        <style:background-image/>
      </style:table-cell-properties>
    </style:style>
    <style:style style:name="Table2.C9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D9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E9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F9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5pt solid #ffffff" fo:border-right="none" fo:border-top="0.5pt solid #ffffff" fo:border-bottom="0.5pt solid #ffffff"/>
    </style:style>
    <style:style style:name="Table7.B1" style:family="table-cell">
      <style:table-cell-properties fo:padding="0.0382in" fo:border="0.5pt solid #ffffff"/>
    </style:style>
    <style:style style:name="Table3" style:family="table">
      <style:table-properties style:width="3.125in" table:align="left"/>
    </style:style>
    <style:style style:name="Table3.A" style:family="table-column">
      <style:table-column-properties style:column-width="1.1653in"/>
    </style:style>
    <style:style style:name="Table3.B" style:family="table-column">
      <style:table-column-properties style:column-width="1.0007in"/>
    </style:style>
    <style:style style:name="Table3.C" style:family="table-column">
      <style:table-column-properties style:column-width="0.959in"/>
    </style:style>
    <style:style style:name="Table3.A1" style:family="table-cell">
      <style:table-cell-properties style:vertical-align="middle" fo:padding="0.0382in" fo:border-left="0.5pt solid #ffffff" fo:border-right="none" fo:border-top="0.5pt solid #ffffff" fo:border-bottom="0.5pt solid #ffffff"/>
    </style:style>
    <style:style style:name="Table3.C1" style:family="table-cell">
      <style:table-cell-properties style:vertical-align="middle" fo:padding="0.0382in" fo:border="0.5pt solid #ffffff"/>
    </style:style>
    <style:style style:name="Table3.A2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3.C2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4" style:family="table">
      <style:table-properties style:width="4.3542in" table:align="left"/>
    </style:style>
    <style:style style:name="Table4.A" style:family="table-column">
      <style:table-column-properties style:column-width="0.8521in"/>
    </style:style>
    <style:style style:name="Table4.B" style:family="table-column">
      <style:table-column-properties style:column-width="1.4382in"/>
    </style:style>
    <style:style style:name="Table4.C" style:family="table-column">
      <style:table-column-properties style:column-width="1.0639in"/>
    </style:style>
    <style:style style:name="Table4.D" style:family="table-column">
      <style:table-column-properties style:column-width="1in"/>
    </style:style>
    <style:style style:name="Table4.A1" style:family="table-cell">
      <style:table-cell-properties style:vertical-align="middle" fo:padding="0.0382in" fo:border-left="0.5pt solid #ffffff" fo:border-right="none" fo:border-top="0.5pt solid #ffffff" fo:border-bottom="0.5pt solid #ffffff"/>
    </style:style>
    <style:style style:name="Table4.D1" style:family="table-cell">
      <style:table-cell-properties style:vertical-align="middle" fo:padding="0.0382in" fo:border="0.5pt solid #ffffff"/>
    </style:style>
    <style:style style:name="Table4.A2" style:family="table-cell">
      <style:table-cell-properties style:vertical-align="middle" fo:background-color="#dde8cb" fo:padding="0.0382in" fo:border-left="0.5pt solid #ffffff" fo:border-right="none" fo:border-top="none" fo:border-bottom="0.5pt solid #ffffff">
        <style:background-image/>
      </style:table-cell-properties>
    </style:style>
    <style:style style:name="Table4.C2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4.C3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4.D3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4.C4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4.D4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4.A5" style:family="table-cell">
      <style:table-cell-properties style:vertical-align="middle" fo:background-color="#dee6ef" fo:padding="0.0382in" fo:border-left="0.5pt solid #ffffff" fo:border-right="none" fo:border-top="none" fo:border-bottom="0.5pt solid #ffffff">
        <style:background-image/>
      </style:table-cell-properties>
    </style:style>
    <style:style style:name="Table4.C5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4.C6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4.D6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4.C7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4.D7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4.A8" style:family="table-cell">
      <style:table-cell-properties style:vertical-align="middle" fo:background-color="#dedce6" fo:padding="0.0382in" fo:border-left="0.5pt solid #ffffff" fo:border-right="none" fo:border-top="none" fo:border-bottom="0.5pt solid #ffffff">
        <style:background-image/>
      </style:table-cell-properties>
    </style:style>
    <style:style style:name="Table4.C8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4.D8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5" style:family="table">
      <style:table-properties style:width="3.9167in" table:align="left"/>
    </style:style>
    <style:style style:name="Table5.A" style:family="table-column">
      <style:table-column-properties style:column-width="0.9132in"/>
    </style:style>
    <style:style style:name="Table5.B" style:family="table-column">
      <style:table-column-properties style:column-width="0.7528in"/>
    </style:style>
    <style:style style:name="Table5.C" style:family="table-column">
      <style:table-column-properties style:column-width="0.8729in"/>
    </style:style>
    <style:style style:name="Table5.D" style:family="table-column">
      <style:table-column-properties style:column-width="1.3778in"/>
    </style:style>
    <style:style style:name="Table5.A1" style:family="table-cell">
      <style:table-cell-properties style:vertical-align="middle" fo:padding="0.0382in" fo:border-left="0.5pt solid #ffffff" fo:border-right="none" fo:border-top="0.5pt solid #ffffff" fo:border-bottom="0.5pt solid #ffffff"/>
    </style:style>
    <style:style style:name="Table5.D1" style:family="table-cell">
      <style:table-cell-properties style:vertical-align="middle" fo:padding="0.0382in" fo:border="0.5pt solid #ffffff"/>
    </style:style>
    <style:style style:name="Table5.A2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5.D2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6" style:family="table">
      <style:table-properties style:width="3.7917in" table:align="left"/>
    </style:style>
    <style:style style:name="Table6.A" style:family="table-column">
      <style:table-column-properties style:column-width="0.6646in"/>
    </style:style>
    <style:style style:name="Table6.B" style:family="table-column">
      <style:table-column-properties style:column-width="1.1882in"/>
    </style:style>
    <style:style style:name="Table6.C" style:family="table-column">
      <style:table-column-properties style:column-width="1.0014in"/>
    </style:style>
    <style:style style:name="Table6.D" style:family="table-column">
      <style:table-column-properties style:column-width="0.9375in"/>
    </style:style>
    <style:style style:name="Table6.A1" style:family="table-cell">
      <style:table-cell-properties style:vertical-align="middle" fo:padding="0.0382in" fo:border-left="0.5pt solid #ffffff" fo:border-right="none" fo:border-top="0.5pt solid #ffffff" fo:border-bottom="0.5pt solid #ffffff"/>
    </style:style>
    <style:style style:name="Table6.D1" style:family="table-cell">
      <style:table-cell-properties style:vertical-align="middle" fo:padding="0.0382in" fo:border="0.5pt solid #ffffff"/>
    </style:style>
    <style:style style:name="Table6.A2" style:family="table-cell">
      <style:table-cell-properties style:vertical-align="middle" fo:background-color="#dde8cb" fo:padding="0.0382in" fo:border-left="0.5pt solid #ffffff" fo:border-right="none" fo:border-top="none" fo:border-bottom="0.5pt solid #ffffff">
        <style:background-image/>
      </style:table-cell-properties>
    </style:style>
    <style:style style:name="Table6.C2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6.C3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6.D3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6.C4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6.D4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6.A5" style:family="table-cell">
      <style:table-cell-properties style:vertical-align="middle" fo:background-color="#dedce6" fo:padding="0.0382in" fo:border-left="0.5pt solid #ffffff" fo:border-right="none" fo:border-top="none" fo:border-bottom="0.5pt solid #ffffff">
        <style:background-image/>
      </style:table-cell-properties>
    </style:style>
    <style:style style:name="Table6.C5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6.D5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16in" style:rel-column-width="32324*"/>
    </style:style>
    <style:style style:name="Table8.B" style:family="table-column">
      <style:table-column-properties style:column-width="3.509in" style:rel-column-width="33211*"/>
    </style:style>
    <style:style style:name="Table8.A1" style:family="table-cell">
      <style:table-cell-properties fo:padding="0.0382in" fo:border-left="0.5pt solid #ffffff" fo:border-right="none" fo:border-top="0.5pt solid #ffffff" fo:border-bottom="0.5pt solid #ffffff"/>
    </style:style>
    <style:style style:name="Table8.B1" style:family="table-cell">
      <style:table-cell-properties fo:padding="0.0382in" fo:border="0.5pt solid #ffffff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2903in" style:rel-column-width="12213*"/>
    </style:style>
    <style:style style:name="Table9.B" style:family="table-column">
      <style:table-column-properties style:column-width="2.5in" style:rel-column-width="23658*"/>
    </style:style>
    <style:style style:name="Table9.C" style:family="table-column">
      <style:table-column-properties style:column-width="3.1347in" style:rel-column-width="29664*"/>
    </style:style>
    <style:style style:name="Table9.A1" style:family="table-cell">
      <style:table-cell-properties fo:padding="0.0382in" fo:border-left="0.5pt solid #ffffff" fo:border-right="none" fo:border-top="0.5pt solid #ffffff" fo:border-bottom="0.5pt solid #ffffff"/>
    </style:style>
    <style:style style:name="Table9.C1" style:family="table-cell">
      <style:table-cell-properties fo:padding="0.0382in" fo:border="0.5pt solid #ffffff"/>
    </style:style>
    <style:style style:name="P1" style:family="paragraph" style:parent-style-name="Standard">
      <style:paragraph-properties fo:line-height="100%" fo:text-align="center" style:justify-single-word="false"/>
      <style:text-properties fo:color="#800080" loext:opacity="100%" style:font-name="FreeSans1" fo:font-size="11pt" fo:language="en" fo:country="GB" fo:font-weight="normal" officeooo:rsid="0175702e" officeooo:paragraph-rsid="00024f00" fo:background-color="transparent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800080" loext:opacity="100%" style:font-name="FreeSans1" fo:font-size="11pt" fo:language="en" fo:country="GB" fo:font-weight="normal" officeooo:rsid="0190a718" officeooo:paragraph-rsid="00024f00" fo:background-color="transparent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800080" loext:opacity="100%" style:font-name="FreeSans1" fo:font-size="11pt" fo:language="en" fo:country="GB" fo:font-weight="normal" officeooo:rsid="0162d844" officeooo:paragraph-rsid="00024f00" fo:background-color="transparent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800080" loext:opacity="100%" style:font-name="FreeSans1" fo:font-size="11pt" fo:language="en" fo:country="GB" fo:font-weight="normal" officeooo:rsid="01b3d091" officeooo:paragraph-rsid="00024f00" fo:background-color="transparent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800080" loext:opacity="100%" style:font-name="FreeSans1" fo:font-size="11pt" fo:language="en" fo:country="GB" fo:font-weight="normal" officeooo:rsid="0183b275" officeooo:paragraph-rsid="00024f00" fo:background-color="transparent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800080" loext:opacity="100%" style:font-name="FreeSans1" fo:font-size="12pt" fo:language="en" fo:country="GB" officeooo:paragraph-rsid="00024f00" style:font-size-asian="12pt" style:language-asian="zxx" style:country-asian="none" style:font-size-complex="12pt" style:language-complex="zxx" style:country-complex="none"/>
    </style:style>
    <style:style style:name="P7" style:family="paragraph" style:parent-style-name="Table_20_Contents">
      <style:paragraph-properties fo:text-align="center" style:justify-single-word="false"/>
      <style:text-properties fo:color="#800080" loext:opacity="100%" style:font-name="FreeSans1" fo:font-size="12pt" fo:language="en" fo:country="GB" officeooo:rsid="0182e7d0" officeooo:paragraph-rsid="00024f00" style:font-size-asian="12pt" style:language-asian="zxx" style:country-asian="none" style:font-size-complex="12pt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fo:color="#800080" loext:opacity="100%" style:font-name="FreeSans1" fo:font-size="12pt" fo:language="en" fo:country="GB" officeooo:rsid="0183b275" officeooo:paragraph-rsid="00024f00" style:font-size-asian="12pt" style:language-asian="zxx" style:country-asian="none" style:font-size-complex="12pt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fo:color="#800080" loext:opacity="100%" style:font-name="FreeSans1" fo:font-size="12pt" fo:language="en" fo:country="GB" officeooo:rsid="019bca4b" officeooo:paragraph-rsid="00024f00" style:font-size-asian="12pt" style:language-asian="zxx" style:country-asian="none" style:font-size-complex="12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fo:color="#800080" loext:opacity="100%" style:font-name="FreeSans1" fo:font-size="12pt" fo:language="en" fo:country="GB" officeooo:rsid="02339b4e" officeooo:paragraph-rsid="00024f00" style:font-size-asian="12pt" style:language-asian="zxx" style:country-asian="none" style:font-size-complex="12pt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  <style:text-properties fo:color="#800080" loext:opacity="100%" style:font-name="FreeSans1" fo:font-size="12pt" fo:language="en" fo:country="GB" officeooo:rsid="01850e84" officeooo:paragraph-rsid="00024f00" style:font-size-asian="12pt" style:language-asian="zxx" style:country-asian="none" style:font-size-complex="12pt" style:language-complex="zxx" style:country-complex="none"/>
    </style:style>
    <style:style style:name="P12" style:family="paragraph" style:parent-style-name="Table_20_Contents">
      <style:paragraph-properties fo:text-align="center" style:justify-single-word="false"/>
      <style:text-properties fo:color="#800080" loext:opacity="100%" style:font-name="FreeSans1" fo:font-size="12pt" fo:language="en" fo:country="GB" officeooo:rsid="0189fc48" officeooo:paragraph-rsid="00024f00" style:font-size-asian="12pt" style:language-asian="zxx" style:country-asian="none" style:font-size-complex="12pt" style:language-complex="zxx" style:country-complex="none"/>
    </style:style>
    <style:style style:name="P13" style:family="paragraph" style:parent-style-name="Table_20_Contents">
      <style:paragraph-properties fo:text-align="center" style:justify-single-word="false"/>
      <style:text-properties fo:color="#800080" loext:opacity="100%" style:font-name="FreeSans1" fo:font-size="12pt" fo:language="en" fo:country="GB" officeooo:rsid="00e30f9c" officeooo:paragraph-rsid="00024f00" style:font-size-asian="12pt" style:language-asian="zxx" style:country-asian="none" style:font-size-complex="12pt" style:language-complex="zxx" style:country-complex="none"/>
    </style:style>
    <style:style style:name="P14" style:family="paragraph" style:parent-style-name="Table_20_Contents">
      <style:paragraph-properties fo:text-align="center" style:justify-single-word="false"/>
      <style:text-properties fo:color="#800080" loext:opacity="100%" style:font-name="FreeSans1" fo:font-size="12pt" fo:language="en" fo:country="GB" officeooo:rsid="018f0191" officeooo:paragraph-rsid="00024f00" style:font-size-asian="12pt" style:language-asian="zxx" style:country-asian="none" style:font-size-complex="12pt" style:language-complex="zxx" style:country-complex="none"/>
    </style:style>
    <style:style style:name="P15" style:family="paragraph" style:parent-style-name="Table_20_Contents">
      <style:paragraph-properties fo:text-align="center" style:justify-single-word="false"/>
      <style:text-properties fo:color="#800080" loext:opacity="100%" style:font-name="FreeSans1" fo:font-size="12pt" fo:language="en" fo:country="GB" officeooo:rsid="029e13b2" officeooo:paragraph-rsid="00024f00" style:font-size-asian="12pt" style:language-asian="zxx" style:country-asian="none" style:font-size-complex="12pt" style:language-complex="zxx" style:country-complex="none"/>
    </style:style>
    <style:style style:name="P16" style:family="paragraph" style:parent-style-name="Table_20_Contents">
      <style:paragraph-properties fo:text-align="center" style:justify-single-word="false"/>
      <style:text-properties fo:color="#800080" loext:opacity="100%" style:font-name="FreeSans1" fo:font-size="12pt" fo:language="en" fo:country="GB" officeooo:rsid="0198e2fb" officeooo:paragraph-rsid="00024f00" style:font-size-asian="12pt" style:language-asian="zxx" style:country-asian="none" style:font-size-complex="12pt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fo:color="#800080" loext:opacity="100%" style:font-name="FreeSans1" fo:font-size="12pt" fo:language="en" fo:country="GB" officeooo:rsid="019ab55c" officeooo:paragraph-rsid="00024f00" style:font-size-asian="12pt" style:language-asian="zxx" style:country-asian="none" style:font-size-complex="12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fo:color="#800080" loext:opacity="100%" style:font-name="FreeSans1" fo:font-size="12pt" fo:language="en" fo:country="GB" officeooo:rsid="0183b275" officeooo:paragraph-rsid="00024f00" fo:background-color="transparent" style:font-size-asian="12pt" style:language-asian="zxx" style:country-asian="none" style:font-size-complex="12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fo:color="#800080" loext:opacity="100%" style:font-name="FreeSans1" fo:font-size="12pt" fo:language="en" fo:country="GB" officeooo:paragraph-rsid="00024f00" fo:background-color="transparent" style:font-size-asian="12pt" style:language-asian="zxx" style:country-asian="none" style:font-size-complex="12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fo:color="#800080" loext:opacity="100%" style:font-name="FreeSans1" fo:font-size="12pt" fo:language="en" fo:country="GB" officeooo:rsid="019267af" officeooo:paragraph-rsid="00024f00" fo:background-color="transparent" style:font-size-asian="12pt" style:language-asian="zxx" style:country-asian="none" style:font-size-complex="12pt" style:language-complex="zxx" style:country-complex="none"/>
    </style:style>
    <style:style style:name="P21" style:family="paragraph" style:parent-style-name="Standard">
      <style:paragraph-properties fo:break-before="page"/>
      <style:text-properties style:font-name="FreeSans1" fo:font-size="20pt" fo:language="en" fo:country="GB" fo:font-weight="bold" officeooo:rsid="002053bc" officeooo:paragraph-rsid="002053bc" style:font-size-asian="20pt" style:font-weight-asian="bold" style:font-size-complex="20pt" style:font-weight-complex="bold"/>
    </style:style>
    <style:style style:name="P22" style:family="paragraph" style:parent-style-name="Standard">
      <style:text-properties style:font-name="FreeSans1" fo:font-size="20pt" fo:language="en" fo:country="GB" fo:font-weight="bold" officeooo:rsid="0057c288" officeooo:paragraph-rsid="0057c288" style:font-size-asian="20pt" style:font-weight-asian="bold" style:font-size-complex="20pt" style:font-weight-complex="bold"/>
    </style:style>
    <style:style style:name="P23" style:family="paragraph" style:parent-style-name="Standard">
      <style:paragraph-properties fo:break-before="page"/>
      <style:text-properties style:font-name="FreeSans1" fo:font-size="20pt" fo:language="en" fo:country="GB" fo:font-weight="bold" officeooo:rsid="00e4b5e1" officeooo:paragraph-rsid="00e4b5e1" style:font-size-asian="20pt" style:font-weight-asian="bold" style:font-size-complex="20pt" style:font-weight-complex="bold"/>
    </style:style>
    <style:style style:name="P24" style:family="paragraph" style:parent-style-name="Standard">
      <style:paragraph-properties fo:break-before="page"/>
      <style:text-properties style:font-name="FreeSans1" fo:font-size="20pt" fo:language="en" fo:country="GB" fo:font-weight="bold" officeooo:rsid="00ffa6ac" officeooo:paragraph-rsid="00ffa6ac" style:font-size-asian="20pt" style:font-weight-asian="bold" style:font-size-complex="20pt" style:font-weight-complex="bold"/>
    </style:style>
    <style:style style:name="P25" style:family="paragraph" style:parent-style-name="Standard">
      <style:paragraph-properties fo:text-align="start" style:justify-single-word="false" fo:break-before="page"/>
      <style:text-properties style:font-name="FreeSans1" fo:font-size="20pt" fo:language="en" fo:country="GB" fo:font-weight="bold" officeooo:rsid="00086eae" officeooo:paragraph-rsid="0143b879" style:font-size-asian="20pt" style:font-weight-asian="bold" style:font-size-complex="20pt" style:font-weight-complex="bold"/>
    </style:style>
    <style:style style:name="P26" style:family="paragraph" style:parent-style-name="Standard">
      <style:paragraph-properties fo:break-before="page"/>
      <style:text-properties style:font-name="FreeSans1" fo:font-size="20pt" fo:language="en" fo:country="GB" fo:font-weight="bold" officeooo:rsid="0149bef2" officeooo:paragraph-rsid="0149bef2" style:font-size-asian="20pt" style:font-weight-asian="bold" style:font-size-complex="20pt" style:font-weight-complex="bold"/>
    </style:style>
    <style:style style:name="P27" style:family="paragraph" style:parent-style-name="Standard">
      <style:paragraph-properties fo:break-before="page"/>
      <style:text-properties style:font-name="FreeSans1" fo:font-size="20pt" fo:language="en" fo:country="GB" fo:font-weight="bold" officeooo:rsid="008db595" officeooo:paragraph-rsid="00ffa6ac" style:font-size-asian="20pt" style:font-weight-asian="bold" style:font-size-complex="20pt" style:font-weight-complex="bold"/>
    </style:style>
    <style:style style:name="P28" style:family="paragraph" style:parent-style-name="Standard">
      <style:text-properties style:font-name="FreeSans1" fo:font-size="20pt" fo:language="en" fo:country="GB" fo:font-weight="bold" officeooo:rsid="014d224f" officeooo:paragraph-rsid="014d224f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FreeSans1" fo:font-size="12pt" fo:language="en" fo:country="GB" fo:font-weight="bold" officeooo:rsid="003fa78c" officeooo:paragraph-rsid="0143b879" style:font-size-asian="10.5pt" style:font-weight-asian="bold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FreeSans1" fo:font-size="12pt" fo:language="en" fo:country="GB" fo:font-weight="bold" officeooo:rsid="00213af4" officeooo:paragraph-rsid="00213af4" style:font-size-asian="10.5pt" style:font-weight-asian="bold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FreeSans1" fo:font-size="12pt" fo:language="en" fo:country="GB" fo:font-weight="bold" officeooo:rsid="0021dbff" officeooo:paragraph-rsid="0021dbff" style:font-size-asian="10.5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FreeSans1" fo:font-size="12pt" fo:language="en" fo:country="GB" fo:font-weight="bold" officeooo:rsid="003c79cc" officeooo:paragraph-rsid="003c79cc" style:font-size-asian="10.5pt" style:font-weight-asian="bold" style:font-size-complex="12pt" style:font-weight-complex="bold"/>
    </style:style>
    <style:style style:name="P33" style:family="paragraph" style:parent-style-name="Standard">
      <style:text-properties style:font-name="FreeSans1" fo:font-size="12pt" fo:language="en" fo:country="GB" fo:font-weight="bold" officeooo:rsid="00e4b5e1" officeooo:paragraph-rsid="00e4b5e1" style:font-size-asian="10.5pt" style:font-weight-asian="bold" style:font-size-complex="12pt" style:font-weight-complex="bold"/>
    </style:style>
    <style:style style:name="P34" style:family="paragraph" style:parent-style-name="Standard">
      <style:text-properties style:font-name="FreeSans1" fo:font-size="12pt" fo:language="en" fo:country="GB" fo:font-weight="bold" officeooo:rsid="00ef939d" officeooo:paragraph-rsid="00ef939d" style:font-size-asian="10.5pt" style:font-weight-asian="bold" style:font-size-complex="12pt" style:font-weight-complex="bold"/>
    </style:style>
    <style:style style:name="P35" style:family="paragraph" style:parent-style-name="Standard">
      <style:text-properties style:font-name="FreeSans1" fo:font-size="12pt" fo:language="en" fo:country="GB" fo:font-weight="bold" officeooo:rsid="00f22613" officeooo:paragraph-rsid="00f22613" style:font-size-asian="10.5pt" style:font-weight-asian="bold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FreeSans1" fo:font-size="12pt" fo:language="en" fo:country="GB" fo:font-weight="bold" officeooo:rsid="00f22613" officeooo:paragraph-rsid="00f22613" style:font-size-asian="10.5pt" style:font-weight-asian="bold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FreeSans1" fo:font-size="12pt" fo:language="en" fo:country="GB" fo:font-weight="bold" officeooo:rsid="00581681" officeooo:paragraph-rsid="00581681" style:font-size-asian="10.5pt" style:font-weight-asian="bold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FreeSans1" fo:font-size="12pt" fo:language="en" fo:country="GB" fo:font-weight="bold" officeooo:rsid="00ed05d4" officeooo:paragraph-rsid="00ed05d4" style:font-size-asian="10.5pt" style:font-weight-asian="bold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FreeSans1" fo:font-size="12pt" fo:language="en" fo:country="GB" fo:font-weight="bold" officeooo:rsid="00ed05d4" officeooo:paragraph-rsid="00ffa6ac" style:font-size-asian="10.5pt" style:font-weight-asian="bold" style:font-size-complex="12pt" style:font-weight-complex="bold"/>
    </style:style>
    <style:style style:name="P40" style:family="paragraph" style:parent-style-name="Standard">
      <style:text-properties style:font-name="FreeSans1" fo:font-size="12pt" fo:language="en" fo:country="GB" fo:font-weight="bold" officeooo:rsid="00f57883" officeooo:paragraph-rsid="00f57883" style:font-size-asian="10.5pt" style:font-weight-asian="bold" style:font-size-complex="12pt" style:font-weight-complex="bold"/>
    </style:style>
    <style:style style:name="P41" style:family="paragraph" style:parent-style-name="Standard">
      <style:text-properties style:font-name="FreeSans1" fo:font-size="12pt" fo:language="en" fo:country="GB" fo:font-weight="bold" officeooo:rsid="00f57883" officeooo:paragraph-rsid="00ffa6ac" style:font-size-asian="10.5pt" style:font-weight-asian="bold" style:font-size-complex="12pt" style:font-weight-complex="bold"/>
    </style:style>
    <style:style style:name="P42" style:family="paragraph" style:parent-style-name="Standard">
      <style:text-properties style:font-name="FreeSans1" fo:font-size="12pt" fo:language="en" fo:country="GB" fo:font-weight="bold" officeooo:rsid="0075be64" officeooo:paragraph-rsid="011980a8" style:font-size-asian="10.5pt" style:font-weight-asian="bold" style:font-size-complex="12pt" style:font-weight-complex="bold"/>
    </style:style>
    <style:style style:name="P43" style:family="paragraph" style:parent-style-name="Standard">
      <style:text-properties style:font-name="FreeSans1" fo:font-size="12pt" fo:language="en" fo:country="GB" fo:font-weight="bold" officeooo:rsid="00dfad94" officeooo:paragraph-rsid="011980a8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FreeSans1" fo:font-size="12pt" fo:language="en" fo:country="GB" fo:font-weight="normal" officeooo:rsid="00086eae" officeooo:paragraph-rsid="0143b879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FreeSans1" fo:font-size="12pt" fo:language="en" fo:country="GB" fo:font-weight="normal" officeooo:rsid="000e188f" officeooo:paragraph-rsid="0143b879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FreeSans1" fo:font-size="12pt" fo:language="en" fo:country="GB" fo:font-weight="normal" officeooo:rsid="000eb740" officeooo:paragraph-rsid="0143b879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FreeSans1" fo:font-size="12pt" fo:language="en" fo:country="GB" fo:font-weight="normal" officeooo:rsid="000f5b58" officeooo:paragraph-rsid="0143b879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FreeSans1" fo:font-size="12pt" fo:language="en" fo:country="GB" fo:font-weight="normal" officeooo:rsid="000ff617" officeooo:paragraph-rsid="0143b879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FreeSans1" fo:font-size="12pt" fo:language="en" fo:country="GB" fo:font-weight="normal" officeooo:rsid="001043b0" officeooo:paragraph-rsid="0143b879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font-name="FreeSans1" fo:font-size="12pt" fo:language="en" fo:country="GB" fo:font-weight="normal" officeooo:rsid="00570438" officeooo:paragraph-rsid="006dab50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font-name="FreeSans1" fo:font-size="12pt" fo:language="en" fo:country="GB" fo:font-weight="normal" officeooo:rsid="0057c288" officeooo:paragraph-rsid="0057c288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font-name="FreeSans1" fo:font-size="12pt" fo:language="en" fo:country="GB" fo:font-weight="normal" officeooo:rsid="0068f2ee" officeooo:paragraph-rsid="0074c05d" style:font-size-asian="10.5pt" style:font-weight-asian="normal" style:font-size-complex="12pt" style:font-weight-complex="normal"/>
    </style:style>
    <style:style style:name="P53" style:family="paragraph" style:parent-style-name="Standard">
      <style:text-properties style:font-name="FreeSans1" fo:font-size="12pt" fo:language="en" fo:country="GB" fo:font-weight="normal" officeooo:rsid="0068f2ee" officeooo:paragraph-rsid="00841dbd" style:font-size-asian="10.5pt" style:font-weight-asian="normal" style:font-size-complex="12pt" style:font-weight-complex="normal"/>
    </style:style>
    <style:style style:name="P54" style:family="paragraph" style:parent-style-name="Standard">
      <style:text-properties style:font-name="FreeSans1" fo:font-size="12pt" fo:language="en" fo:country="GB" fo:font-weight="normal" officeooo:rsid="0068f2ee" officeooo:paragraph-rsid="008d0f18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FreeSans1" fo:font-size="12pt" fo:language="en" fo:country="GB" fo:font-weight="normal" officeooo:rsid="00347762" officeooo:paragraph-rsid="0143b879" style:font-size-asian="10.5pt" style:font-weight-asian="normal" style:font-size-complex="12pt" style:font-weight-complex="normal"/>
    </style:style>
    <style:style style:name="P56" style:family="paragraph" style:parent-style-name="Standard">
      <style:text-properties style:font-name="FreeSans1" fo:font-size="12pt" fo:language="en" fo:country="GB" fo:font-weight="normal" officeooo:rsid="0056893f" officeooo:paragraph-rsid="0074c05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FreeSans1" fo:font-size="12pt" fo:language="en" fo:country="GB" fo:font-weight="normal" officeooo:rsid="0022e600" officeooo:paragraph-rsid="0143b879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FreeSans1" fo:font-size="12pt" fo:language="en" fo:country="GB" fo:font-weight="normal" officeooo:rsid="00874fb5" officeooo:paragraph-rsid="0143b879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FreeSans1" fo:font-size="12pt" fo:language="en" fo:country="GB" fo:font-weight="normal" officeooo:rsid="0021dbff" officeooo:paragraph-rsid="0143b879" style:font-size-asian="10.5pt" style:font-weight-asian="normal" style:font-size-complex="12pt" style:font-weight-complex="normal"/>
    </style:style>
    <style:style style:name="P60" style:family="paragraph" style:parent-style-name="Standard">
      <style:text-properties style:font-name="FreeSans1" fo:font-size="12pt" fo:language="en" fo:country="GB" fo:font-weight="normal" officeooo:rsid="0079a474" officeooo:paragraph-rsid="011980a8" style:font-size-asian="10.5pt" style:font-weight-asian="normal" style:font-size-complex="12pt" style:font-weight-complex="normal"/>
    </style:style>
    <style:style style:name="P61" style:family="paragraph" style:parent-style-name="Standard">
      <style:text-properties style:font-name="FreeSans1" fo:font-size="12pt" fo:language="en" fo:country="GB" fo:font-weight="normal" officeooo:rsid="007a7a00" officeooo:paragraph-rsid="011980a8" style:font-size-asian="10.5pt" style:font-weight-asian="normal" style:font-size-complex="12pt" style:font-weight-complex="normal"/>
    </style:style>
    <style:style style:name="P62" style:family="paragraph" style:parent-style-name="Standard">
      <style:text-properties style:font-name="FreeSans1" fo:font-size="12pt" fo:language="en" fo:country="GB" fo:font-weight="normal" officeooo:rsid="00dfad94" officeooo:paragraph-rsid="011980a8" style:font-size-asian="10.5pt" style:font-weight-asian="normal" style:font-size-complex="12pt" style:font-weight-complex="normal"/>
    </style:style>
    <style:style style:name="P63" style:family="paragraph" style:parent-style-name="Standard">
      <style:text-properties style:font-name="FreeSans1" fo:font-size="12pt" fo:language="en" fo:country="GB" fo:font-weight="normal" officeooo:rsid="00dfad94" officeooo:paragraph-rsid="0075be64" style:font-size-asian="10.5pt" style:font-weight-asian="normal" style:font-size-complex="12pt" style:font-weight-complex="normal"/>
    </style:style>
    <style:style style:name="P64" style:family="paragraph" style:parent-style-name="Standard">
      <style:text-properties style:font-name="FreeSans1" fo:font-size="12pt" fo:language="en" fo:country="GB" fo:font-weight="normal" officeooo:rsid="0149bef2" officeooo:paragraph-rsid="0149bef2" style:font-size-asian="10.5pt" style:font-weight-asian="normal" style:font-size-complex="12pt" style:font-weight-complex="normal"/>
    </style:style>
    <style:style style:name="P65" style:family="paragraph" style:parent-style-name="Standard">
      <style:text-properties style:font-name="FreeSans1" fo:font-size="12pt" fo:language="en" fo:country="GB" fo:font-weight="normal" officeooo:rsid="014acd7a" officeooo:paragraph-rsid="014acd7a" style:font-size-asian="10.5pt" style:font-weight-asian="normal" style:font-size-complex="12pt" style:font-weight-complex="normal"/>
    </style:style>
    <style:style style:name="P66" style:family="paragraph" style:parent-style-name="Standard">
      <style:text-properties style:font-name="FreeSans1" fo:font-size="12pt" fo:language="en" fo:country="GB" fo:font-weight="normal" officeooo:rsid="01532456" officeooo:paragraph-rsid="01532456" style:font-size-asian="10.5pt" style:font-weight-asian="normal" style:font-size-complex="12pt" style:font-weight-complex="normal"/>
    </style:style>
    <style:style style:name="P67" style:family="paragraph" style:parent-style-name="Standard">
      <style:text-properties style:font-name="FreeSans1" fo:font-size="12pt" fo:language="en" fo:country="GB" fo:font-weight="normal" officeooo:rsid="01532456" officeooo:paragraph-rsid="02661e24" style:font-size-asian="10.5pt" style:font-weight-asian="normal" style:font-size-complex="12pt" style:font-weight-complex="normal"/>
    </style:style>
    <style:style style:name="P68" style:family="paragraph" style:parent-style-name="Standard">
      <style:text-properties style:font-name="FreeSans1" fo:font-size="12pt" fo:language="en" fo:country="GB" fo:font-weight="normal" officeooo:rsid="0155f231" officeooo:paragraph-rsid="015ca015" style:font-size-asian="10.5pt" style:font-weight-asian="normal" style:font-size-complex="12pt" style:font-weight-complex="normal"/>
    </style:style>
    <style:style style:name="P69" style:family="paragraph" style:parent-style-name="Standard">
      <style:text-properties style:font-name="FreeSans1" fo:font-size="12pt" fo:language="en" fo:country="GB" fo:font-weight="normal" officeooo:rsid="01932303" officeooo:paragraph-rsid="01932303" style:font-size-asian="10.5pt" style:font-weight-asian="normal" style:font-size-complex="12pt" style:font-weight-complex="normal"/>
    </style:style>
    <style:style style:name="P70" style:family="paragraph" style:parent-style-name="Standard">
      <style:text-properties style:font-name="FreeSans1" fo:font-size="12pt" fo:language="en" fo:country="GB" fo:font-weight="normal" officeooo:rsid="019f95a3" officeooo:paragraph-rsid="019f95a3" style:font-size-asian="10.5pt" style:font-weight-asian="normal" style:font-size-complex="12pt" style:font-weight-complex="normal"/>
    </style:style>
    <style:style style:name="P71" style:family="paragraph" style:parent-style-name="Standard">
      <style:text-properties style:font-name="FreeSans1" fo:font-size="12pt" fo:language="en" fo:country="GB" fo:font-weight="normal" officeooo:rsid="021ee56c" officeooo:paragraph-rsid="021ee56c" style:font-size-asian="10.5pt" style:font-weight-asian="normal" style:font-size-complex="12pt" style:font-weight-complex="normal"/>
    </style:style>
    <style:style style:name="P72" style:family="paragraph" style:parent-style-name="Standard">
      <style:text-properties style:font-name="FreeSans1" fo:font-size="12pt" fo:language="en" fo:country="GB" fo:font-weight="normal" officeooo:rsid="0272c285" officeooo:paragraph-rsid="0272c285" style:font-size-asian="10.5pt" style:font-weight-asian="normal" style:font-size-complex="12pt" style:font-weight-complex="normal"/>
    </style:style>
    <style:style style:name="P73" style:family="paragraph" style:parent-style-name="Standard">
      <style:text-properties style:font-name="FreeSans1" fo:font-size="12pt" fo:language="en" fo:country="GB" fo:font-weight="normal" officeooo:rsid="027348b6" officeooo:paragraph-rsid="027348b6" style:font-size-asian="10.5pt" style:font-weight-asian="normal" style:font-size-complex="12pt" style:font-weight-complex="normal"/>
    </style:style>
    <style:style style:name="P74" style:family="paragraph" style:parent-style-name="Standard">
      <style:text-properties style:font-name="FreeSans1" fo:font-size="12pt" fo:language="en" fo:country="GB" fo:font-weight="normal" officeooo:rsid="0273e526" officeooo:paragraph-rsid="0273e526" style:font-size-asian="10.5pt" style:font-weight-asian="normal" style:font-size-complex="12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style:font-name="FreeSans1" fo:font-size="12pt" fo:language="en" fo:country="GB" officeooo:paragraph-rsid="0004cf7b" style:font-size-asian="12pt" style:language-asian="zxx" style:country-asian="none" style:font-size-complex="12pt" style:language-complex="zxx" style:country-complex="none"/>
    </style:style>
    <style:style style:name="P76" style:family="paragraph" style:parent-style-name="Table_20_Contents">
      <style:paragraph-properties fo:text-align="center" style:justify-single-word="false"/>
      <style:text-properties style:font-name="FreeSans1" fo:font-size="12pt" fo:language="en" fo:country="GB" style:font-size-asian="10.5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style:font-name="FreeSans1" fo:font-size="12pt" fo:language="en" fo:country="GB" officeooo:paragraph-rsid="00ffa6ac" style:font-size-asian="10.5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style:font-name="FreeSans1" fo:font-size="12pt" fo:language="en" fo:country="GB" officeooo:rsid="00213af4" officeooo:paragraph-rsid="00213af4" style:font-size-asian="10.5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style:font-name="FreeSans1" fo:font-size="12pt" fo:language="en" fo:country="GB" officeooo:rsid="003c79cc" officeooo:paragraph-rsid="003c79cc" style:font-size-asian="10.5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style:font-name="FreeSans1" fo:font-size="12pt" fo:language="en" fo:country="GB" officeooo:rsid="00ed05d4" officeooo:paragraph-rsid="00ed05d4" style:font-size-asian="10.5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style:font-name="FreeSans1" fo:font-size="12pt" fo:language="en" fo:country="GB" officeooo:rsid="00ed05d4" officeooo:paragraph-rsid="00ffa6ac" style:font-size-asian="10.5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style:font-name="FreeSans1" fo:font-size="12pt" fo:language="en" fo:country="GB" officeooo:rsid="00f22613" officeooo:paragraph-rsid="00f22613" style:font-size-asian="10.5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style:font-name="FreeSans1" fo:font-size="12pt" fo:language="en" fo:country="GB" officeooo:rsid="00f57883" officeooo:paragraph-rsid="00ffa6ac" style:font-size-asian="10.5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font-name="FreeSans1" fo:font-size="12pt" fo:language="en" fo:country="GB" officeooo:rsid="00f635d0" officeooo:paragraph-rsid="00ffa6ac" style:font-size-asian="10.5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font-name="FreeSans1" fo:font-size="12pt" fo:language="en" fo:country="GB" officeooo:rsid="0021dbff" officeooo:paragraph-rsid="0021dbff" style:font-size-asian="10.5pt" style:language-asian="zxx" style:country-asian="none" style:font-size-complex="12pt" style:language-complex="zxx" style:country-complex="none"/>
    </style:style>
    <style:style style:name="P86" style:family="paragraph" style:parent-style-name="Table_20_Contents">
      <style:paragraph-properties fo:text-align="center" style:justify-single-word="false"/>
      <style:text-properties style:font-name="FreeSans1" fo:font-size="12pt" fo:language="en" fo:country="GB" officeooo:rsid="0022e600" officeooo:paragraph-rsid="0022e600" style:font-size-asian="10.5pt" style:language-asian="zxx" style:country-asian="none" style:font-size-complex="12pt" style:language-complex="zxx" style:country-complex="none"/>
    </style:style>
    <style:style style:name="P87" style:family="paragraph" style:parent-style-name="Table_20_Contents">
      <style:paragraph-properties fo:text-align="center" style:justify-single-word="false"/>
      <style:text-properties style:font-name="FreeSans1" fo:font-size="12pt" fo:language="en" fo:country="GB" officeooo:rsid="00248a00" officeooo:paragraph-rsid="00248a00" style:font-size-asian="10.5pt" style:language-asian="zxx" style:country-asian="none" style:font-size-complex="12pt" style:language-complex="zxx" style:country-complex="none"/>
    </style:style>
    <style:style style:name="P88" style:family="paragraph" style:parent-style-name="Table_20_Contents">
      <style:paragraph-properties fo:text-align="center" style:justify-single-word="false"/>
      <style:text-properties style:font-name="FreeSans1" fo:font-size="12pt" fo:language="en" fo:country="GB" officeooo:rsid="002c1d1c" officeooo:paragraph-rsid="00248a00" style:font-size-asian="10.5pt" style:language-asian="zxx" style:country-asian="none" style:font-size-complex="12pt" style:language-complex="zxx" style:country-complex="none"/>
    </style:style>
    <style:style style:name="P89" style:family="paragraph" style:parent-style-name="Table_20_Contents">
      <style:paragraph-properties fo:text-align="center" style:justify-single-word="false"/>
      <style:text-properties style:font-name="FreeSans1" fo:font-size="12pt" fo:language="en" fo:country="GB" officeooo:rsid="002c1d1c" officeooo:paragraph-rsid="002c1d1c" style:font-size-asian="10.5pt" style:language-asian="zxx" style:country-asian="none" style:font-size-complex="12pt" style:language-complex="zxx" style:country-complex="none"/>
    </style:style>
    <style:style style:name="P90" style:family="paragraph" style:parent-style-name="Table_20_Contents">
      <style:paragraph-properties fo:text-align="center" style:justify-single-word="false"/>
      <style:text-properties style:font-name="FreeSans1" fo:font-size="12pt" fo:language="en" fo:country="GB" officeooo:rsid="002cdcfd" officeooo:paragraph-rsid="002cdcfd" style:font-size-asian="10.5pt" style:language-asian="zxx" style:country-asian="none" style:font-size-complex="12pt" style:language-complex="zxx" style:country-complex="none"/>
    </style:style>
    <style:style style:name="P91" style:family="paragraph" style:parent-style-name="Table_20_Contents">
      <style:paragraph-properties fo:text-align="center" style:justify-single-word="false"/>
      <style:text-properties style:font-name="FreeSans1" fo:font-size="12pt" fo:language="en" fo:country="GB" officeooo:rsid="002da665" officeooo:paragraph-rsid="002da665" style:font-size-asian="10.5pt" style:language-asian="zxx" style:country-asian="none" style:font-size-complex="12pt" style:language-complex="zxx" style:country-complex="none"/>
    </style:style>
    <style:style style:name="P92" style:family="paragraph" style:parent-style-name="Table_20_Contents">
      <style:paragraph-properties fo:text-align="center" style:justify-single-word="false"/>
      <style:text-properties style:font-name="FreeSans1" fo:font-size="12pt" fo:language="en" fo:country="GB" officeooo:rsid="0042e4c8" officeooo:paragraph-rsid="0042e4c8" style:font-size-asian="10.5pt" style:language-asian="zxx" style:country-asian="none" style:font-size-complex="12pt" style:language-complex="zxx" style:country-complex="none"/>
    </style:style>
    <style:style style:name="P93" style:family="paragraph" style:parent-style-name="Table_20_Contents">
      <style:paragraph-properties fo:text-align="center" style:justify-single-word="false"/>
      <style:text-properties style:font-name="FreeSans1" fo:font-size="12pt" fo:language="en" fo:country="GB" officeooo:rsid="00457f11" officeooo:paragraph-rsid="00457f11" style:font-size-asian="10.5pt" style:language-asian="zxx" style:country-asian="none" style:font-size-complex="12pt" style:language-complex="zxx" style:country-complex="none"/>
    </style:style>
    <style:style style:name="P94" style:family="paragraph" style:parent-style-name="Table_20_Contents">
      <style:paragraph-properties fo:text-align="center" style:justify-single-word="false"/>
      <style:text-properties style:font-name="FreeSans1" fo:font-size="12pt" fo:language="en" fo:country="GB" officeooo:rsid="003bfa35" officeooo:paragraph-rsid="003bfa35" style:font-size-asian="10.5pt" style:language-asian="zxx" style:country-asian="none" style:font-size-complex="12pt" style:language-complex="zxx" style:country-complex="none"/>
    </style:style>
    <style:style style:name="P95" style:family="paragraph" style:parent-style-name="Table_20_Contents">
      <style:paragraph-properties fo:text-align="center" style:justify-single-word="false"/>
      <style:text-properties style:font-name="FreeSans1" fo:font-size="12pt" fo:language="en" fo:country="GB" style:font-size-asian="10.5pt" style:language-asian="zxx" style:country-asian="none" style:font-size-complex="12pt" style:language-complex="zxx" style:country-complex="none"/>
    </style:style>
    <style:style style:name="P96" style:family="paragraph" style:parent-style-name="Table_20_Contents">
      <style:paragraph-properties fo:text-align="center" style:justify-single-word="false"/>
      <style:text-properties style:font-name="FreeSans1" fo:font-size="12pt" fo:language="en" fo:country="GB" officeooo:rsid="007404a1" officeooo:paragraph-rsid="007404a1" style:font-size-asian="10.5pt" style:language-asian="zxx" style:country-asian="none" style:font-size-complex="12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FreeSans1" fo:font-size="12pt" fo:language="en" fo:country="GB" officeooo:rsid="0038dbb5" officeooo:paragraph-rsid="0038dbb5" style:font-size-asian="10.5pt" style:language-asian="zxx" style:country-asian="none" style:font-size-complex="12pt" style:language-complex="zxx" style:country-complex="none"/>
    </style:style>
    <style:style style:name="P98" style:family="paragraph" style:parent-style-name="Table_20_Contents">
      <style:paragraph-properties fo:text-align="center" style:justify-single-word="false"/>
      <style:text-properties style:font-name="FreeSans1" fo:font-size="12pt" fo:language="en" fo:country="GB" officeooo:rsid="0038dbb5" officeooo:paragraph-rsid="004a3963" style:font-size-asian="10.5pt" style:language-asian="zxx" style:country-asian="none" style:font-size-complex="12pt" style:language-complex="zxx" style:country-complex="none"/>
    </style:style>
    <style:style style:name="P99" style:family="paragraph" style:parent-style-name="Table_20_Contents">
      <style:paragraph-properties fo:text-align="center" style:justify-single-word="false"/>
      <style:text-properties style:font-name="FreeSans1" fo:font-size="12pt" fo:language="en" fo:country="GB" officeooo:rsid="003ca94f" officeooo:paragraph-rsid="003ca94f" style:font-size-asian="10.5pt" style:language-asian="zxx" style:country-asian="none" style:font-size-complex="12pt" style:language-complex="zxx" style:country-complex="none"/>
    </style:style>
    <style:style style:name="P100" style:family="paragraph" style:parent-style-name="Table_20_Contents">
      <style:paragraph-properties fo:text-align="center" style:justify-single-word="false"/>
      <style:text-properties style:font-name="FreeSans1" fo:font-size="12pt" fo:language="en" fo:country="GB" officeooo:rsid="003e2ba3" officeooo:paragraph-rsid="003e2ba3" style:font-size-asian="10.5pt" style:language-asian="zxx" style:country-asian="none" style:font-size-complex="12pt" style:language-complex="zxx" style:country-complex="none"/>
    </style:style>
    <style:style style:name="P101" style:family="paragraph" style:parent-style-name="Table_20_Contents">
      <style:paragraph-properties fo:text-align="center" style:justify-single-word="false"/>
      <style:text-properties style:font-name="FreeSans1" fo:font-size="12pt" fo:language="en" fo:country="GB" officeooo:rsid="00de5a82" officeooo:paragraph-rsid="00de5a82" style:font-size-asian="10.5pt" style:language-asian="zxx" style:country-asian="none" style:font-size-complex="12pt" style:language-complex="zxx" style:country-complex="none"/>
    </style:style>
    <style:style style:name="P102" style:family="paragraph" style:parent-style-name="Standard">
      <style:text-properties style:font-name="FreeSans1" fo:language="en" fo:country="GB" officeooo:paragraph-rsid="00024f00"/>
    </style:style>
    <style:style style:name="P103" style:family="paragraph" style:parent-style-name="Standard">
      <style:text-properties style:font-name="FreeSans1" fo:language="en" fo:country="GB" officeooo:rsid="0012a1e9" officeooo:paragraph-rsid="00143360"/>
    </style:style>
    <style:style style:name="P104" style:family="paragraph" style:parent-style-name="Standard">
      <style:text-properties style:font-name="FreeSans1" fo:language="en" fo:country="GB" officeooo:rsid="00143360" officeooo:paragraph-rsid="00143360"/>
    </style:style>
    <style:style style:name="P105" style:family="paragraph" style:parent-style-name="Standard">
      <style:paragraph-properties fo:text-align="center" style:justify-single-word="false"/>
      <style:text-properties style:font-name="FreeSans1" fo:language="en" fo:country="GB" officeooo:rsid="00de5a82" officeooo:paragraph-rsid="00de5a82"/>
    </style:style>
    <style:style style:name="P106" style:family="paragraph" style:parent-style-name="Table_20_Contents">
      <style:text-properties style:font-name="FreeSans1" fo:font-size="10pt" officeooo:rsid="0130fd29" officeooo:paragraph-rsid="01364fd6" style:font-size-asian="10pt" style:font-size-complex="10pt"/>
    </style:style>
    <style:style style:name="P107" style:family="paragraph" style:parent-style-name="Table_20_Contents">
      <style:text-properties style:font-name="FreeSans1" fo:font-size="10pt" officeooo:rsid="0131660d" officeooo:paragraph-rsid="0131660d" style:font-size-asian="10pt" style:font-size-complex="10pt"/>
    </style:style>
    <style:style style:name="P108" style:family="paragraph" style:parent-style-name="Table_20_Contents">
      <style:text-properties style:font-name="FreeSans1" fo:font-size="10pt" officeooo:rsid="0131660d" officeooo:paragraph-rsid="01364fd6" style:font-size-asian="10pt" style:font-size-complex="10pt"/>
    </style:style>
    <style:style style:name="P109" style:family="paragraph" style:parent-style-name="Table_20_Contents">
      <style:text-properties style:font-name="FreeSans1" fo:font-size="10pt" officeooo:rsid="0131b859" officeooo:paragraph-rsid="0131b859" style:font-size-asian="10pt" style:font-size-complex="10pt"/>
    </style:style>
    <style:style style:name="P110" style:family="paragraph" style:parent-style-name="Table_20_Contents">
      <style:text-properties style:font-name="FreeSans1" fo:font-size="10pt" officeooo:rsid="0134ba85" officeooo:paragraph-rsid="0134ba85" style:font-size-asian="10pt" style:font-size-complex="10pt"/>
    </style:style>
    <style:style style:name="P111" style:family="paragraph" style:parent-style-name="Table_20_Contents">
      <style:text-properties style:font-name="FreeSans1" fo:font-size="10pt" officeooo:rsid="0134ba85" officeooo:paragraph-rsid="01383a0d" style:font-size-asian="10pt" style:font-size-complex="10pt"/>
    </style:style>
    <style:style style:name="P112" style:family="paragraph" style:parent-style-name="Table_20_Contents">
      <style:text-properties style:font-name="FreeSans1" fo:font-size="10pt" officeooo:rsid="01383a0d" officeooo:paragraph-rsid="01383a0d" style:font-size-asian="10pt" style:font-size-complex="10pt"/>
    </style:style>
    <style:style style:name="P113" style:family="paragraph" style:parent-style-name="Table_20_Contents">
      <style:text-properties style:font-name="FreeSans1" fo:font-size="10pt" officeooo:rsid="01383a0d" officeooo:paragraph-rsid="01398528" style:font-size-asian="10pt" style:font-size-complex="10pt"/>
    </style:style>
    <style:style style:name="P114" style:family="paragraph" style:parent-style-name="Table_20_Contents">
      <style:text-properties style:font-name="FreeSans1" fo:font-size="10pt" officeooo:rsid="01398528" officeooo:paragraph-rsid="01398528" style:font-size-asian="10pt" style:font-size-complex="10pt"/>
    </style:style>
    <style:style style:name="P115" style:family="paragraph" style:parent-style-name="Table_20_Contents">
      <style:text-properties style:font-name="FreeSans1" fo:font-size="10pt" fo:font-weight="normal" officeooo:rsid="013d1b98" officeooo:paragraph-rsid="013d1b98" style:font-size-asian="10pt" style:font-weight-asian="normal" style:font-size-complex="10pt" style:font-weight-complex="normal"/>
    </style:style>
    <style:style style:name="P116" style:family="paragraph" style:parent-style-name="Table_20_Contents">
      <style:text-properties style:font-name="FreeSans1" fo:font-size="10pt" fo:font-weight="bold" officeooo:rsid="013b5d8b" officeooo:paragraph-rsid="013b5d8b" style:font-size-asian="10pt" style:font-weight-asian="bold" style:font-size-complex="10pt" style:font-weight-complex="bold"/>
    </style:style>
    <style:style style:name="P117" style:family="paragraph" style:parent-style-name="Standard">
      <style:text-properties style:font-name="FreeSans1" fo:font-size="10pt" fo:language="en" fo:country="GB" fo:font-weight="normal" officeooo:rsid="00a66021" officeooo:paragraph-rsid="00a66021" style:font-size-asian="10pt" style:font-weight-asian="normal" style:font-size-complex="10pt" style:font-weight-complex="normal"/>
    </style:style>
    <style:style style:name="P118" style:family="paragraph" style:parent-style-name="Standard">
      <style:text-properties style:font-name="FreeSans1" fo:font-size="11pt" fo:language="en" fo:country="GB" fo:font-weight="normal" officeooo:rsid="0099ea19" officeooo:paragraph-rsid="0099ea19" style:font-size-asian="11pt" style:font-weight-asian="normal" style:font-size-complex="11pt" style:font-weight-complex="normal"/>
    </style:style>
    <style:style style:name="P119" style:family="paragraph" style:parent-style-name="Standard">
      <style:text-properties style:font-name="FreeSans1" fo:font-size="11pt" fo:language="en" fo:country="GB" fo:font-weight="normal" officeooo:rsid="00a2bc03" officeooo:paragraph-rsid="00b57890" style:font-size-asian="11pt" style:font-weight-asian="normal" style:font-size-complex="11pt" style:font-weight-complex="normal"/>
    </style:style>
    <style:style style:name="P120" style:family="paragraph" style:parent-style-name="Standard">
      <style:text-properties style:font-name="FreeSans1" fo:font-size="11pt" fo:language="en" fo:country="GB" fo:font-weight="normal" officeooo:rsid="008f65ec" officeooo:paragraph-rsid="008f65ec" style:font-size-asian="11pt" style:font-weight-asian="normal" style:font-size-complex="11pt" style:font-weight-complex="normal"/>
    </style:style>
    <style:style style:name="P121" style:family="paragraph" style:parent-style-name="Standard">
      <style:text-properties style:font-name="FreeSans1" fo:font-size="11pt" fo:language="en" fo:country="GB" fo:font-weight="normal" officeooo:rsid="00a018bf" officeooo:paragraph-rsid="00a018bf" style:font-size-asian="11pt" style:font-weight-asian="normal" style:font-size-complex="11pt" style:font-weight-complex="normal"/>
    </style:style>
    <style:style style:name="P122" style:family="paragraph" style:parent-style-name="Standard">
      <style:text-properties style:font-name="FreeSans1" fo:font-size="11pt" fo:language="en" fo:country="GB" fo:font-weight="normal" officeooo:rsid="00966474" officeooo:paragraph-rsid="00966474" style:font-size-asian="11pt" style:font-weight-asian="normal" style:font-size-complex="11pt" style:font-weight-complex="normal"/>
    </style:style>
    <style:style style:name="P123" style:family="paragraph" style:parent-style-name="Standard">
      <style:text-properties style:font-name="FreeSans1" fo:font-size="11pt" fo:language="en" fo:country="GB" fo:font-weight="normal" officeooo:rsid="00ae4ecf" officeooo:paragraph-rsid="00ae4ecf" style:font-size-asian="11pt" style:font-weight-asian="normal" style:font-size-complex="11pt" style:font-weight-complex="normal"/>
    </style:style>
    <style:style style:name="P124" style:family="paragraph" style:parent-style-name="Standard">
      <style:text-properties style:font-name="FreeSans1" fo:font-size="11pt" fo:language="en" fo:country="GB" fo:font-weight="normal" officeooo:rsid="00ae4ecf" officeooo:paragraph-rsid="01bd277e" style:font-size-asian="11pt" style:font-weight-asian="normal" style:font-size-complex="11pt" style:font-weight-complex="normal"/>
    </style:style>
    <style:style style:name="P125" style:family="paragraph" style:parent-style-name="Standard">
      <style:text-properties style:font-name="FreeSans1" fo:font-size="11pt" fo:language="en" fo:country="GB" fo:font-weight="normal" officeooo:rsid="00b39671" officeooo:paragraph-rsid="00b39671" style:font-size-asian="11pt" style:font-weight-asian="normal" style:font-size-complex="11pt" style:font-weight-complex="normal"/>
    </style:style>
    <style:style style:name="P126" style:family="paragraph" style:parent-style-name="Standard">
      <style:text-properties style:font-name="FreeSans1" fo:font-size="11pt" fo:language="en" fo:country="GB" fo:font-weight="normal" officeooo:rsid="00b4250c" officeooo:paragraph-rsid="00b4250c" style:font-size-asian="11pt" style:font-weight-asian="normal" style:font-size-complex="11pt" style:font-weight-complex="normal"/>
    </style:style>
    <style:style style:name="P127" style:family="paragraph" style:parent-style-name="Standard">
      <style:text-properties style:font-name="FreeSans1" fo:font-size="11pt" fo:language="en" fo:country="GB" fo:font-weight="normal" officeooo:rsid="00bba633" officeooo:paragraph-rsid="00bba633" style:font-size-asian="11pt" style:font-weight-asian="normal" style:font-size-complex="11pt" style:font-weight-complex="normal"/>
    </style:style>
    <style:style style:name="P128" style:family="paragraph" style:parent-style-name="Standard">
      <style:text-properties style:font-name="FreeSans1" fo:font-size="11pt" fo:language="en" fo:country="GB" fo:font-weight="normal" officeooo:rsid="00be35cc" officeooo:paragraph-rsid="00be35cc" style:font-size-asian="11pt" style:font-weight-asian="normal" style:font-size-complex="11pt" style:font-weight-complex="normal"/>
    </style:style>
    <style:style style:name="P129" style:family="paragraph" style:parent-style-name="Standard">
      <style:text-properties style:font-name="FreeSans1" fo:font-size="11pt" fo:language="en" fo:country="GB" fo:font-weight="normal" officeooo:rsid="00c48c08" officeooo:paragraph-rsid="00c48c08" style:font-size-asian="11pt" style:font-weight-asian="normal" style:font-size-complex="11pt" style:font-weight-complex="normal"/>
    </style:style>
    <style:style style:name="P130" style:family="paragraph" style:parent-style-name="Standard">
      <style:text-properties style:font-name="FreeSans1" fo:font-size="11pt" fo:language="en" fo:country="GB" fo:font-weight="normal" officeooo:rsid="00c77ddc" officeooo:paragraph-rsid="00c77ddc" style:font-size-asian="11pt" style:font-weight-asian="normal" style:font-size-complex="11pt" style:font-weight-complex="normal"/>
    </style:style>
    <style:style style:name="P131" style:family="paragraph" style:parent-style-name="Standard">
      <style:text-properties style:font-name="FreeSans1" fo:font-size="11pt" fo:language="en" fo:country="GB" fo:font-weight="normal" officeooo:rsid="00ca0a06" officeooo:paragraph-rsid="00ca0a06" style:font-size-asian="11pt" style:font-weight-asian="normal" style:font-size-complex="11pt" style:font-weight-complex="normal"/>
    </style:style>
    <style:style style:name="P132" style:family="paragraph" style:parent-style-name="Standard">
      <style:text-properties style:font-name="FreeSans1" fo:font-size="11pt" fo:language="en" fo:country="GB" fo:font-weight="normal" officeooo:rsid="00ca985c" officeooo:paragraph-rsid="00ca985c" style:font-size-asian="11pt" style:font-weight-asian="normal" style:font-size-complex="11pt" style:font-weight-complex="normal"/>
    </style:style>
    <style:style style:name="P133" style:family="paragraph" style:parent-style-name="Standard">
      <style:text-properties style:font-name="FreeSans1" fo:font-size="11pt" fo:language="en" fo:country="GB" fo:font-weight="normal" officeooo:rsid="00cca6cc" officeooo:paragraph-rsid="00cca6cc" style:font-size-asian="11pt" style:font-weight-asian="normal" style:font-size-complex="11pt" style:font-weight-complex="normal"/>
    </style:style>
    <style:style style:name="P134" style:family="paragraph" style:parent-style-name="Standard">
      <style:text-properties style:font-name="FreeSans1" fo:font-size="11pt" fo:language="en" fo:country="GB" fo:font-weight="normal" officeooo:rsid="00ce513b" officeooo:paragraph-rsid="00cfcb84" style:font-size-asian="11pt" style:font-weight-asian="normal" style:font-size-complex="11pt" style:font-weight-complex="normal"/>
    </style:style>
    <style:style style:name="P135" style:family="paragraph" style:parent-style-name="Standard">
      <style:text-properties style:font-name="FreeSans1" fo:font-size="11pt" fo:language="en" fo:country="GB" fo:font-weight="normal" officeooo:rsid="00d0c91f" officeooo:paragraph-rsid="00d0c91f" style:font-size-asian="11pt" style:font-weight-asian="normal" style:font-size-complex="11pt" style:font-weight-complex="normal"/>
    </style:style>
    <style:style style:name="P136" style:family="paragraph" style:parent-style-name="Standard">
      <style:text-properties style:font-name="FreeSans1" fo:font-size="11pt" fo:language="en" fo:country="GB" fo:font-weight="normal" officeooo:rsid="00d11f96" officeooo:paragraph-rsid="00d11f96" style:font-size-asian="11pt" style:font-weight-asian="normal" style:font-size-complex="11pt" style:font-weight-complex="normal"/>
    </style:style>
    <style:style style:name="P137" style:family="paragraph" style:parent-style-name="Standard">
      <style:text-properties style:font-name="FreeSans1" fo:font-size="11pt" fo:language="en" fo:country="GB" fo:font-weight="normal" officeooo:rsid="00d2e8c4" officeooo:paragraph-rsid="00d2e8c4" style:font-size-asian="11pt" style:font-weight-asian="normal" style:font-size-complex="11pt" style:font-weight-complex="normal"/>
    </style:style>
    <style:style style:name="P138" style:family="paragraph" style:parent-style-name="Standard">
      <style:text-properties style:font-name="FreeSans1" fo:font-size="11pt" fo:language="en" fo:country="GB" fo:font-weight="normal" officeooo:rsid="00d4d542" officeooo:paragraph-rsid="00d4d542" style:font-size-asian="11pt" style:font-weight-asian="normal" style:font-size-complex="11pt" style:font-weight-complex="normal"/>
    </style:style>
    <style:style style:name="P139" style:family="paragraph" style:parent-style-name="Standard">
      <style:text-properties style:font-name="FreeSans1" fo:font-size="11pt" fo:language="en" fo:country="GB" fo:font-weight="normal" officeooo:rsid="00d6b8a5" officeooo:paragraph-rsid="00d6b8a5" style:font-size-asian="11pt" style:font-weight-asian="normal" style:font-size-complex="11pt" style:font-weight-complex="normal"/>
    </style:style>
    <style:style style:name="P140" style:family="paragraph" style:parent-style-name="Standard">
      <style:text-properties style:font-name="FreeSans1" fo:font-size="11pt" fo:language="en" fo:country="GB" fo:font-weight="normal" officeooo:rsid="00d92c57" officeooo:paragraph-rsid="00d92c57" style:font-size-asian="11pt" style:font-weight-asian="normal" style:font-size-complex="11pt" style:font-weight-complex="normal"/>
    </style:style>
    <style:style style:name="P141" style:family="paragraph" style:parent-style-name="Standard">
      <style:text-properties style:font-name="FreeSans1" fo:font-size="11pt" fo:language="en" fo:country="GB" fo:font-weight="normal" officeooo:rsid="00dc9630" officeooo:paragraph-rsid="00dc9630" style:font-size-asian="11pt" style:font-weight-asian="normal" style:font-size-complex="11pt" style:font-weight-complex="normal"/>
    </style:style>
    <style:style style:name="P142" style:family="paragraph" style:parent-style-name="Standard">
      <style:text-properties style:font-name="FreeSans1" fo:font-size="11pt" fo:language="en" fo:country="GB" fo:font-weight="normal" officeooo:rsid="00ffa6ac" officeooo:paragraph-rsid="00ffa6ac" style:font-size-asian="11pt" style:font-weight-asian="normal" style:font-size-complex="11pt" style:font-weight-complex="normal"/>
    </style:style>
    <style:style style:name="P143" style:family="paragraph" style:parent-style-name="Standard">
      <style:text-properties style:font-name="FreeSans1" fo:font-size="11pt" fo:language="en" fo:country="GB" fo:font-weight="normal" officeooo:rsid="00ffa6ac" officeooo:paragraph-rsid="0120bf15" style:font-size-asian="11pt" style:font-weight-asian="normal" style:font-size-complex="11pt" style:font-weight-complex="normal"/>
    </style:style>
    <style:style style:name="P144" style:family="paragraph" style:parent-style-name="Standard">
      <style:text-properties style:font-name="FreeSans1" fo:font-size="11pt" fo:language="en" fo:country="GB" fo:font-weight="normal" officeooo:rsid="00b07d77" officeooo:paragraph-rsid="0125ffd1" style:font-size-asian="11pt" style:font-weight-asian="normal" style:font-size-complex="11pt" style:font-weight-complex="normal"/>
    </style:style>
    <style:style style:name="P145" style:family="paragraph" style:parent-style-name="Standard">
      <style:text-properties style:font-name="FreeSans1" fo:font-size="11pt" fo:language="en" fo:country="GB" fo:font-weight="normal" officeooo:rsid="0125ffd1" officeooo:paragraph-rsid="0125ffd1" style:font-size-asian="11pt" style:font-weight-asian="normal" style:font-size-complex="11pt" style:font-weight-complex="normal"/>
    </style:style>
    <style:style style:name="P146" style:family="paragraph" style:parent-style-name="Standard">
      <style:text-properties style:font-name="FreeSans1" fo:font-size="11pt" fo:language="en" fo:country="GB" fo:font-weight="normal" officeooo:rsid="00c8be5f" officeooo:paragraph-rsid="00c8be5f" style:font-size-asian="11pt" style:font-weight-asian="normal" style:font-size-complex="11pt" style:font-weight-complex="normal"/>
    </style:style>
    <style:style style:name="P147" style:family="paragraph" style:parent-style-name="Standard">
      <style:text-properties style:font-name="FreeSans1" fo:font-size="11pt" fo:language="en" fo:country="GB" fo:font-weight="normal" officeooo:rsid="0094c079" officeooo:paragraph-rsid="014dbac8" style:font-size-asian="11pt" style:font-weight-asian="normal" style:font-size-complex="11pt" style:font-weight-complex="normal"/>
    </style:style>
    <style:style style:name="P148" style:family="paragraph" style:parent-style-name="Standard">
      <style:text-properties style:font-name="FreeSans1" fo:font-size="11pt" fo:language="en" fo:country="GB" fo:font-weight="normal" officeooo:rsid="0094c079" officeooo:paragraph-rsid="01a8f1d1" style:font-size-asian="11pt" style:font-weight-asian="normal" style:font-size-complex="11pt" style:font-weight-complex="normal"/>
    </style:style>
    <style:style style:name="P149" style:family="paragraph" style:parent-style-name="Standard">
      <style:text-properties style:font-name="FreeSans1" fo:font-size="11pt" fo:language="en" fo:country="GB" fo:font-weight="normal" officeooo:rsid="014ed850" officeooo:paragraph-rsid="014ed850" style:font-size-asian="11pt" style:font-weight-asian="normal" style:font-size-complex="11pt" style:font-weight-complex="normal"/>
    </style:style>
    <style:style style:name="P150" style:family="paragraph" style:parent-style-name="Standard">
      <style:text-properties style:font-name="FreeSans1" fo:font-size="11pt" fo:language="en" fo:country="GB" fo:font-weight="normal" officeooo:rsid="014ed850" officeooo:paragraph-rsid="0242ce59" style:font-size-asian="11pt" style:font-weight-asian="normal" style:font-size-complex="11pt" style:font-weight-complex="normal"/>
    </style:style>
    <style:style style:name="P151" style:family="paragraph" style:parent-style-name="Standard">
      <style:text-properties style:font-name="FreeSans1" fo:font-size="11pt" fo:language="en" fo:country="GB" fo:font-weight="normal" officeooo:rsid="00b73011" officeooo:paragraph-rsid="00b73011" style:font-size-asian="11pt" style:font-weight-asian="normal" style:font-size-complex="11pt" style:font-weight-complex="normal"/>
    </style:style>
    <style:style style:name="P152" style:family="paragraph" style:parent-style-name="Standard">
      <style:text-properties style:font-name="FreeSans1" fo:font-size="11pt" fo:language="en" fo:country="GB" fo:font-weight="normal" officeooo:rsid="01420a8a" officeooo:paragraph-rsid="014ed850" style:font-size-asian="11pt" style:font-weight-asian="normal" style:font-size-complex="11pt" style:font-weight-complex="normal"/>
    </style:style>
    <style:style style:name="P153" style:family="paragraph" style:parent-style-name="Standard">
      <style:text-properties style:font-name="FreeSans1" fo:font-size="11pt" fo:language="en" fo:country="GB" fo:font-weight="normal" officeooo:rsid="01514d01" officeooo:paragraph-rsid="01514d01" style:font-size-asian="11pt" style:font-weight-asian="normal" style:font-size-complex="11pt" style:font-weight-complex="normal"/>
    </style:style>
    <style:style style:name="P154" style:family="paragraph" style:parent-style-name="Standard">
      <style:text-properties style:font-name="FreeSans1" fo:font-size="11pt" fo:language="en" fo:country="GB" fo:font-weight="normal" officeooo:rsid="01542cd5" officeooo:paragraph-rsid="01542cd5" style:font-size-asian="11pt" style:font-weight-asian="normal" style:font-size-complex="11pt" style:font-weight-complex="normal"/>
    </style:style>
    <style:style style:name="P155" style:family="paragraph" style:parent-style-name="Standard">
      <style:text-properties style:font-name="FreeSans1" fo:font-size="11pt" fo:language="en" fo:country="GB" fo:font-weight="normal" officeooo:rsid="0155f231" officeooo:paragraph-rsid="0155f231" style:font-size-asian="11pt" style:font-weight-asian="normal" style:font-size-complex="11pt" style:font-weight-complex="normal"/>
    </style:style>
    <style:style style:name="P156" style:family="paragraph" style:parent-style-name="Standard">
      <style:text-properties style:font-name="FreeSans1" fo:font-size="11pt" fo:language="en" fo:country="GB" fo:font-weight="normal" officeooo:rsid="0155f231" officeooo:paragraph-rsid="0164964e" style:font-size-asian="11pt" style:font-weight-asian="normal" style:font-size-complex="11pt" style:font-weight-complex="normal"/>
    </style:style>
    <style:style style:name="P157" style:family="paragraph" style:parent-style-name="Standard">
      <style:text-properties style:font-name="FreeSans1" fo:font-size="11pt" fo:language="en" fo:country="GB" fo:font-weight="normal" officeooo:rsid="0157abb9" officeooo:paragraph-rsid="0157abb9" style:font-size-asian="11pt" style:font-weight-asian="normal" style:font-size-complex="11pt" style:font-weight-complex="normal"/>
    </style:style>
    <style:style style:name="P158" style:family="paragraph" style:parent-style-name="Standard">
      <style:text-properties style:font-name="FreeSans1" fo:font-size="11pt" fo:language="en" fo:country="GB" fo:font-weight="normal" officeooo:rsid="01419a8c" officeooo:paragraph-rsid="015af449" style:font-size-asian="11pt" style:font-weight-asian="normal" style:font-size-complex="11pt" style:font-weight-complex="normal"/>
    </style:style>
    <style:style style:name="P159" style:family="paragraph" style:parent-style-name="Standard">
      <style:text-properties style:font-name="FreeSans1" fo:font-size="11pt" fo:language="en" fo:country="GB" fo:font-weight="normal" officeooo:rsid="015ca015" officeooo:paragraph-rsid="015ca015" style:font-size-asian="11pt" style:font-weight-asian="normal" style:font-size-complex="11pt" style:font-weight-complex="normal"/>
    </style:style>
    <style:style style:name="P160" style:family="paragraph" style:parent-style-name="Standard">
      <style:text-properties style:font-name="FreeSans1" fo:font-size="11pt" fo:language="en" fo:country="GB" fo:font-weight="normal" officeooo:rsid="015fa960" officeooo:paragraph-rsid="015fa960" style:font-size-asian="11pt" style:font-weight-asian="normal" style:font-size-complex="11pt" style:font-weight-complex="normal"/>
    </style:style>
    <style:style style:name="P161" style:family="paragraph" style:parent-style-name="Standard">
      <style:text-properties style:font-name="FreeSans1" fo:font-size="11pt" fo:language="en" fo:country="GB" fo:font-weight="normal" officeooo:rsid="01615d1e" officeooo:paragraph-rsid="01615d1e" style:font-size-asian="11pt" style:font-weight-asian="normal" style:font-size-complex="11pt" style:font-weight-complex="normal"/>
    </style:style>
    <style:style style:name="P162" style:family="paragraph" style:parent-style-name="Standard">
      <style:text-properties style:font-name="FreeSans1" fo:font-size="11pt" fo:language="en" fo:country="GB" fo:font-weight="normal" officeooo:rsid="0164964e" officeooo:paragraph-rsid="0164964e" style:font-size-asian="11pt" style:font-weight-asian="normal" style:font-size-complex="11pt" style:font-weight-complex="normal"/>
    </style:style>
    <style:style style:name="P163" style:family="paragraph" style:parent-style-name="Standard">
      <style:text-properties style:font-name="FreeSans1" fo:font-size="11pt" fo:language="en" fo:country="GB" fo:font-weight="normal" officeooo:rsid="0094b576" officeooo:paragraph-rsid="0164964e" style:font-size-asian="11pt" style:font-weight-asian="normal" style:font-size-complex="11pt" style:font-weight-complex="normal"/>
    </style:style>
    <style:style style:name="P164" style:family="paragraph" style:parent-style-name="Standard">
      <style:text-properties style:font-name="FreeSans1" fo:font-size="11pt" fo:language="en" fo:country="GB" fo:font-weight="normal" officeooo:rsid="0093afe4" officeooo:paragraph-rsid="0164964e" style:font-size-asian="11pt" style:font-weight-asian="normal" style:font-size-complex="11pt" style:font-weight-complex="normal"/>
    </style:style>
    <style:style style:name="P165" style:family="paragraph" style:parent-style-name="Standard">
      <style:text-properties style:font-name="FreeSans1" fo:font-size="11pt" fo:language="en" fo:country="GB" fo:font-weight="normal" officeooo:rsid="016310b9" officeooo:paragraph-rsid="0164964e" style:font-size-asian="11pt" style:font-weight-asian="normal" style:font-size-complex="11pt" style:font-weight-complex="normal"/>
    </style:style>
    <style:style style:name="P166" style:family="paragraph" style:parent-style-name="Standard">
      <style:text-properties style:font-name="FreeSans1" fo:font-size="11pt" fo:language="en" fo:country="GB" fo:font-weight="normal" officeooo:rsid="00d7ff7d" officeooo:paragraph-rsid="00dab3bd" style:font-size-asian="11pt" style:font-weight-asian="normal" style:font-size-complex="11pt" style:font-weight-complex="normal"/>
    </style:style>
    <style:style style:name="P167" style:family="paragraph" style:parent-style-name="Standard">
      <style:text-properties style:font-name="FreeSans1" fo:font-size="11pt" fo:language="en" fo:country="GB" fo:font-weight="normal" officeooo:rsid="0168bd2b" officeooo:paragraph-rsid="0168bd2b" style:font-size-asian="11pt" style:font-weight-asian="normal" style:font-size-complex="11pt" style:font-weight-complex="normal"/>
    </style:style>
    <style:style style:name="P168" style:family="paragraph" style:parent-style-name="Standard">
      <style:text-properties style:font-name="FreeSans1" fo:font-size="11pt" fo:language="en" fo:country="GB" fo:font-weight="normal" officeooo:rsid="016929e1" officeooo:paragraph-rsid="016929e1" style:font-size-asian="11pt" style:font-weight-asian="normal" style:font-size-complex="11pt" style:font-weight-complex="normal"/>
    </style:style>
    <style:style style:name="P169" style:family="paragraph" style:parent-style-name="Standard">
      <style:text-properties style:font-name="FreeSans1" fo:font-size="11pt" fo:language="en" fo:country="GB" fo:font-weight="normal" officeooo:rsid="016ad9a8" officeooo:paragraph-rsid="016ad9a8" style:font-size-asian="11pt" style:font-weight-asian="normal" style:font-size-complex="11pt" style:font-weight-complex="normal"/>
    </style:style>
    <style:style style:name="P170" style:family="paragraph" style:parent-style-name="Standard">
      <style:text-properties style:font-name="FreeSans1" fo:font-size="11pt" fo:language="en" fo:country="GB" fo:font-weight="normal" officeooo:rsid="016c9587" officeooo:paragraph-rsid="016c9587" style:font-size-asian="11pt" style:font-weight-asian="normal" style:font-size-complex="11pt" style:font-weight-complex="normal"/>
    </style:style>
    <style:style style:name="P171" style:family="paragraph" style:parent-style-name="Standard">
      <style:text-properties style:font-name="FreeSans1" fo:font-size="11pt" fo:language="en" fo:country="GB" fo:font-weight="normal" officeooo:rsid="016e1b36" officeooo:paragraph-rsid="016e1b36" style:font-size-asian="11pt" style:font-weight-asian="normal" style:font-size-complex="11pt" style:font-weight-complex="normal"/>
    </style:style>
    <style:style style:name="P172" style:family="paragraph" style:parent-style-name="Standard">
      <style:text-properties style:font-name="FreeSans1" fo:font-size="11pt" fo:language="en" fo:country="GB" fo:font-weight="normal" officeooo:rsid="014fbf39" officeooo:paragraph-rsid="014fbf39" style:font-size-asian="11pt" style:font-weight-asian="normal" style:font-size-complex="11pt" style:font-weight-complex="normal"/>
    </style:style>
    <style:style style:name="P173" style:family="paragraph" style:parent-style-name="Standard">
      <style:text-properties style:font-name="FreeSans1" fo:font-size="11pt" fo:language="en" fo:country="GB" fo:font-weight="normal" officeooo:rsid="01720148" officeooo:paragraph-rsid="01720148" style:font-size-asian="11pt" style:font-weight-asian="normal" style:font-size-complex="11pt" style:font-weight-complex="normal"/>
    </style:style>
    <style:style style:name="P174" style:family="paragraph" style:parent-style-name="Standard">
      <style:text-properties style:font-name="FreeSans1" fo:font-size="11pt" fo:language="en" fo:country="GB" fo:font-weight="normal" officeooo:rsid="0173d47c" officeooo:paragraph-rsid="0173d47c" style:font-size-asian="11pt" style:font-weight-asian="normal" style:font-size-complex="11pt" style:font-weight-complex="normal"/>
    </style:style>
    <style:style style:name="P175" style:family="paragraph" style:parent-style-name="Standard">
      <style:text-properties style:font-name="FreeSans1" fo:font-size="11pt" fo:language="en" fo:country="GB" fo:font-weight="normal" officeooo:rsid="0175cd5c" officeooo:paragraph-rsid="0175cd5c" style:font-size-asian="11pt" style:font-weight-asian="normal" style:font-size-complex="11pt" style:font-weight-complex="normal"/>
    </style:style>
    <style:style style:name="P176" style:family="paragraph" style:parent-style-name="Standard">
      <style:text-properties style:font-name="FreeSans1" fo:font-size="11pt" fo:language="en" fo:country="GB" fo:font-weight="normal" officeooo:rsid="017a2ebb" officeooo:paragraph-rsid="017a2ebb" style:font-size-asian="11pt" style:font-weight-asian="normal" style:font-size-complex="11pt" style:font-weight-complex="normal"/>
    </style:style>
    <style:style style:name="P177" style:family="paragraph" style:parent-style-name="Standard">
      <style:text-properties style:font-name="FreeSans1" fo:font-size="11pt" fo:language="en" fo:country="GB" fo:font-weight="normal" officeooo:rsid="017b14e8" officeooo:paragraph-rsid="017b14e8" style:font-size-asian="11pt" style:font-weight-asian="normal" style:font-size-complex="11pt" style:font-weight-complex="normal"/>
    </style:style>
    <style:style style:name="P178" style:family="paragraph" style:parent-style-name="Standard">
      <style:text-properties style:font-name="FreeSans1" fo:font-size="11pt" fo:language="en" fo:country="GB" fo:font-weight="normal" officeooo:rsid="017b328e" officeooo:paragraph-rsid="017b328e" style:font-size-asian="11pt" style:font-weight-asian="normal" style:font-size-complex="11pt" style:font-weight-complex="normal"/>
    </style:style>
    <style:style style:name="P179" style:family="paragraph" style:parent-style-name="Standard">
      <style:text-properties style:font-name="FreeSans1" fo:font-size="11pt" fo:language="en" fo:country="GB" fo:font-weight="normal" officeooo:rsid="017b9b48" officeooo:paragraph-rsid="017b9b48" style:font-size-asian="11pt" style:font-weight-asian="normal" style:font-size-complex="11pt" style:font-weight-complex="normal"/>
    </style:style>
    <style:style style:name="P180" style:family="paragraph" style:parent-style-name="Standard">
      <style:text-properties style:font-name="FreeSans1" fo:font-size="11pt" fo:language="en" fo:country="GB" fo:font-weight="normal" officeooo:rsid="017cebb6" officeooo:paragraph-rsid="017cebb6" style:font-size-asian="11pt" style:font-weight-asian="normal" style:font-size-complex="11pt" style:font-weight-complex="normal"/>
    </style:style>
    <style:style style:name="P181" style:family="paragraph" style:parent-style-name="Standard">
      <style:text-properties style:font-name="FreeSans1" fo:font-size="11pt" fo:language="en" fo:country="GB" fo:font-weight="normal" officeooo:rsid="016fe916" officeooo:paragraph-rsid="01818220" style:font-size-asian="11pt" style:font-weight-asian="normal" style:font-size-complex="11pt" style:font-weight-complex="normal"/>
    </style:style>
    <style:style style:name="P182" style:family="paragraph" style:parent-style-name="Standard">
      <style:text-properties style:font-name="FreeSans1" fo:font-size="11pt" fo:language="en" fo:country="GB" fo:font-weight="normal" officeooo:rsid="0182e85c" officeooo:paragraph-rsid="0182e85c" style:font-size-asian="11pt" style:font-weight-asian="normal" style:font-size-complex="11pt" style:font-weight-complex="normal"/>
    </style:style>
    <style:style style:name="P183" style:family="paragraph" style:parent-style-name="Standard">
      <style:text-properties style:font-name="FreeSans1" fo:font-size="11pt" fo:language="en" fo:country="GB" fo:font-weight="normal" officeooo:rsid="018613e9" officeooo:paragraph-rsid="018613e9" style:font-size-asian="11pt" style:font-weight-asian="normal" style:font-size-complex="11pt" style:font-weight-complex="normal"/>
    </style:style>
    <style:style style:name="P184" style:family="paragraph" style:parent-style-name="Standard">
      <style:text-properties style:font-name="FreeSans1" fo:font-size="11pt" fo:language="en" fo:country="GB" fo:font-weight="normal" officeooo:rsid="0178d9a8" officeooo:paragraph-rsid="0190674e" style:font-size-asian="11pt" style:font-weight-asian="normal" style:font-size-complex="11pt" style:font-weight-complex="normal"/>
    </style:style>
    <style:style style:name="P185" style:family="paragraph" style:parent-style-name="Standard">
      <style:text-properties style:font-name="FreeSans1" fo:font-size="11pt" fo:language="en" fo:country="GB" fo:font-weight="normal" officeooo:rsid="018851ae" officeooo:paragraph-rsid="018851ae" style:font-size-asian="11pt" style:font-weight-asian="normal" style:font-size-complex="11pt" style:font-weight-complex="normal"/>
    </style:style>
    <style:style style:name="P186" style:family="paragraph" style:parent-style-name="Standard">
      <style:text-properties style:font-name="FreeSans1" fo:font-size="11pt" fo:language="en" fo:country="GB" fo:font-weight="normal" officeooo:rsid="0189e6da" officeooo:paragraph-rsid="0189e6da" style:font-size-asian="11pt" style:font-weight-asian="normal" style:font-size-complex="11pt" style:font-weight-complex="normal"/>
    </style:style>
    <style:style style:name="P187" style:family="paragraph" style:parent-style-name="Standard">
      <style:text-properties style:font-name="FreeSans1" fo:font-size="11pt" fo:language="en" fo:country="GB" fo:font-weight="normal" officeooo:rsid="018daae1" officeooo:paragraph-rsid="018daae1" style:font-size-asian="11pt" style:font-weight-asian="normal" style:font-size-complex="11pt" style:font-weight-complex="normal"/>
    </style:style>
    <style:style style:name="P188" style:family="paragraph" style:parent-style-name="Standard">
      <style:text-properties style:font-name="FreeSans1" fo:font-size="11pt" fo:language="en" fo:country="GB" fo:font-weight="normal" officeooo:rsid="018ecbe5" officeooo:paragraph-rsid="018ecbe5" style:font-size-asian="11pt" style:font-weight-asian="normal" style:font-size-complex="11pt" style:font-weight-complex="normal"/>
    </style:style>
    <style:style style:name="P189" style:family="paragraph" style:parent-style-name="Standard">
      <style:text-properties style:font-name="FreeSans1" fo:font-size="11pt" fo:language="en" fo:country="GB" fo:font-weight="normal" officeooo:rsid="00be5c44" officeooo:paragraph-rsid="00be5c44" style:font-size-asian="11pt" style:font-weight-asian="normal" style:font-size-complex="11pt" style:font-weight-complex="normal"/>
    </style:style>
    <style:style style:name="P190" style:family="paragraph" style:parent-style-name="Standard">
      <style:text-properties style:font-name="FreeSans1" fo:font-size="11pt" fo:language="en" fo:country="GB" fo:font-weight="normal" officeooo:rsid="0190674e" officeooo:paragraph-rsid="0190674e" style:font-size-asian="11pt" style:font-weight-asian="normal" style:font-size-complex="11pt" style:font-weight-complex="normal"/>
    </style:style>
    <style:style style:name="P191" style:family="paragraph" style:parent-style-name="Standard">
      <style:text-properties style:font-name="FreeSans1" fo:font-size="11pt" fo:language="en" fo:country="GB" fo:font-weight="normal" officeooo:rsid="01931fc0" officeooo:paragraph-rsid="01931fc0" style:font-size-asian="11pt" style:font-weight-asian="normal" style:font-size-complex="11pt" style:font-weight-complex="normal"/>
    </style:style>
    <style:style style:name="P192" style:family="paragraph" style:parent-style-name="Standard">
      <style:text-properties style:font-name="FreeSans1" fo:font-size="11pt" fo:language="en" fo:country="GB" fo:font-weight="normal" officeooo:rsid="019c283b" officeooo:paragraph-rsid="019c283b" style:font-size-asian="11pt" style:font-weight-asian="normal" style:font-size-complex="11pt" style:font-weight-complex="normal"/>
    </style:style>
    <style:style style:name="P193" style:family="paragraph" style:parent-style-name="Standard">
      <style:text-properties style:font-name="FreeSans1" fo:font-size="11pt" fo:language="en" fo:country="GB" fo:font-weight="normal" officeooo:rsid="00cfcb84" officeooo:paragraph-rsid="00cfcb84" style:font-size-asian="11pt" style:font-weight-asian="normal" style:font-size-complex="11pt" style:font-weight-complex="normal"/>
    </style:style>
    <style:style style:name="P194" style:family="paragraph" style:parent-style-name="Standard">
      <style:text-properties style:font-name="FreeSans1" fo:font-size="11pt" fo:language="en" fo:country="GB" fo:font-weight="normal" officeooo:rsid="019d8613" officeooo:paragraph-rsid="019d8613" style:font-size-asian="11pt" style:font-weight-asian="normal" style:font-size-complex="11pt" style:font-weight-complex="normal"/>
    </style:style>
    <style:style style:name="P195" style:family="paragraph" style:parent-style-name="Standard">
      <style:text-properties style:font-name="FreeSans1" fo:font-size="11pt" fo:language="en" fo:country="GB" fo:font-weight="normal" officeooo:rsid="019d9fe4" officeooo:paragraph-rsid="019d9fe4" style:font-size-asian="11pt" style:font-weight-asian="normal" style:font-size-complex="11pt" style:font-weight-complex="normal"/>
    </style:style>
    <style:style style:name="P196" style:family="paragraph" style:parent-style-name="Standard">
      <style:text-properties style:font-name="FreeSans1" fo:font-size="11pt" fo:language="en" fo:country="GB" fo:font-weight="normal" officeooo:rsid="01971976" officeooo:paragraph-rsid="01971976" style:font-size-asian="11pt" style:font-weight-asian="normal" style:font-size-complex="11pt" style:font-weight-complex="normal"/>
    </style:style>
    <style:style style:name="P197" style:family="paragraph" style:parent-style-name="Standard">
      <style:text-properties style:font-name="FreeSans1" fo:font-size="11pt" fo:language="en" fo:country="GB" fo:font-weight="normal" officeooo:rsid="019deacb" officeooo:paragraph-rsid="019deacb" style:font-size-asian="11pt" style:font-weight-asian="normal" style:font-size-complex="11pt" style:font-weight-complex="normal"/>
    </style:style>
    <style:style style:name="P198" style:family="paragraph" style:parent-style-name="Standard">
      <style:text-properties style:font-name="FreeSans1" fo:font-size="11pt" fo:language="en" fo:country="GB" fo:font-weight="normal" officeooo:rsid="01a0e7e2" officeooo:paragraph-rsid="01a0e7e2" style:font-size-asian="11pt" style:font-weight-asian="normal" style:font-size-complex="11pt" style:font-weight-complex="normal"/>
    </style:style>
    <style:style style:name="P199" style:family="paragraph" style:parent-style-name="Standard">
      <style:text-properties style:font-name="FreeSans1" fo:font-size="11pt" fo:language="en" fo:country="GB" fo:font-weight="normal" officeooo:rsid="01a1c931" officeooo:paragraph-rsid="01a1c931" style:font-size-asian="11pt" style:font-weight-asian="normal" style:font-size-complex="11pt" style:font-weight-complex="normal"/>
    </style:style>
    <style:style style:name="P200" style:family="paragraph" style:parent-style-name="Standard">
      <style:text-properties style:font-name="FreeSans1" fo:font-size="11pt" fo:language="en" fo:country="GB" fo:font-weight="normal" officeooo:rsid="01a3c141" officeooo:paragraph-rsid="01a3c141" style:font-size-asian="11pt" style:font-weight-asian="normal" style:font-size-complex="11pt" style:font-weight-complex="normal"/>
    </style:style>
    <style:style style:name="P201" style:family="paragraph" style:parent-style-name="Standard">
      <style:text-properties style:font-name="FreeSans1" fo:font-size="11pt" fo:language="en" fo:country="GB" fo:font-weight="normal" officeooo:rsid="01a3e3f1" officeooo:paragraph-rsid="01a3e3f1" style:font-size-asian="11pt" style:font-weight-asian="normal" style:font-size-complex="11pt" style:font-weight-complex="normal"/>
    </style:style>
    <style:style style:name="P202" style:family="paragraph" style:parent-style-name="Standard">
      <style:text-properties style:font-name="FreeSans1" fo:font-size="11pt" fo:language="en" fo:country="GB" fo:font-weight="normal" officeooo:rsid="01a54c93" officeooo:paragraph-rsid="01a54c93" style:font-size-asian="11pt" style:font-weight-asian="normal" style:font-size-complex="11pt" style:font-weight-complex="normal"/>
    </style:style>
    <style:style style:name="P203" style:family="paragraph" style:parent-style-name="Standard">
      <style:text-properties style:font-name="FreeSans1" fo:font-size="11pt" fo:language="en" fo:country="GB" fo:font-weight="normal" officeooo:rsid="01a60a20" officeooo:paragraph-rsid="01a60a20" style:font-size-asian="11pt" style:font-weight-asian="normal" style:font-size-complex="11pt" style:font-weight-complex="normal"/>
    </style:style>
    <style:style style:name="P204" style:family="paragraph" style:parent-style-name="Standard">
      <style:text-properties style:font-name="FreeSans1" fo:font-size="11pt" fo:language="en" fo:country="GB" fo:font-weight="normal" officeooo:rsid="01a7404d" officeooo:paragraph-rsid="01a7404d" style:font-size-asian="11pt" style:font-weight-asian="normal" style:font-size-complex="11pt" style:font-weight-complex="normal"/>
    </style:style>
    <style:style style:name="P205" style:family="paragraph" style:parent-style-name="Standard">
      <style:text-properties style:font-name="FreeSans1" fo:font-size="11pt" fo:language="en" fo:country="GB" fo:font-weight="normal" officeooo:rsid="01a92552" officeooo:paragraph-rsid="01a92552" style:font-size-asian="11pt" style:font-weight-asian="normal" style:font-size-complex="11pt" style:font-weight-complex="normal"/>
    </style:style>
    <style:style style:name="P206" style:family="paragraph" style:parent-style-name="Standard">
      <style:text-properties style:font-name="FreeSans1" fo:font-size="11pt" fo:language="en" fo:country="GB" fo:font-weight="normal" officeooo:rsid="01a9aff6" officeooo:paragraph-rsid="01a9aff6" style:font-size-asian="11pt" style:font-weight-asian="normal" style:font-size-complex="11pt" style:font-weight-complex="normal"/>
    </style:style>
    <style:style style:name="P207" style:family="paragraph" style:parent-style-name="Standard">
      <style:text-properties style:font-name="FreeSans1" fo:font-size="11pt" fo:language="en" fo:country="GB" fo:font-weight="normal" officeooo:rsid="01a9c4c8" officeooo:paragraph-rsid="01a9c4c8" style:font-size-asian="11pt" style:font-weight-asian="normal" style:font-size-complex="11pt" style:font-weight-complex="normal"/>
    </style:style>
    <style:style style:name="P208" style:family="paragraph" style:parent-style-name="Standard">
      <style:text-properties style:font-name="FreeSans1" fo:font-size="11pt" fo:language="en" fo:country="GB" fo:font-weight="normal" officeooo:rsid="01aba266" officeooo:paragraph-rsid="01aba266" style:font-size-asian="11pt" style:font-weight-asian="normal" style:font-size-complex="11pt" style:font-weight-complex="normal"/>
    </style:style>
    <style:style style:name="P209" style:family="paragraph" style:parent-style-name="Standard">
      <style:text-properties style:font-name="FreeSans1" fo:font-size="11pt" fo:language="en" fo:country="GB" fo:font-weight="normal" officeooo:rsid="01ad06fe" officeooo:paragraph-rsid="01ad06fe" style:font-size-asian="11pt" style:font-weight-asian="normal" style:font-size-complex="11pt" style:font-weight-complex="normal"/>
    </style:style>
    <style:style style:name="P210" style:family="paragraph" style:parent-style-name="Standard">
      <style:text-properties style:font-name="FreeSans1" fo:font-size="11pt" fo:language="en" fo:country="GB" fo:font-weight="normal" officeooo:rsid="01ad301d" officeooo:paragraph-rsid="01ad301d" style:font-size-asian="11pt" style:font-weight-asian="normal" style:font-size-complex="11pt" style:font-weight-complex="normal"/>
    </style:style>
    <style:style style:name="P211" style:family="paragraph" style:parent-style-name="Standard">
      <style:text-properties style:font-name="FreeSans1" fo:font-size="11pt" fo:language="en" fo:country="GB" fo:font-weight="normal" officeooo:rsid="01b3765d" officeooo:paragraph-rsid="01b3765d" style:font-size-asian="11pt" style:font-weight-asian="normal" style:font-size-complex="11pt" style:font-weight-complex="normal"/>
    </style:style>
    <style:style style:name="P212" style:family="paragraph" style:parent-style-name="Standard">
      <style:text-properties style:font-name="FreeSans1" fo:font-size="11pt" fo:language="en" fo:country="GB" fo:font-weight="normal" officeooo:rsid="00bbfdac" officeooo:paragraph-rsid="00bbfdac" style:font-size-asian="11pt" style:font-weight-asian="normal" style:font-size-complex="11pt" style:font-weight-complex="normal"/>
    </style:style>
    <style:style style:name="P213" style:family="paragraph" style:parent-style-name="Standard">
      <style:text-properties style:font-name="FreeSans1" fo:font-size="11pt" fo:language="en" fo:country="GB" fo:font-weight="normal" officeooo:rsid="01b4c700" officeooo:paragraph-rsid="01b4c700" style:font-size-asian="11pt" style:font-weight-asian="normal" style:font-size-complex="11pt" style:font-weight-complex="normal"/>
    </style:style>
    <style:style style:name="P214" style:family="paragraph" style:parent-style-name="Standard">
      <style:text-properties style:font-name="FreeSans1" fo:font-size="11pt" fo:language="en" fo:country="GB" fo:font-weight="normal" officeooo:rsid="01b76cd4" officeooo:paragraph-rsid="01b76cd4" style:font-size-asian="11pt" style:font-weight-asian="normal" style:font-size-complex="11pt" style:font-weight-complex="normal"/>
    </style:style>
    <style:style style:name="P215" style:family="paragraph" style:parent-style-name="Standard">
      <style:text-properties style:font-name="FreeSans1" fo:font-size="11pt" fo:language="en" fo:country="GB" fo:font-weight="normal" officeooo:rsid="014dbac8" officeooo:paragraph-rsid="01a8f1d1" style:font-size-asian="11pt" style:font-weight-asian="normal" style:font-size-complex="11pt" style:font-weight-complex="normal"/>
    </style:style>
    <style:style style:name="P216" style:family="paragraph" style:parent-style-name="Standard">
      <style:text-properties style:font-name="FreeSans1" fo:font-size="11pt" fo:language="en" fo:country="GB" fo:font-weight="normal" officeooo:rsid="01b8e493" officeooo:paragraph-rsid="01b8e493" style:font-size-asian="11pt" style:font-weight-asian="normal" style:font-size-complex="11pt" style:font-weight-complex="normal"/>
    </style:style>
    <style:style style:name="P217" style:family="paragraph" style:parent-style-name="Standard">
      <style:text-properties style:font-name="FreeSans1" fo:font-size="11pt" fo:language="en" fo:country="GB" fo:font-weight="normal" officeooo:rsid="01bbada9" officeooo:paragraph-rsid="01bbada9" style:font-size-asian="11pt" style:font-weight-asian="normal" style:font-size-complex="11pt" style:font-weight-complex="normal"/>
    </style:style>
    <style:style style:name="P218" style:family="paragraph" style:parent-style-name="Standard">
      <style:text-properties style:font-name="FreeSans1" fo:font-size="11pt" fo:language="en" fo:country="GB" fo:font-weight="normal" officeooo:rsid="00cca8c0" officeooo:paragraph-rsid="00cca8c0" style:font-size-asian="11pt" style:font-weight-asian="normal" style:font-size-complex="11pt" style:font-weight-complex="normal"/>
    </style:style>
    <style:style style:name="P219" style:family="paragraph" style:parent-style-name="Standard">
      <style:text-properties style:font-name="FreeSans1" fo:font-size="11pt" fo:language="en" fo:country="GB" fo:font-weight="normal" officeooo:rsid="01be6873" officeooo:paragraph-rsid="01be6873" style:font-size-asian="11pt" style:font-weight-asian="normal" style:font-size-complex="11pt" style:font-weight-complex="normal"/>
    </style:style>
    <style:style style:name="P220" style:family="paragraph" style:parent-style-name="Standard">
      <style:text-properties style:font-name="FreeSans1" fo:font-size="11pt" fo:language="en" fo:country="GB" fo:font-weight="normal" officeooo:rsid="01c05f55" officeooo:paragraph-rsid="01c05f55" style:font-size-asian="11pt" style:font-weight-asian="normal" style:font-size-complex="11pt" style:font-weight-complex="normal"/>
    </style:style>
    <style:style style:name="P221" style:family="paragraph" style:parent-style-name="Standard">
      <style:text-properties style:font-name="FreeSans1" fo:font-size="11pt" fo:language="en" fo:country="GB" fo:font-weight="normal" officeooo:rsid="01c1f08d" officeooo:paragraph-rsid="01c1f08d" style:font-size-asian="11pt" style:font-weight-asian="normal" style:font-size-complex="11pt" style:font-weight-complex="normal"/>
    </style:style>
    <style:style style:name="P222" style:family="paragraph" style:parent-style-name="Standard">
      <style:text-properties style:font-name="FreeSans1" fo:font-size="11pt" fo:language="en" fo:country="GB" fo:font-weight="normal" officeooo:rsid="01c3e7ec" officeooo:paragraph-rsid="01c3e7ec" style:font-size-asian="11pt" style:font-weight-asian="normal" style:font-size-complex="11pt" style:font-weight-complex="normal"/>
    </style:style>
    <style:style style:name="P223" style:family="paragraph" style:parent-style-name="Standard">
      <style:text-properties style:font-name="FreeSans1" fo:font-size="11pt" fo:language="en" fo:country="GB" fo:font-weight="normal" officeooo:rsid="01c5384f" officeooo:paragraph-rsid="01c5384f" style:font-size-asian="11pt" style:font-weight-asian="normal" style:font-size-complex="11pt" style:font-weight-complex="normal"/>
    </style:style>
    <style:style style:name="P224" style:family="paragraph" style:parent-style-name="Standard">
      <style:text-properties style:font-name="FreeSans1" fo:font-size="11pt" fo:language="en" fo:country="GB" fo:font-weight="normal" officeooo:rsid="01c58269" officeooo:paragraph-rsid="01c58269" style:font-size-asian="11pt" style:font-weight-asian="normal" style:font-size-complex="11pt" style:font-weight-complex="normal"/>
    </style:style>
    <style:style style:name="P225" style:family="paragraph" style:parent-style-name="Standard">
      <style:text-properties style:font-name="FreeSans1" fo:font-size="11pt" fo:language="en" fo:country="GB" fo:font-weight="normal" officeooo:rsid="01c612ba" officeooo:paragraph-rsid="01c612ba" style:font-size-asian="11pt" style:font-weight-asian="normal" style:font-size-complex="11pt" style:font-weight-complex="normal"/>
    </style:style>
    <style:style style:name="P226" style:family="paragraph" style:parent-style-name="Standard">
      <style:text-properties style:font-name="FreeSans1" fo:font-size="11pt" fo:language="en" fo:country="GB" fo:font-weight="normal" officeooo:rsid="01c8f753" officeooo:paragraph-rsid="01c8f753" style:font-size-asian="11pt" style:font-weight-asian="normal" style:font-size-complex="11pt" style:font-weight-complex="normal"/>
    </style:style>
    <style:style style:name="P227" style:family="paragraph" style:parent-style-name="Standard">
      <style:text-properties style:font-name="FreeSans1" fo:font-size="11pt" fo:language="en" fo:country="GB" fo:font-weight="normal" officeooo:rsid="01caaf28" officeooo:paragraph-rsid="01caaf28" style:font-size-asian="11pt" style:font-weight-asian="normal" style:font-size-complex="11pt" style:font-weight-complex="normal"/>
    </style:style>
    <style:style style:name="P228" style:family="paragraph" style:parent-style-name="Standard">
      <style:text-properties style:font-name="FreeSans1" fo:font-size="11pt" fo:language="en" fo:country="GB" fo:font-weight="normal" officeooo:rsid="01cb2e90" officeooo:paragraph-rsid="01cb2e90" style:font-size-asian="11pt" style:font-weight-asian="normal" style:font-size-complex="11pt" style:font-weight-complex="normal"/>
    </style:style>
    <style:style style:name="P229" style:family="paragraph" style:parent-style-name="Standard">
      <style:text-properties style:font-name="FreeSans1" fo:font-size="11pt" fo:language="en" fo:country="GB" fo:font-weight="normal" officeooo:rsid="01cbd86f" officeooo:paragraph-rsid="01cbd86f" style:font-size-asian="11pt" style:font-weight-asian="normal" style:font-size-complex="11pt" style:font-weight-complex="normal"/>
    </style:style>
    <style:style style:name="P230" style:family="paragraph" style:parent-style-name="Standard">
      <style:text-properties style:font-name="FreeSans1" fo:font-size="11pt" fo:language="en" fo:country="GB" fo:font-weight="normal" officeooo:rsid="01c7343d" officeooo:paragraph-rsid="01c7343d" style:font-size-asian="11pt" style:font-weight-asian="normal" style:font-size-complex="11pt" style:font-weight-complex="normal"/>
    </style:style>
    <style:style style:name="P231" style:family="paragraph" style:parent-style-name="Standard">
      <style:text-properties style:font-name="FreeSans1" fo:font-size="11pt" fo:language="en" fo:country="GB" fo:font-weight="normal" officeooo:rsid="01ce5c63" officeooo:paragraph-rsid="01ce5c63" style:font-size-asian="11pt" style:font-weight-asian="normal" style:font-size-complex="11pt" style:font-weight-complex="normal"/>
    </style:style>
    <style:style style:name="P232" style:family="paragraph" style:parent-style-name="Standard">
      <style:text-properties style:font-name="FreeSans1" fo:font-size="11pt" fo:language="en" fo:country="GB" fo:font-weight="normal" officeooo:rsid="018b2b5a" officeooo:paragraph-rsid="018b2b5a" style:font-size-asian="11pt" style:font-weight-asian="normal" style:font-size-complex="11pt" style:font-weight-complex="normal"/>
    </style:style>
    <style:style style:name="P233" style:family="paragraph" style:parent-style-name="Standard">
      <style:text-properties style:font-name="FreeSans1" fo:font-size="11pt" fo:language="en" fo:country="GB" fo:font-weight="normal" officeooo:rsid="01d0ba95" officeooo:paragraph-rsid="01d0ba95" style:font-size-asian="11pt" style:font-weight-asian="normal" style:font-size-complex="11pt" style:font-weight-complex="normal"/>
    </style:style>
    <style:style style:name="P234" style:family="paragraph" style:parent-style-name="Standard">
      <style:text-properties style:font-name="FreeSans1" fo:font-size="11pt" fo:language="en" fo:country="GB" fo:font-weight="normal" officeooo:rsid="01d2839d" officeooo:paragraph-rsid="01d2839d" style:font-size-asian="11pt" style:font-weight-asian="normal" style:font-size-complex="11pt" style:font-weight-complex="normal"/>
    </style:style>
    <style:style style:name="P235" style:family="paragraph" style:parent-style-name="Standard">
      <style:text-properties style:font-name="FreeSans1" fo:font-size="11pt" fo:language="en" fo:country="GB" fo:font-weight="normal" officeooo:rsid="01ba11e3" officeooo:paragraph-rsid="01ba11e3" style:font-size-asian="11pt" style:font-weight-asian="normal" style:font-size-complex="11pt" style:font-weight-complex="normal"/>
    </style:style>
    <style:style style:name="P236" style:family="paragraph" style:parent-style-name="Standard">
      <style:text-properties style:font-name="FreeSans1" fo:font-size="11pt" fo:language="en" fo:country="GB" fo:font-weight="normal" officeooo:rsid="01d94356" officeooo:paragraph-rsid="01d94356" style:font-size-asian="11pt" style:font-weight-asian="normal" style:font-size-complex="11pt" style:font-weight-complex="normal"/>
    </style:style>
    <style:style style:name="P237" style:family="paragraph" style:parent-style-name="Standard">
      <style:text-properties style:font-name="FreeSans1" fo:font-size="11pt" fo:language="en" fo:country="GB" fo:font-weight="normal" officeooo:rsid="01e1dcd8" officeooo:paragraph-rsid="01e1dcd8" style:font-size-asian="11pt" style:font-weight-asian="normal" style:font-size-complex="11pt" style:font-weight-complex="normal"/>
    </style:style>
    <style:style style:name="P238" style:family="paragraph" style:parent-style-name="Standard">
      <style:text-properties style:font-name="FreeSans1" fo:font-size="11pt" fo:language="en" fo:country="GB" fo:font-weight="normal" officeooo:rsid="01d3a18d" officeooo:paragraph-rsid="01e7a726" style:font-size-asian="11pt" style:font-weight-asian="normal" style:font-size-complex="11pt" style:font-weight-complex="normal"/>
    </style:style>
    <style:style style:name="P239" style:family="paragraph" style:parent-style-name="Standard">
      <style:text-properties style:font-name="FreeSans1" fo:font-size="11pt" fo:language="en" fo:country="GB" fo:font-weight="normal" officeooo:rsid="01d3a18d" officeooo:paragraph-rsid="026cf47b" style:font-size-asian="11pt" style:font-weight-asian="normal" style:font-size-complex="11pt" style:font-weight-complex="normal"/>
    </style:style>
    <style:style style:name="P240" style:family="paragraph" style:parent-style-name="Standard">
      <style:text-properties style:font-name="FreeSans1" fo:font-size="11pt" fo:language="en" fo:country="GB" fo:font-weight="normal" officeooo:rsid="021c8a3e" officeooo:paragraph-rsid="021c8a3e" style:font-size-asian="11pt" style:font-weight-asian="normal" style:font-size-complex="11pt" style:font-weight-complex="normal"/>
    </style:style>
    <style:style style:name="P241" style:family="paragraph" style:parent-style-name="Standard">
      <style:text-properties style:font-name="FreeSans1" fo:font-size="11pt" fo:language="en" fo:country="GB" fo:font-weight="normal" officeooo:rsid="021e31d2" officeooo:paragraph-rsid="021e31d2" style:font-size-asian="11pt" style:font-weight-asian="normal" style:font-size-complex="11pt" style:font-weight-complex="normal"/>
    </style:style>
    <style:style style:name="P242" style:family="paragraph" style:parent-style-name="Standard">
      <style:text-properties style:font-name="FreeSans1" fo:font-size="11pt" fo:language="en" fo:country="GB" fo:font-weight="normal" officeooo:rsid="01cd3bf1" officeooo:paragraph-rsid="01cd3bf1" style:font-size-asian="11pt" style:font-weight-asian="normal" style:font-size-complex="11pt" style:font-weight-complex="normal"/>
    </style:style>
    <style:style style:name="P243" style:family="paragraph" style:parent-style-name="Standard">
      <style:text-properties style:font-name="FreeSans1" fo:font-size="11pt" fo:language="en" fo:country="GB" fo:font-weight="normal" officeooo:rsid="021e4d05" officeooo:paragraph-rsid="021e4d05" style:font-size-asian="11pt" style:font-weight-asian="normal" style:font-size-complex="11pt" style:font-weight-complex="normal"/>
    </style:style>
    <style:style style:name="P244" style:family="paragraph" style:parent-style-name="Standard">
      <style:text-properties style:font-name="FreeSans1" fo:font-size="11pt" fo:language="en" fo:country="GB" fo:font-weight="normal" officeooo:rsid="021ea221" officeooo:paragraph-rsid="021ea221" style:font-size-asian="11pt" style:font-weight-asian="normal" style:font-size-complex="11pt" style:font-weight-complex="normal"/>
    </style:style>
    <style:style style:name="P245" style:family="paragraph" style:parent-style-name="Standard">
      <style:text-properties style:font-name="FreeSans1" fo:font-size="11pt" fo:language="en" fo:country="GB" fo:font-weight="normal" officeooo:rsid="021ea722" officeooo:paragraph-rsid="021ea722" style:font-size-asian="11pt" style:font-weight-asian="normal" style:font-size-complex="11pt" style:font-weight-complex="normal"/>
    </style:style>
    <style:style style:name="P246" style:family="paragraph" style:parent-style-name="Standard">
      <style:text-properties style:font-name="FreeSans1" fo:font-size="11pt" fo:language="en" fo:country="GB" fo:font-weight="normal" officeooo:rsid="015dbf2d" officeooo:paragraph-rsid="0220962d" style:font-size-asian="11pt" style:font-weight-asian="normal" style:font-size-complex="11pt" style:font-weight-complex="normal"/>
    </style:style>
    <style:style style:name="P247" style:family="paragraph" style:parent-style-name="Standard">
      <style:text-properties style:font-name="FreeSans1" fo:font-size="11pt" fo:language="en" fo:country="GB" fo:font-weight="normal" officeooo:rsid="0221071a" officeooo:paragraph-rsid="0221071a" style:font-size-asian="11pt" style:font-weight-asian="normal" style:font-size-complex="11pt" style:font-weight-complex="normal"/>
    </style:style>
    <style:style style:name="P248" style:family="paragraph" style:parent-style-name="Standard">
      <style:text-properties style:font-name="FreeSans1" fo:font-size="11pt" fo:language="en" fo:country="GB" fo:font-weight="normal" officeooo:rsid="022471ba" officeooo:paragraph-rsid="022471ba" style:font-size-asian="11pt" style:font-weight-asian="normal" style:font-size-complex="11pt" style:font-weight-complex="normal"/>
    </style:style>
    <style:style style:name="P249" style:family="paragraph" style:parent-style-name="Standard">
      <style:text-properties style:font-name="FreeSans1" fo:font-size="11pt" fo:language="en" fo:country="GB" fo:font-weight="normal" officeooo:rsid="022620a5" officeooo:paragraph-rsid="022620a5" style:font-size-asian="11pt" style:font-weight-asian="normal" style:font-size-complex="11pt" style:font-weight-complex="normal"/>
    </style:style>
    <style:style style:name="P250" style:family="paragraph" style:parent-style-name="Standard">
      <style:text-properties style:font-name="FreeSans1" fo:font-size="11pt" fo:language="en" fo:country="GB" fo:font-weight="normal" officeooo:rsid="022948d7" officeooo:paragraph-rsid="022948d7" style:font-size-asian="11pt" style:font-weight-asian="normal" style:font-size-complex="11pt" style:font-weight-complex="normal"/>
    </style:style>
    <style:style style:name="P251" style:family="paragraph" style:parent-style-name="Standard">
      <style:text-properties style:font-name="FreeSans1" fo:font-size="11pt" fo:language="en" fo:country="GB" fo:font-weight="normal" officeooo:rsid="022a51cb" officeooo:paragraph-rsid="022a51cb" style:font-size-asian="11pt" style:font-weight-asian="normal" style:font-size-complex="11pt" style:font-weight-complex="normal"/>
    </style:style>
    <style:style style:name="P252" style:family="paragraph" style:parent-style-name="Standard">
      <style:text-properties style:font-name="FreeSans1" fo:font-size="11pt" fo:language="en" fo:country="GB" fo:font-weight="normal" officeooo:rsid="022e27bd" officeooo:paragraph-rsid="022e27bd" style:font-size-asian="11pt" style:font-weight-asian="normal" style:font-size-complex="11pt" style:font-weight-complex="normal"/>
    </style:style>
    <style:style style:name="P253" style:family="paragraph" style:parent-style-name="Standard">
      <style:text-properties style:font-name="FreeSans1" fo:font-size="11pt" fo:language="en" fo:country="GB" fo:font-weight="normal" officeooo:rsid="0191a4c2" officeooo:paragraph-rsid="0191a4c2" style:font-size-asian="11pt" style:font-weight-asian="normal" style:font-size-complex="11pt" style:font-weight-complex="normal"/>
    </style:style>
    <style:style style:name="P254" style:family="paragraph" style:parent-style-name="Standard">
      <style:text-properties style:font-name="FreeSans1" fo:font-size="11pt" fo:language="en" fo:country="GB" fo:font-weight="normal" officeooo:rsid="022e3e38" officeooo:paragraph-rsid="022e3e38" style:font-size-asian="11pt" style:font-weight-asian="normal" style:font-size-complex="11pt" style:font-weight-complex="normal"/>
    </style:style>
    <style:style style:name="P255" style:family="paragraph" style:parent-style-name="Standard">
      <style:text-properties style:font-name="FreeSans1" fo:font-size="11pt" fo:language="en" fo:country="GB" fo:font-weight="normal" officeooo:rsid="022eeea4" officeooo:paragraph-rsid="022eeea4" style:font-size-asian="11pt" style:font-weight-asian="normal" style:font-size-complex="11pt" style:font-weight-complex="normal"/>
    </style:style>
    <style:style style:name="P256" style:family="paragraph" style:parent-style-name="Standard">
      <style:text-properties style:font-name="FreeSans1" fo:font-size="11pt" fo:language="en" fo:country="GB" fo:font-weight="normal" officeooo:rsid="022f1494" officeooo:paragraph-rsid="022f1494" style:font-size-asian="11pt" style:font-weight-asian="normal" style:font-size-complex="11pt" style:font-weight-complex="normal"/>
    </style:style>
    <style:style style:name="P257" style:family="paragraph" style:parent-style-name="Standard">
      <style:text-properties style:font-name="FreeSans1" fo:font-size="11pt" fo:language="en" fo:country="GB" fo:font-weight="normal" officeooo:rsid="0230a4ea" officeooo:paragraph-rsid="0230a4ea" style:font-size-asian="11pt" style:font-weight-asian="normal" style:font-size-complex="11pt" style:font-weight-complex="normal"/>
    </style:style>
    <style:style style:name="P258" style:family="paragraph" style:parent-style-name="Standard">
      <style:text-properties style:font-name="FreeSans1" fo:font-size="11pt" fo:language="en" fo:country="GB" fo:font-weight="normal" officeooo:rsid="023250dc" officeooo:paragraph-rsid="023250dc" style:font-size-asian="11pt" style:font-weight-asian="normal" style:font-size-complex="11pt" style:font-weight-complex="normal"/>
    </style:style>
    <style:style style:name="P259" style:family="paragraph" style:parent-style-name="Standard">
      <style:text-properties style:font-name="FreeSans1" fo:font-size="11pt" fo:language="en" fo:country="GB" fo:font-weight="normal" officeooo:rsid="023b3c9f" officeooo:paragraph-rsid="023b3c9f" style:font-size-asian="11pt" style:font-weight-asian="normal" style:font-size-complex="11pt" style:font-weight-complex="normal"/>
    </style:style>
    <style:style style:name="P260" style:family="paragraph" style:parent-style-name="Standard">
      <style:text-properties style:font-name="FreeSans1" fo:font-size="11pt" fo:language="en" fo:country="GB" fo:font-weight="normal" officeooo:rsid="02343b9f" officeooo:paragraph-rsid="02343b9f" style:font-size-asian="11pt" style:font-weight-asian="normal" style:font-size-complex="11pt" style:font-weight-complex="normal"/>
    </style:style>
    <style:style style:name="P261" style:family="paragraph" style:parent-style-name="Standard">
      <style:text-properties style:font-name="FreeSans1" fo:font-size="11pt" fo:language="en" fo:country="GB" fo:font-weight="normal" officeooo:rsid="023cdb93" officeooo:paragraph-rsid="023cdb93" style:font-size-asian="11pt" style:font-weight-asian="normal" style:font-size-complex="11pt" style:font-weight-complex="normal"/>
    </style:style>
    <style:style style:name="P262" style:family="paragraph" style:parent-style-name="Standard">
      <style:text-properties style:font-name="FreeSans1" fo:font-size="11pt" fo:language="en" fo:country="GB" fo:font-weight="normal" officeooo:rsid="023cea7e" officeooo:paragraph-rsid="023cea7e" style:font-size-asian="11pt" style:font-weight-asian="normal" style:font-size-complex="11pt" style:font-weight-complex="normal"/>
    </style:style>
    <style:style style:name="P263" style:family="paragraph" style:parent-style-name="Standard">
      <style:text-properties style:font-name="FreeSans1" fo:font-size="11pt" fo:language="en" fo:country="GB" fo:font-weight="normal" officeooo:rsid="023e1889" officeooo:paragraph-rsid="023e1889" style:font-size-asian="11pt" style:font-weight-asian="normal" style:font-size-complex="11pt" style:font-weight-complex="normal"/>
    </style:style>
    <style:style style:name="P264" style:family="paragraph" style:parent-style-name="Standard">
      <style:text-properties style:font-name="FreeSans1" fo:font-size="11pt" fo:language="en" fo:country="GB" fo:font-weight="normal" officeooo:rsid="023fb581" officeooo:paragraph-rsid="023fb581" style:font-size-asian="11pt" style:font-weight-asian="normal" style:font-size-complex="11pt" style:font-weight-complex="normal"/>
    </style:style>
    <style:style style:name="P265" style:family="paragraph" style:parent-style-name="Standard">
      <style:text-properties style:font-name="FreeSans1" fo:font-size="11pt" fo:language="en" fo:country="GB" fo:font-weight="normal" officeooo:rsid="00c2a74d" officeooo:paragraph-rsid="00c2a74d" style:font-size-asian="11pt" style:font-weight-asian="normal" style:font-size-complex="11pt" style:font-weight-complex="normal"/>
    </style:style>
    <style:style style:name="P266" style:family="paragraph" style:parent-style-name="Standard">
      <style:text-properties style:font-name="FreeSans1" fo:font-size="11pt" fo:language="en" fo:country="GB" fo:font-weight="normal" officeooo:rsid="023fd42a" officeooo:paragraph-rsid="023fd42a" style:font-size-asian="11pt" style:font-weight-asian="normal" style:font-size-complex="11pt" style:font-weight-complex="normal"/>
    </style:style>
    <style:style style:name="P267" style:family="paragraph" style:parent-style-name="Standard">
      <style:text-properties style:font-name="FreeSans1" fo:font-size="11pt" fo:language="en" fo:country="GB" fo:font-weight="normal" officeooo:rsid="02414b36" officeooo:paragraph-rsid="02414b36" style:font-size-asian="11pt" style:font-weight-asian="normal" style:font-size-complex="11pt" style:font-weight-complex="normal"/>
    </style:style>
    <style:style style:name="P268" style:family="paragraph" style:parent-style-name="Standard">
      <style:text-properties style:font-name="FreeSans1" fo:font-size="11pt" fo:language="en" fo:country="GB" fo:font-weight="normal" officeooo:rsid="024251fe" officeooo:paragraph-rsid="024251fe" style:font-size-asian="11pt" style:font-weight-asian="normal" style:font-size-complex="11pt" style:font-weight-complex="normal"/>
    </style:style>
    <style:style style:name="P269" style:family="paragraph" style:parent-style-name="Standard">
      <style:text-properties style:font-name="FreeSans1" fo:font-size="11pt" fo:language="en" fo:country="GB" fo:font-weight="normal" officeooo:rsid="01785d2f" officeooo:paragraph-rsid="01785d2f" style:font-size-asian="11pt" style:font-weight-asian="normal" style:font-size-complex="11pt" style:font-weight-complex="normal"/>
    </style:style>
    <style:style style:name="P270" style:family="paragraph" style:parent-style-name="Standard">
      <style:text-properties style:font-name="FreeSans1" fo:font-size="11pt" fo:language="en" fo:country="GB" fo:font-weight="normal" officeooo:rsid="02442e04" officeooo:paragraph-rsid="02442e04" style:font-size-asian="11pt" style:font-weight-asian="normal" style:font-size-complex="11pt" style:font-weight-complex="normal"/>
    </style:style>
    <style:style style:name="P271" style:family="paragraph" style:parent-style-name="Standard">
      <style:text-properties style:font-name="FreeSans1" fo:font-size="11pt" fo:language="en" fo:country="GB" fo:font-weight="normal" officeooo:rsid="0247299b" officeooo:paragraph-rsid="0247299b" style:font-size-asian="11pt" style:font-weight-asian="normal" style:font-size-complex="11pt" style:font-weight-complex="normal"/>
    </style:style>
    <style:style style:name="P272" style:family="paragraph" style:parent-style-name="Standard">
      <style:text-properties style:font-name="FreeSans1" fo:font-size="11pt" fo:language="en" fo:country="GB" fo:font-weight="normal" officeooo:rsid="02480366" officeooo:paragraph-rsid="02480366" style:font-size-asian="11pt" style:font-weight-asian="normal" style:font-size-complex="11pt" style:font-weight-complex="normal"/>
    </style:style>
    <style:style style:name="P273" style:family="paragraph" style:parent-style-name="Standard">
      <style:text-properties style:font-name="FreeSans1" fo:font-size="11pt" fo:language="en" fo:country="GB" fo:font-weight="normal" officeooo:rsid="02492fa8" officeooo:paragraph-rsid="02492fa8" style:font-size-asian="11pt" style:font-weight-asian="normal" style:font-size-complex="11pt" style:font-weight-complex="normal"/>
    </style:style>
    <style:style style:name="P274" style:family="paragraph" style:parent-style-name="Standard">
      <style:text-properties style:font-name="FreeSans1" fo:font-size="11pt" fo:language="en" fo:country="GB" fo:font-weight="normal" officeooo:rsid="024cc185" officeooo:paragraph-rsid="024cc185" style:font-size-asian="11pt" style:font-weight-asian="normal" style:font-size-complex="11pt" style:font-weight-complex="normal"/>
    </style:style>
    <style:style style:name="P275" style:family="paragraph" style:parent-style-name="Standard">
      <style:text-properties style:font-name="FreeSans1" fo:font-size="11pt" fo:language="en" fo:country="GB" fo:font-weight="normal" officeooo:rsid="02502a16" officeooo:paragraph-rsid="02502a16" style:font-size-asian="11pt" style:font-weight-asian="normal" style:font-size-complex="11pt" style:font-weight-complex="normal"/>
    </style:style>
    <style:style style:name="P276" style:family="paragraph" style:parent-style-name="Standard">
      <style:text-properties style:font-name="FreeSans1" fo:font-size="11pt" fo:language="en" fo:country="GB" fo:font-weight="normal" officeooo:rsid="0252ab9b" officeooo:paragraph-rsid="0252ab9b" style:font-size-asian="11pt" style:font-weight-asian="normal" style:font-size-complex="11pt" style:font-weight-complex="normal"/>
    </style:style>
    <style:style style:name="P277" style:family="paragraph" style:parent-style-name="Standard">
      <style:text-properties style:font-name="FreeSans1" fo:font-size="11pt" fo:language="en" fo:country="GB" fo:font-weight="normal" officeooo:rsid="02578082" officeooo:paragraph-rsid="02578082" style:font-size-asian="11pt" style:font-weight-asian="normal" style:font-size-complex="11pt" style:font-weight-complex="normal"/>
    </style:style>
    <style:style style:name="P278" style:family="paragraph" style:parent-style-name="Standard">
      <style:text-properties style:font-name="FreeSans1" fo:font-size="11pt" fo:language="en" fo:country="GB" fo:font-weight="normal" officeooo:rsid="01d763f9" officeooo:paragraph-rsid="01d763f9" style:font-size-asian="11pt" style:font-weight-asian="normal" style:font-size-complex="11pt" style:font-weight-complex="normal"/>
    </style:style>
    <style:style style:name="P279" style:family="paragraph" style:parent-style-name="Standard">
      <style:text-properties style:font-name="FreeSans1" fo:font-size="11pt" fo:language="en" fo:country="GB" fo:font-weight="normal" officeooo:rsid="025a644c" officeooo:paragraph-rsid="025a644c" style:font-size-asian="11pt" style:font-weight-asian="normal" style:font-size-complex="11pt" style:font-weight-complex="normal"/>
    </style:style>
    <style:style style:name="P280" style:family="paragraph" style:parent-style-name="Standard">
      <style:text-properties style:font-name="FreeSans1" fo:font-size="11pt" fo:language="en" fo:country="GB" fo:font-weight="normal" officeooo:rsid="0254afae" officeooo:paragraph-rsid="0254afae" style:font-size-asian="11pt" style:font-weight-asian="normal" style:font-size-complex="11pt" style:font-weight-complex="normal"/>
    </style:style>
    <style:style style:name="P281" style:family="paragraph" style:parent-style-name="Standard">
      <style:text-properties style:font-name="FreeSans1" fo:font-size="11pt" fo:language="en" fo:country="GB" fo:font-weight="normal" officeooo:rsid="025bb2eb" officeooo:paragraph-rsid="025bb2eb" style:font-size-asian="11pt" style:font-weight-asian="normal" style:font-size-complex="11pt" style:font-weight-complex="normal"/>
    </style:style>
    <style:style style:name="P282" style:family="paragraph" style:parent-style-name="Standard">
      <style:text-properties style:font-name="FreeSans1" fo:font-size="11pt" fo:language="en" fo:country="GB" fo:font-weight="normal" officeooo:rsid="025e9543" officeooo:paragraph-rsid="025e9543" style:font-size-asian="11pt" style:font-weight-asian="normal" style:font-size-complex="11pt" style:font-weight-complex="normal"/>
    </style:style>
    <style:style style:name="P283" style:family="paragraph" style:parent-style-name="Standard">
      <style:text-properties style:font-name="FreeSans1" fo:font-size="11pt" fo:language="en" fo:country="GB" fo:font-weight="normal" officeooo:rsid="0095ec4e" officeooo:paragraph-rsid="0242ce59" style:font-size-asian="11pt" style:font-weight-asian="normal" style:font-size-complex="11pt" style:font-weight-complex="normal"/>
    </style:style>
    <style:style style:name="P284" style:family="paragraph" style:parent-style-name="Standard">
      <style:text-properties style:font-name="FreeSans1" fo:font-size="11pt" fo:language="en" fo:country="GB" fo:font-weight="normal" officeooo:rsid="026090e1" officeooo:paragraph-rsid="026090e1" style:font-size-asian="11pt" style:font-weight-asian="normal" style:font-size-complex="11pt" style:font-weight-complex="normal"/>
    </style:style>
    <style:style style:name="P285" style:family="paragraph" style:parent-style-name="Standard">
      <style:text-properties style:font-name="FreeSans1" fo:font-size="11pt" fo:language="en" fo:country="GB" fo:font-weight="normal" officeooo:rsid="01410f99" officeooo:paragraph-rsid="0164964e" style:font-size-asian="11pt" style:font-weight-asian="normal" style:font-size-complex="11pt" style:font-weight-complex="normal"/>
    </style:style>
    <style:style style:name="P286" style:family="paragraph" style:parent-style-name="Standard">
      <style:text-properties style:font-name="FreeSans1" fo:font-size="11pt" fo:language="en" fo:country="GB" fo:font-weight="normal" officeooo:rsid="02640671" officeooo:paragraph-rsid="02640671" style:font-size-asian="11pt" style:font-weight-asian="normal" style:font-size-complex="11pt" style:font-weight-complex="normal"/>
    </style:style>
    <style:style style:name="P287" style:family="paragraph" style:parent-style-name="Standard">
      <style:text-properties style:font-name="FreeSans1" fo:font-size="11pt" fo:language="en" fo:country="GB" fo:font-weight="normal" officeooo:rsid="016f70f9" officeooo:paragraph-rsid="016f70f9" style:font-size-asian="11pt" style:font-weight-asian="normal" style:font-size-complex="11pt" style:font-weight-complex="normal"/>
    </style:style>
    <style:style style:name="P288" style:family="paragraph" style:parent-style-name="Standard">
      <style:text-properties style:font-name="FreeSans1" fo:font-size="11pt" fo:language="en" fo:country="GB" fo:font-weight="normal" officeooo:rsid="0267b045" officeooo:paragraph-rsid="0267b045" style:font-size-asian="11pt" style:font-weight-asian="normal" style:font-size-complex="11pt" style:font-weight-complex="normal"/>
    </style:style>
    <style:style style:name="P289" style:family="paragraph" style:parent-style-name="Standard">
      <style:text-properties style:font-name="FreeSans1" fo:font-size="11pt" fo:language="en" fo:country="GB" fo:font-weight="normal" officeooo:rsid="0269d2aa" officeooo:paragraph-rsid="0269d2aa" style:font-size-asian="11pt" style:font-weight-asian="normal" style:font-size-complex="11pt" style:font-weight-complex="normal"/>
    </style:style>
    <style:style style:name="P290" style:family="paragraph" style:parent-style-name="Standard">
      <style:text-properties style:font-name="FreeSans1" fo:font-size="11pt" fo:language="en" fo:country="GB" fo:font-weight="normal" officeooo:rsid="025b5292" officeooo:paragraph-rsid="025b5292" style:font-size-asian="11pt" style:font-weight-asian="normal" style:font-size-complex="11pt" style:font-weight-complex="normal"/>
    </style:style>
    <style:style style:name="P291" style:family="paragraph" style:parent-style-name="Standard">
      <style:text-properties style:font-name="FreeSans1" fo:font-size="11pt" fo:language="en" fo:country="GB" fo:font-weight="normal" officeooo:rsid="026c9af7" officeooo:paragraph-rsid="026c9af7" style:font-size-asian="11pt" style:font-weight-asian="normal" style:font-size-complex="11pt" style:font-weight-complex="normal"/>
    </style:style>
    <style:style style:name="P292" style:family="paragraph" style:parent-style-name="Standard">
      <style:text-properties style:font-name="FreeSans1" fo:font-size="11pt" fo:language="en" fo:country="GB" fo:font-weight="normal" officeooo:rsid="026e57b1" officeooo:paragraph-rsid="026e57b1" style:font-size-asian="11pt" style:font-weight-asian="normal" style:font-size-complex="11pt" style:font-weight-complex="normal"/>
    </style:style>
    <style:style style:name="P293" style:family="paragraph" style:parent-style-name="Standard">
      <style:text-properties style:font-name="FreeSans1" fo:font-size="11pt" fo:language="en" fo:country="GB" fo:font-weight="normal" officeooo:rsid="0271d0bc" officeooo:paragraph-rsid="0271d0bc" style:font-size-asian="11pt" style:font-weight-asian="normal" style:font-size-complex="11pt" style:font-weight-complex="normal"/>
    </style:style>
    <style:style style:name="P294" style:family="paragraph" style:parent-style-name="Standard">
      <style:text-properties style:font-name="FreeSans1" fo:font-size="11pt" fo:language="en" fo:country="GB" fo:font-weight="normal" officeooo:rsid="01e7a726" officeooo:paragraph-rsid="026b3def" style:font-size-asian="11pt" style:font-weight-asian="normal" style:font-size-complex="11pt" style:font-weight-complex="normal"/>
    </style:style>
    <style:style style:name="P295" style:family="paragraph" style:parent-style-name="Standard">
      <style:text-properties style:font-name="FreeSans1" fo:font-size="11pt" fo:language="en" fo:country="GB" fo:font-weight="bold" officeooo:rsid="00ffa6ac" officeooo:paragraph-rsid="0120bf15" style:font-size-asian="11pt" style:font-weight-asian="bold" style:font-size-complex="11pt" style:font-weight-complex="bold"/>
    </style:style>
    <style:style style:name="P296" style:family="paragraph" style:parent-style-name="Standard">
      <style:text-properties style:font-name="FreeSans1" fo:font-size="11pt" fo:language="en" fo:country="GB" fo:font-weight="bold" officeooo:rsid="0164964e" officeooo:paragraph-rsid="0164964e" style:font-size-asian="11pt" style:font-weight-asian="bold" style:font-size-complex="11pt" style:font-weight-complex="bold"/>
    </style:style>
    <style:style style:name="P297" style:family="paragraph" style:parent-style-name="Standard">
      <style:text-properties style:font-name="FreeSans1" fo:font-size="11pt" fo:language="en" fo:country="GB" fo:font-weight="bold" officeooo:rsid="0165b68d" officeooo:paragraph-rsid="0165b68d" style:font-size-asian="11pt" style:font-weight-asian="bold" style:font-size-complex="11pt" style:font-weight-complex="bold"/>
    </style:style>
    <style:style style:name="P298" style:family="paragraph" style:parent-style-name="Standard">
      <style:paragraph-properties fo:text-align="start" style:justify-single-word="false"/>
      <style:text-properties style:font-name="FreeSans1" fo:font-size="11pt" fo:language="en" fo:country="GB" fo:font-weight="bold" officeooo:rsid="0165b68d" officeooo:paragraph-rsid="0165b68d" style:font-size-asian="11pt" style:font-weight-asian="bold" style:font-size-complex="11pt" style:font-weight-complex="bold"/>
    </style:style>
    <style:style style:name="P299" style:family="paragraph" style:parent-style-name="Standard">
      <style:text-properties style:font-name="FreeSans1" fo:font-size="11pt" fo:language="en" fo:country="GB" fo:font-weight="bold" officeooo:rsid="0165b68d" officeooo:paragraph-rsid="0247299b" style:font-size-asian="11pt" style:font-weight-asian="bold" style:font-size-complex="11pt" style:font-weight-complex="bold"/>
    </style:style>
    <style:style style:name="P300" style:family="paragraph" style:parent-style-name="Table_20_Contents">
      <style:text-properties style:font-name="FreeSans1" fo:font-size="11pt" fo:font-weight="normal" officeooo:rsid="013d1b98" officeooo:paragraph-rsid="013d1b98" style:font-size-asian="11pt" style:font-weight-asian="normal" style:font-size-complex="11pt" style:font-weight-complex="normal"/>
    </style:style>
    <style:style style:name="P301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f1c146" officeooo:paragraph-rsid="021c8a3e" style:font-size-asian="11pt" style:font-weight-asian="normal" style:font-size-complex="11pt" style:font-weight-complex="normal"/>
    </style:style>
    <style:style style:name="P302" style:family="paragraph" style:parent-style-name="Table_20_Contents">
      <style:paragraph-properties fo:text-align="center" style:justify-single-word="false"/>
      <style:text-properties fo:color="#000000" loext:opacity="100%" style:font-name="FreeSans1" fo:font-size="11pt" fo:language="en" fo:country="GB" fo:font-weight="bold" officeooo:rsid="001b3ff3" officeooo:paragraph-rsid="00024f00" style:font-size-asian="11pt" style:font-weight-asian="bold" style:font-size-complex="11pt" style:font-weight-complex="bold"/>
    </style:style>
    <style:style style:name="P303" style:family="paragraph" style:parent-style-name="Table_20_Contents">
      <style:paragraph-properties fo:text-align="start" style:justify-single-word="false"/>
      <style:text-properties fo:color="#000000" loext:opacity="100%" style:font-name="FreeSans1" fo:font-size="11pt" fo:language="en" fo:country="GB" fo:font-weight="bold" officeooo:rsid="001b3ff3" officeooo:paragraph-rsid="0143b879" style:font-size-asian="11pt" style:font-weight-asian="bold" style:font-size-complex="11pt" style:font-weight-complex="bold"/>
    </style:style>
    <style:style style:name="P304" style:family="paragraph" style:parent-style-name="Standard">
      <style:text-properties fo:color="#000000" loext:opacity="100%" style:font-name="FreeSans1" fo:font-size="11pt" fo:language="en" fo:country="GB" fo:font-weight="bold" officeooo:rsid="01141e5c" officeooo:paragraph-rsid="0120bf15" style:font-size-asian="11pt" style:font-weight-asian="bold" style:font-size-complex="11pt" style:font-weight-complex="bold"/>
    </style:style>
    <style:style style:name="P305" style:family="paragraph" style:parent-style-name="Standard">
      <style:text-properties fo:color="#000000" loext:opacity="100%" style:font-name="FreeSans1" fo:font-size="11pt" fo:language="en" fo:country="GB" fo:font-weight="normal" officeooo:rsid="00ffa6ac" officeooo:paragraph-rsid="0120bf15" style:font-size-asian="11pt" style:font-weight-asian="normal" style:font-size-complex="11pt" style:font-weight-complex="normal"/>
    </style:style>
    <style:style style:name="P306" style:family="paragraph" style:parent-style-name="Standard">
      <style:text-properties fo:color="#000000" loext:opacity="100%" style:font-name="FreeSans1" fo:font-size="11pt" fo:language="en" fo:country="GB" fo:font-weight="normal" officeooo:rsid="0100231c" officeooo:paragraph-rsid="0120bf15" style:font-size-asian="11pt" style:font-weight-asian="normal" style:font-size-complex="11pt" style:font-weight-complex="normal"/>
    </style:style>
    <style:style style:name="P307" style:family="paragraph" style:parent-style-name="Standard">
      <style:text-properties fo:color="#000000" loext:opacity="100%" style:font-name="FreeSans1" fo:font-size="11pt" fo:language="en" fo:country="GB" fo:font-weight="normal" officeooo:rsid="0102603d" officeooo:paragraph-rsid="0120bf15" style:font-size-asian="11pt" style:font-weight-asian="normal" style:font-size-complex="11pt" style:font-weight-complex="normal"/>
    </style:style>
    <style:style style:name="P308" style:family="paragraph" style:parent-style-name="Standard">
      <style:text-properties fo:color="#000000" loext:opacity="100%" style:font-name="FreeSans1" fo:font-size="11pt" fo:language="en" fo:country="GB" fo:font-weight="normal" officeooo:rsid="0102a6cc" officeooo:paragraph-rsid="0120bf15" style:font-size-asian="11pt" style:font-weight-asian="normal" style:font-size-complex="11pt" style:font-weight-complex="normal"/>
    </style:style>
    <style:style style:name="P309" style:family="paragraph" style:parent-style-name="Standard">
      <style:text-properties fo:color="#000000" loext:opacity="100%" style:font-name="FreeSans1" fo:font-size="11pt" fo:language="en" fo:country="GB" fo:font-weight="normal" officeooo:rsid="01041c5d" officeooo:paragraph-rsid="0120bf15" style:font-size-asian="11pt" style:font-weight-asian="normal" style:font-size-complex="11pt" style:font-weight-complex="normal"/>
    </style:style>
    <style:style style:name="P310" style:family="paragraph" style:parent-style-name="Standard">
      <style:text-properties fo:color="#000000" loext:opacity="100%" style:font-name="FreeSans1" fo:font-size="11pt" fo:language="en" fo:country="GB" fo:font-weight="normal" officeooo:rsid="010e5665" officeooo:paragraph-rsid="0120bf15" style:font-size-asian="11pt" style:font-weight-asian="normal" style:font-size-complex="11pt" style:font-weight-complex="normal"/>
    </style:style>
    <style:style style:name="P311" style:family="paragraph" style:parent-style-name="Standard">
      <style:text-properties fo:color="#000000" loext:opacity="100%" style:font-name="FreeSans1" fo:font-size="11pt" fo:language="en" fo:country="GB" fo:font-weight="normal" officeooo:rsid="01141e5c" officeooo:paragraph-rsid="0120bf15" style:font-size-asian="11pt" style:font-weight-asian="normal" style:font-size-complex="11pt" style:font-weight-complex="normal"/>
    </style:style>
    <style:style style:name="P312" style:family="paragraph" style:parent-style-name="Standard">
      <style:text-properties fo:color="#000000" loext:opacity="100%" style:font-name="FreeSans1" fo:font-size="11pt" fo:language="en" fo:country="GB" fo:font-weight="normal" officeooo:rsid="0115a3e4" officeooo:paragraph-rsid="0120bf15" style:font-size-asian="11pt" style:font-weight-asian="normal" style:font-size-complex="11pt" style:font-weight-complex="normal"/>
    </style:style>
    <style:style style:name="P313" style:family="paragraph" style:parent-style-name="Standard">
      <style:text-properties fo:color="#000000" loext:opacity="100%" style:font-name="FreeSans1" fo:font-size="11pt" fo:language="en" fo:country="GB" fo:font-weight="normal" officeooo:rsid="0116a609" officeooo:paragraph-rsid="0120bf15" style:font-size-asian="11pt" style:font-weight-asian="normal" style:font-size-complex="11pt" style:font-weight-complex="normal"/>
    </style:style>
    <style:style style:name="P314" style:family="paragraph" style:parent-style-name="Standard">
      <style:text-properties fo:color="#000000" loext:opacity="100%" style:font-name="FreeSans1" fo:font-size="11pt" fo:language="en" fo:country="GB" fo:font-weight="normal" officeooo:rsid="011785a3" officeooo:paragraph-rsid="0120bf15" style:font-size-asian="11pt" style:font-weight-asian="normal" style:font-size-complex="11pt" style:font-weight-complex="normal"/>
    </style:style>
    <style:style style:name="P315" style:family="paragraph" style:parent-style-name="Standard">
      <style:text-properties fo:color="#000000" loext:opacity="100%" style:font-name="FreeSans1" fo:font-size="11pt" fo:language="en" fo:country="GB" fo:font-weight="normal" officeooo:rsid="011a39cb" officeooo:paragraph-rsid="0120bf15" style:font-size-asian="11pt" style:font-weight-asian="normal" style:font-size-complex="11pt" style:font-weight-complex="normal"/>
    </style:style>
    <style:style style:name="P316" style:family="paragraph" style:parent-style-name="Standard">
      <style:text-properties fo:color="#000000" loext:opacity="100%" style:font-name="FreeSans1" fo:font-size="11pt" fo:language="en" fo:country="GB" fo:font-weight="normal" officeooo:rsid="011af1fb" officeooo:paragraph-rsid="0120bf15" style:font-size-asian="11pt" style:font-weight-asian="normal" style:font-size-complex="11pt" style:font-weight-complex="normal"/>
    </style:style>
    <style:style style:name="P317" style:family="paragraph" style:parent-style-name="Standard">
      <style:text-properties fo:color="#000000" loext:opacity="100%" style:font-name="FreeSans1" fo:font-size="11pt" fo:language="en" fo:country="GB" fo:font-weight="normal" officeooo:rsid="011d4114" officeooo:paragraph-rsid="00ffa6ac" style:font-size-asian="11pt" style:font-weight-asian="normal" style:font-size-complex="11pt" style:font-weight-complex="normal"/>
    </style:style>
    <style:style style:name="P318" style:family="paragraph" style:parent-style-name="Standard">
      <style:text-properties fo:color="#000000" loext:opacity="100%" style:font-name="FreeSans1" fo:font-size="11pt" fo:language="en" fo:country="GB" fo:font-weight="normal" officeooo:rsid="011d4114" officeooo:paragraph-rsid="0120bf15" style:font-size-asian="11pt" style:font-weight-asian="normal" style:font-size-complex="11pt" style:font-weight-complex="normal"/>
    </style:style>
    <style:style style:name="P319" style:family="paragraph" style:parent-style-name="Standard">
      <style:text-properties fo:color="#000000" loext:opacity="100%" style:font-name="FreeSans1" fo:font-size="11pt" fo:language="en" fo:country="GB" fo:font-weight="normal" officeooo:rsid="0133793d" officeooo:paragraph-rsid="0133793d" style:font-size-asian="11pt" style:font-weight-asian="normal" style:font-size-complex="11pt" style:font-weight-complex="normal"/>
    </style:style>
    <style:style style:name="P320" style:family="paragraph" style:parent-style-name="Table_20_Contents">
      <style:paragraph-properties fo:text-align="center" style:justify-single-word="false"/>
      <style:text-properties fo:color="#000000" loext:opacity="100%" style:font-name="FreeSans1" fo:font-size="12pt" fo:language="en" fo:country="GB" officeooo:rsid="017d5866" officeooo:paragraph-rsid="00024f00" style:font-size-asian="12pt" style:language-asian="zxx" style:country-asian="none" style:font-size-complex="12pt" style:language-complex="zxx" style:country-complex="none"/>
    </style:style>
    <style:style style:name="P321" style:family="paragraph" style:parent-style-name="Table_20_Contents">
      <style:paragraph-properties fo:text-align="center" style:justify-single-word="false"/>
      <style:text-properties fo:color="#000000" loext:opacity="100%" style:font-name="FreeSans1" fo:font-size="12pt" fo:language="en" fo:country="GB" officeooo:paragraph-rsid="00024f00" style:font-size-asian="12pt" style:language-asian="zxx" style:country-asian="none" style:font-size-complex="12pt" style:language-complex="zxx" style:country-complex="none"/>
    </style:style>
    <style:style style:name="P322" style:family="paragraph" style:parent-style-name="Table_20_Contents">
      <style:paragraph-properties fo:text-align="center" style:justify-single-word="false"/>
      <style:text-properties fo:color="#000000" loext:opacity="100%" style:font-name="FreeSans1" fo:font-size="12pt" fo:language="en" fo:country="GB" officeooo:paragraph-rsid="000f5b58" style:font-size-asian="12pt" style:language-asian="zxx" style:country-asian="none" style:font-size-complex="12pt" style:language-complex="zxx" style:country-complex="none"/>
    </style:style>
    <style:style style:name="P323" style:family="paragraph" style:parent-style-name="Standard">
      <style:text-properties fo:color="#000000" loext:opacity="100%" style:font-name="FreeSans1" fo:font-size="12pt" fo:language="en" fo:country="GB" fo:font-weight="normal" officeooo:rsid="0149bef2" officeooo:paragraph-rsid="0149bef2" fo:background-color="transparent" style:font-size-asian="10.5pt" style:font-weight-asian="normal" style:font-size-complex="12pt" style:font-weight-complex="normal"/>
    </style:style>
    <style:style style:name="P324" style:family="paragraph" style:parent-style-name="Standard">
      <style:text-properties fo:color="#000000" loext:opacity="100%" style:font-name="FreeSans1" fo:font-size="12pt" fo:language="en" fo:country="GB" fo:font-weight="normal" officeooo:rsid="01da5d23" officeooo:paragraph-rsid="01da5d23" fo:background-color="transparent" style:font-size-asian="10.5pt" style:font-weight-asian="normal" style:font-size-complex="12pt" style:font-weight-complex="normal"/>
    </style:style>
    <style:style style:name="P325" style:family="paragraph" style:parent-style-name="Standard">
      <style:text-properties fo:color="#000000" loext:opacity="100%" style:font-name="FreeSans1" fo:font-size="12pt" fo:language="en" fo:country="GB" fo:font-weight="normal" officeooo:rsid="022a94f7" officeooo:paragraph-rsid="022a94f7" fo:background-color="transparent" style:font-size-asian="10.5pt" style:font-weight-asian="normal" style:font-size-complex="12pt" style:font-weight-complex="normal"/>
    </style:style>
    <style:style style:name="P326" style:family="paragraph" style:parent-style-name="Standard">
      <style:text-properties fo:color="#000000" loext:opacity="100%" style:font-name="FreeSans1" fo:font-size="10pt" fo:language="en" fo:country="GB" fo:font-weight="normal" officeooo:rsid="012d7628" officeooo:paragraph-rsid="0130fd29" style:font-size-asian="10pt" style:font-weight-asian="normal" style:font-size-complex="10pt" style:font-weight-complex="normal"/>
    </style:style>
    <style:style style:name="P327" style:family="paragraph" style:parent-style-name="Standard">
      <style:text-properties fo:color="#000000" loext:opacity="100%" style:font-name="FreeSans1" fo:font-size="10pt" fo:language="en" fo:country="GB" fo:font-weight="normal" officeooo:rsid="012d7628" officeooo:paragraph-rsid="0134ba85" style:font-size-asian="10pt" style:font-weight-asian="normal" style:font-size-complex="10pt" style:font-weight-complex="normal"/>
    </style:style>
    <style:style style:name="P328" style:family="paragraph" style:parent-style-name="Standard">
      <style:text-properties fo:color="#000000" loext:opacity="100%" style:font-name="FreeSans1" fo:font-size="10pt" fo:language="en" fo:country="GB" fo:font-weight="normal" officeooo:rsid="012f123f" officeooo:paragraph-rsid="0130fd29" style:font-size-asian="10pt" style:font-weight-asian="normal" style:font-size-complex="10pt" style:font-weight-complex="normal"/>
    </style:style>
    <style:style style:name="P329" style:family="paragraph" style:parent-style-name="Standard">
      <style:text-properties fo:color="#000000" loext:opacity="100%" style:font-name="FreeSans1" fo:font-size="10pt" fo:language="en" fo:country="GB" fo:font-weight="normal" officeooo:rsid="0109d898" officeooo:paragraph-rsid="0120bf15" style:font-size-asian="10pt" style:font-weight-asian="normal" style:font-size-complex="10pt" style:font-weight-complex="normal"/>
    </style:style>
    <style:style style:name="P330" style:family="paragraph" style:parent-style-name="Standard">
      <style:text-properties fo:color="#000000" loext:opacity="100%" style:font-name="FreeSans1" fo:font-size="10pt" fo:language="en" fo:country="GB" fo:font-weight="normal" officeooo:rsid="010a7114" officeooo:paragraph-rsid="0120bf15" style:font-size-asian="10pt" style:font-weight-asian="normal" style:font-size-complex="10pt" style:font-weight-complex="normal"/>
    </style:style>
    <style:style style:name="P331" style:family="paragraph" style:parent-style-name="Standard">
      <style:text-properties fo:color="#000000" loext:opacity="100%" style:font-name="FreeSans1" fo:font-size="10pt" fo:language="en" fo:country="GB" fo:font-weight="normal" officeooo:rsid="010ae301" officeooo:paragraph-rsid="0120bf15" style:font-size-asian="10pt" style:font-weight-asian="normal" style:font-size-complex="10pt" style:font-weight-complex="normal"/>
    </style:style>
    <style:style style:name="P332" style:family="paragraph" style:parent-style-name="Standard">
      <style:text-properties fo:color="#000000" loext:opacity="100%" style:font-name="FreeSans1" fo:font-size="10pt" fo:language="en" fo:country="GB" fo:font-weight="normal" officeooo:rsid="010c5e31" officeooo:paragraph-rsid="0120bf15" style:font-size-asian="10pt" style:font-weight-asian="normal" style:font-size-complex="10pt" style:font-weight-complex="normal"/>
    </style:style>
    <style:style style:name="P333" style:family="paragraph" style:parent-style-name="Standard">
      <style:text-properties fo:color="#000000" loext:opacity="100%" style:font-name="FreeSans1" fo:font-size="10pt" fo:language="en" fo:country="GB" fo:font-weight="normal" officeooo:rsid="010ce0bf" officeooo:paragraph-rsid="0120bf15" style:font-size-asian="10pt" style:font-weight-asian="normal" style:font-size-complex="10pt" style:font-weight-complex="normal"/>
    </style:style>
    <style:style style:name="P334" style:family="paragraph" style:parent-style-name="Standard">
      <style:text-properties fo:color="#000000" loext:opacity="100%" style:font-name="FreeSans1" fo:font-size="10pt" fo:language="en" fo:country="GB" fo:font-weight="normal" officeooo:rsid="010e5665" officeooo:paragraph-rsid="0120bf15" style:font-size-asian="10pt" style:font-weight-asian="normal" style:font-size-complex="10pt" style:font-weight-complex="normal"/>
    </style:style>
    <style:style style:name="P335" style:family="paragraph" style:parent-style-name="Standard">
      <style:text-properties fo:color="#000000" loext:opacity="100%" style:font-name="FreeSans1" fo:font-size="10pt" fo:language="en" fo:country="GB" fo:font-weight="normal" officeooo:rsid="01cf269f" officeooo:paragraph-rsid="01cf269f" style:font-size-asian="10pt" style:font-weight-asian="normal" style:font-size-complex="10pt" style:font-weight-complex="normal"/>
    </style:style>
    <style:style style:name="P336" style:family="paragraph" style:parent-style-name="Standard">
      <style:text-properties fo:color="#000000" loext:opacity="100%" style:font-name="FreeSans1" fo:font-size="10pt" fo:language="en" fo:country="GB" fo:font-weight="bold" officeooo:rsid="012d1253" officeooo:paragraph-rsid="0130fd29" style:font-size-asian="10pt" style:font-weight-asian="bold" style:font-size-complex="10pt" style:font-weight-complex="bold"/>
    </style:style>
    <style:style style:name="P337" style:family="paragraph" style:parent-style-name="Standard">
      <style:text-properties fo:color="#000000" loext:opacity="100%" style:font-name="FreeSans1" fo:font-size="10pt" fo:language="en" fo:country="GB" fo:font-weight="bold" officeooo:rsid="01083b1c" officeooo:paragraph-rsid="0120bf15" style:font-size-asian="10pt" style:font-weight-asian="bold" style:font-size-complex="10pt" style:font-weight-complex="bold"/>
    </style:style>
    <style:style style:name="P338" style:family="paragraph" style:parent-style-name="Table_20_Contents">
      <style:paragraph-properties fo:text-align="center" style:justify-single-word="false"/>
      <style:text-properties fo:color="#2a6099" loext:opacity="100%" style:font-name="FreeSans1" fo:font-size="12pt" fo:language="en" fo:country="GB" officeooo:rsid="017d5866" officeooo:paragraph-rsid="00024f00" style:font-size-asian="12pt" style:language-asian="zxx" style:country-asian="none" style:font-size-complex="12pt" style:language-complex="zxx" style:country-complex="none"/>
    </style:style>
    <style:style style:name="P339" style:family="paragraph" style:parent-style-name="Table_20_Contents">
      <style:paragraph-properties fo:text-align="center" style:justify-single-word="false"/>
      <style:text-properties fo:color="#2a6099" loext:opacity="100%" style:font-name="FreeSans1" fo:font-size="12pt" fo:language="en" fo:country="GB" officeooo:rsid="02339b4e" officeooo:paragraph-rsid="00024f00" style:font-size-asian="12pt" style:language-asian="zxx" style:country-asian="none" style:font-size-complex="12pt" style:language-complex="zxx" style:country-complex="none"/>
    </style:style>
    <style:style style:name="P340" style:family="paragraph" style:parent-style-name="Table_20_Contents">
      <style:paragraph-properties fo:text-align="center" style:justify-single-word="false"/>
      <style:text-properties fo:color="#2a6099" loext:opacity="100%" style:font-name="FreeSans1" fo:font-size="12pt" fo:language="en" fo:country="GB" officeooo:rsid="017ec04b" officeooo:paragraph-rsid="00024f00" style:font-size-asian="12pt" style:language-asian="zxx" style:country-asian="none" style:font-size-complex="12pt" style:language-complex="zxx" style:country-complex="none"/>
    </style:style>
    <style:style style:name="P341" style:family="paragraph" style:parent-style-name="Table_20_Contents">
      <style:paragraph-properties fo:text-align="center" style:justify-single-word="false"/>
      <style:text-properties fo:color="#2a6099" loext:opacity="100%" style:font-name="FreeSans1" fo:font-size="12pt" fo:language="en" fo:country="GB" officeooo:paragraph-rsid="00024f00" style:font-size-asian="12pt" style:language-asian="zxx" style:country-asian="none" style:font-size-complex="12pt" style:language-complex="zxx" style:country-complex="none"/>
    </style:style>
    <style:style style:name="P342" style:family="paragraph" style:parent-style-name="Table_20_Contents">
      <style:paragraph-properties fo:text-align="center" style:justify-single-word="false"/>
      <style:text-properties fo:color="#2a6099" loext:opacity="100%" style:font-name="FreeSans1" fo:font-size="12pt" fo:language="en" fo:country="GB" officeooo:rsid="017fde2d" officeooo:paragraph-rsid="00024f00" style:font-size-asian="12pt" style:language-asian="zxx" style:country-asian="none" style:font-size-complex="12pt" style:language-complex="zxx" style:country-complex="none"/>
    </style:style>
    <style:style style:name="P343" style:family="paragraph" style:parent-style-name="Table_20_Contents">
      <style:paragraph-properties fo:text-align="center" style:justify-single-word="false"/>
      <style:text-properties fo:color="#2a6099" loext:opacity="100%" style:font-name="FreeSans1" fo:font-size="12pt" fo:language="en" fo:country="GB" officeooo:rsid="0100b96b" officeooo:paragraph-rsid="0100b96b" style:font-size-asian="12pt" style:language-asian="zxx" style:country-asian="none" style:font-size-complex="12pt" style:language-complex="zxx" style:country-complex="none"/>
    </style:style>
    <style:style style:name="P344" style:family="paragraph" style:parent-style-name="Table_20_Contents">
      <style:paragraph-properties fo:text-align="center" style:justify-single-word="false"/>
      <style:text-properties fo:color="#2a6099" loext:opacity="100%" style:font-name="FreeSans1" fo:font-size="12pt" fo:language="en" fo:country="GB" officeooo:rsid="017d5866" officeooo:paragraph-rsid="00024f00" fo:background-color="transparent" style:font-size-asian="12pt" style:language-asian="zxx" style:country-asian="none" style:font-size-complex="12pt" style:language-complex="zxx" style:country-complex="none"/>
    </style:style>
    <style:style style:name="P345" style:family="paragraph" style:parent-style-name="Table_20_Contents">
      <style:paragraph-properties fo:text-align="center" style:justify-single-word="false"/>
      <style:text-properties fo:color="#2a6099" loext:opacity="100%" style:font-name="FreeSans1" fo:font-size="12pt" fo:language="en" fo:country="GB" officeooo:rsid="02a07c5e" officeooo:paragraph-rsid="00024f00" fo:background-color="transparent" style:font-size-asian="12pt" style:language-asian="zxx" style:country-asian="none" style:font-size-complex="12pt" style:language-complex="zxx" style:country-complex="none"/>
    </style:style>
    <style:style style:name="P346" style:family="paragraph" style:parent-style-name="Standard">
      <style:text-properties fo:color="#2a6099" loext:opacity="100%" style:font-name="FreeSans1" fo:font-size="12pt" fo:language="en" fo:country="GB" fo:font-weight="bold" officeooo:rsid="00f57883" officeooo:paragraph-rsid="00f57883" style:font-size-asian="10.5pt" style:font-weight-asian="bold" style:font-size-complex="12pt" style:font-weight-complex="bold"/>
    </style:style>
    <style:style style:name="P347" style:family="paragraph" style:parent-style-name="Standard">
      <style:text-properties fo:color="#2a6099" loext:opacity="100%" style:font-name="FreeSans1" fo:font-size="12pt" fo:language="en" fo:country="GB" fo:font-weight="normal" officeooo:rsid="014d224f" officeooo:paragraph-rsid="014d224f" style:font-size-asian="10.5pt" style:font-weight-asian="normal" style:font-size-complex="12pt" style:font-weight-complex="normal"/>
    </style:style>
    <style:style style:name="P348" style:family="paragraph" style:parent-style-name="Standard">
      <style:text-properties fo:color="#2a6099" loext:opacity="100%" style:font-name="FreeSans1" fo:font-size="12pt" fo:language="en" fo:country="GB" fo:font-weight="normal" officeooo:rsid="0149bef2" officeooo:paragraph-rsid="0149bef2" fo:background-color="transparent" style:font-size-asian="10.5pt" style:font-weight-asian="normal" style:font-size-complex="12pt" style:font-weight-complex="normal"/>
    </style:style>
    <style:style style:name="P349" style:family="paragraph" style:parent-style-name="Standard">
      <style:text-properties fo:color="#158466" loext:opacity="100%" style:font-name="FreeSans1" fo:font-size="12pt" fo:language="en" fo:country="GB" fo:font-weight="normal" officeooo:rsid="0174d36d" officeooo:paragraph-rsid="0174d36d" style:font-size-asian="10.5pt" style:font-weight-asian="normal" style:font-size-complex="12pt" style:font-weight-complex="normal"/>
    </style:style>
    <style:style style:name="P350" style:family="paragraph" style:parent-style-name="Standard">
      <style:text-properties fo:color="#158466" loext:opacity="100%" style:font-name="FreeSans1" fo:font-size="12pt" fo:language="en" fo:country="GB" fo:font-weight="normal" officeooo:rsid="01932303" officeooo:paragraph-rsid="01932303" style:font-size-asian="10.5pt" style:font-weight-asian="normal" style:font-size-complex="12pt" style:font-weight-complex="normal"/>
    </style:style>
    <style:style style:name="P351" style:family="paragraph" style:parent-style-name="Standard">
      <style:text-properties fo:color="#158466" loext:opacity="100%" style:font-name="FreeSans1" fo:font-size="12pt" fo:language="en" fo:country="GB" fo:font-weight="normal" officeooo:rsid="015ca015" officeooo:paragraph-rsid="015ca015" style:font-size-asian="10.5pt" style:font-weight-asian="normal" style:font-size-complex="12pt" style:font-weight-complex="normal"/>
    </style:style>
    <style:style style:name="P352" style:family="paragraph" style:parent-style-name="Standard">
      <style:text-properties fo:color="#158466" loext:opacity="100%" style:font-name="FreeSans1" fo:font-size="12pt" fo:language="en" fo:country="GB" fo:font-weight="normal" officeooo:rsid="019bcf4c" officeooo:paragraph-rsid="019bcf4c" style:font-size-asian="10.5pt" style:font-weight-asian="normal" style:font-size-complex="12pt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966474" fo:background-color="transparent" loext:char-shading-value="0"/>
    </style:style>
    <style:style style:name="T3" style:family="text">
      <style:text-properties officeooo:rsid="017d5866"/>
    </style:style>
    <style:style style:name="T4" style:family="text">
      <style:text-properties officeooo:rsid="029efd2b"/>
    </style:style>
    <style:style style:name="T5" style:family="text">
      <style:text-properties officeooo:rsid="001115ea"/>
    </style:style>
    <style:style style:name="T6" style:family="text">
      <style:text-properties officeooo:rsid="017fde2d"/>
    </style:style>
    <style:style style:name="T7" style:family="text">
      <style:text-properties fo:font-variant="normal" fo:text-transform="none" fo:letter-spacing="normal" fo:font-style="normal" fo:font-weight="normal" officeooo:rsid="001115ea"/>
    </style:style>
    <style:style style:name="T8" style:family="text">
      <style:text-properties fo:font-variant="normal" fo:text-transform="none" fo:color="#000000" loext:opacity="100%" fo:letter-spacing="normal" fo:font-style="normal" officeooo:rsid="001115ea" style:font-size-asian="12pt" style:language-asian="zxx" style:country-asian="none" style:language-complex="zxx" style:country-complex="none"/>
    </style:style>
    <style:style style:name="T9" style:family="text">
      <style:text-properties officeooo:rsid="00024f00"/>
    </style:style>
    <style:style style:name="T10" style:family="text">
      <style:text-properties officeooo:rsid="0004cf7b"/>
    </style:style>
    <style:style style:name="T11" style:family="text">
      <style:text-properties officeooo:rsid="0005cc28"/>
    </style:style>
    <style:style style:name="T12" style:family="text">
      <style:text-properties fo:font-weight="normal" officeooo:rsid="000f5b58" style:font-size-asian="10.5pt" style:font-weight-asian="normal" style:font-weight-complex="normal"/>
    </style:style>
    <style:style style:name="T13" style:family="text">
      <style:text-properties fo:font-weight="normal" officeooo:rsid="01e5a34a" style:font-weight-asian="normal" style:font-weight-complex="normal"/>
    </style:style>
    <style:style style:name="T14" style:family="text">
      <style:text-properties fo:font-weight="normal" officeooo:rsid="009de38d" style:font-weight-asian="normal" style:font-weight-complex="normal"/>
    </style:style>
    <style:style style:name="T15" style:family="text">
      <style:text-properties fo:font-weight="normal" officeooo:rsid="009e46b0" style:font-weight-asian="normal" style:font-weight-complex="normal"/>
    </style:style>
    <style:style style:name="T16" style:family="text">
      <style:text-properties officeooo:rsid="000ff617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fo:font-size="12pt" style:font-size-asian="12pt" style:language-asian="zxx" style:country-asian="none" style:font-size-complex="12pt" style:language-complex="zxx" style:country-complex="none"/>
    </style:style>
    <style:style style:name="T19" style:family="text">
      <style:text-properties fo:color="#000000" loext:opacity="100%" fo:font-size="12pt" officeooo:rsid="0013f7d6" style:font-size-asian="12pt" style:language-asian="zxx" style:country-asian="none" style:font-size-complex="12pt" style:language-complex="zxx" style:country-complex="none"/>
    </style:style>
    <style:style style:name="T20" style:family="text">
      <style:text-properties fo:color="#000000" loext:opacity="100%" fo:font-size="12pt" officeooo:rsid="00143360" style:font-size-asian="12pt" style:language-asian="zxx" style:country-asian="none" style:font-size-complex="12pt" style:language-complex="zxx" style:country-complex="none"/>
    </style:style>
    <style:style style:name="T21" style:family="text">
      <style:text-properties fo:color="#000000" loext:opacity="100%" fo:font-size="12pt" officeooo:rsid="00143c7c" style:font-size-asian="12pt" style:language-asian="zxx" style:country-asian="none" style:font-size-complex="12pt" style:language-complex="zxx" style:country-complex="none"/>
    </style:style>
    <style:style style:name="T22" style:family="text">
      <style:text-properties fo:color="#000000" loext:opacity="100%" fo:font-size="12pt" officeooo:rsid="0053a30d" style:font-size-asian="12pt" style:language-asian="zxx" style:country-asian="none" style:font-size-complex="12pt" style:language-complex="zxx" style:country-complex="none"/>
    </style:style>
    <style:style style:name="T23" style:family="text">
      <style:text-properties fo:color="#000000" loext:opacity="100%" fo:font-size="12pt" officeooo:rsid="00557b6a" style:font-size-asian="12pt" style:language-asian="zxx" style:country-asian="none" style:font-size-complex="12pt" style:language-complex="zxx" style:country-complex="none"/>
    </style:style>
    <style:style style:name="T24" style:family="text">
      <style:text-properties fo:color="#000000" loext:opacity="100%" style:font-size-asian="12pt" style:language-asian="zxx" style:country-asian="none" style:language-complex="zxx" style:country-complex="none"/>
    </style:style>
    <style:style style:name="T25" style:family="text">
      <style:text-properties fo:color="#000000" loext:opacity="100%" officeooo:rsid="001115ea" style:font-size-asian="12pt" style:language-asian="zxx" style:country-asian="none" style:language-complex="zxx" style:country-complex="none"/>
    </style:style>
    <style:style style:name="T26" style:family="text">
      <style:text-properties fo:color="#000000" loext:opacity="100%" fo:font-weight="bold" style:font-weight-asian="bold" style:font-weight-complex="bold"/>
    </style:style>
    <style:style style:name="T27" style:family="text">
      <style:text-properties fo:color="#000000" loext:opacity="100%" fo:font-weight="bold" officeooo:rsid="00a85f71" style:font-weight-asian="bold" style:font-weight-complex="bold"/>
    </style:style>
    <style:style style:name="T28" style:family="text">
      <style:text-properties fo:color="#000000" loext:opacity="100%" fo:font-weight="bold" officeooo:rsid="00d68e6b" style:font-weight-asian="bold" style:font-weight-complex="bold"/>
    </style:style>
    <style:style style:name="T29" style:family="text">
      <style:text-properties fo:color="#000000" loext:opacity="100%" officeooo:rsid="00af3dae"/>
    </style:style>
    <style:style style:name="T30" style:family="text">
      <style:text-properties fo:color="#000000" loext:opacity="100%" officeooo:rsid="00d68e6b"/>
    </style:style>
    <style:style style:name="T31" style:family="text">
      <style:text-properties fo:color="#000000" loext:opacity="100%" fo:background-color="transparent" loext:char-shading-value="0"/>
    </style:style>
    <style:style style:name="T32" style:family="text">
      <style:text-properties officeooo:rsid="0012a1e9"/>
    </style:style>
    <style:style style:name="T33" style:family="text">
      <style:text-properties officeooo:rsid="0015ef6d"/>
    </style:style>
    <style:style style:name="T34" style:family="text">
      <style:text-properties officeooo:rsid="001c1c51"/>
    </style:style>
    <style:style style:name="T35" style:family="text">
      <style:text-properties officeooo:rsid="000c8ed5"/>
    </style:style>
    <style:style style:name="T36" style:family="text">
      <style:text-properties officeooo:rsid="0027b84c"/>
    </style:style>
    <style:style style:name="T37" style:family="text">
      <style:text-properties officeooo:rsid="002c1d1c"/>
    </style:style>
    <style:style style:name="T38" style:family="text">
      <style:text-properties officeooo:rsid="003ca94f"/>
    </style:style>
    <style:style style:name="T39" style:family="text">
      <style:text-properties officeooo:rsid="00475eb9"/>
    </style:style>
    <style:style style:name="T40" style:family="text">
      <style:text-properties officeooo:rsid="00483a99"/>
    </style:style>
    <style:style style:name="T41" style:family="text">
      <style:text-properties officeooo:rsid="00496d93"/>
    </style:style>
    <style:style style:name="T42" style:family="text">
      <style:text-properties officeooo:rsid="00508943"/>
    </style:style>
    <style:style style:name="T43" style:family="text">
      <style:text-properties officeooo:rsid="005b04e6"/>
    </style:style>
    <style:style style:name="T44" style:family="text">
      <style:text-properties officeooo:rsid="005b6d5f"/>
    </style:style>
    <style:style style:name="T45" style:family="text">
      <style:text-properties officeooo:rsid="005df16b"/>
    </style:style>
    <style:style style:name="T46" style:family="text">
      <style:text-properties officeooo:rsid="0061678c"/>
    </style:style>
    <style:style style:name="T47" style:family="text">
      <style:text-properties officeooo:rsid="0062ad0f"/>
    </style:style>
    <style:style style:name="T48" style:family="text">
      <style:text-properties officeooo:rsid="00641fad"/>
    </style:style>
    <style:style style:name="T49" style:family="text">
      <style:text-properties officeooo:rsid="00652894"/>
    </style:style>
    <style:style style:name="T50" style:family="text">
      <style:text-properties officeooo:rsid="006708cc"/>
    </style:style>
    <style:style style:name="T51" style:family="text">
      <style:text-properties officeooo:rsid="00672f75"/>
    </style:style>
    <style:style style:name="T52" style:family="text">
      <style:text-properties officeooo:rsid="006dab50"/>
    </style:style>
    <style:style style:name="T53" style:family="text">
      <style:text-properties officeooo:rsid="0056893f"/>
    </style:style>
    <style:style style:name="T54" style:family="text">
      <style:text-properties officeooo:rsid="00570438"/>
    </style:style>
    <style:style style:name="T55" style:family="text">
      <style:text-properties officeooo:rsid="0077af2a"/>
    </style:style>
    <style:style style:name="T56" style:family="text">
      <style:text-properties officeooo:rsid="00781aeb"/>
    </style:style>
    <style:style style:name="T57" style:family="text">
      <style:text-properties officeooo:rsid="0078dcab"/>
    </style:style>
    <style:style style:name="T58" style:family="text">
      <style:text-properties officeooo:rsid="007a3297"/>
    </style:style>
    <style:style style:name="T59" style:family="text">
      <style:text-properties officeooo:rsid="007bec2a"/>
    </style:style>
    <style:style style:name="T60" style:family="text">
      <style:text-properties officeooo:rsid="007d36d3"/>
    </style:style>
    <style:style style:name="T61" style:family="text">
      <style:text-properties officeooo:rsid="007dea68"/>
    </style:style>
    <style:style style:name="T62" style:family="text">
      <style:text-properties officeooo:rsid="0081f41a"/>
    </style:style>
    <style:style style:name="T63" style:family="text">
      <style:text-properties officeooo:rsid="00841dbd"/>
    </style:style>
    <style:style style:name="T64" style:family="text">
      <style:text-properties officeooo:rsid="0085a375"/>
    </style:style>
    <style:style style:name="T65" style:family="text">
      <style:text-properties officeooo:rsid="00874fb5"/>
    </style:style>
    <style:style style:name="T66" style:family="text">
      <style:text-properties officeooo:rsid="008fb4ac"/>
    </style:style>
    <style:style style:name="T67" style:family="text">
      <style:text-properties officeooo:rsid="0092b4c0"/>
    </style:style>
    <style:style style:name="T68" style:family="text">
      <style:text-properties fo:font-size="12pt" fo:font-weight="normal" officeooo:rsid="0093afe4" style:font-size-asian="10.5pt" style:font-weight-asian="normal" style:font-size-complex="12pt" style:font-weight-complex="normal"/>
    </style:style>
    <style:style style:name="T69" style:family="text">
      <style:text-properties fo:font-size="12pt" fo:font-weight="normal" officeooo:rsid="00347762" style:font-size-asian="10.5pt" style:font-weight-asian="normal" style:font-size-complex="12pt" style:font-weight-complex="normal"/>
    </style:style>
    <style:style style:name="T70" style:family="text">
      <style:text-properties officeooo:rsid="0093f7d3"/>
    </style:style>
    <style:style style:name="T71" style:family="text">
      <style:text-properties fo:color="#2a6099" loext:opacity="100%"/>
    </style:style>
    <style:style style:name="T72" style:family="text">
      <style:text-properties fo:color="#2a6099" loext:opacity="100%" officeooo:rsid="0093f7d3"/>
    </style:style>
    <style:style style:name="T73" style:family="text">
      <style:text-properties fo:color="#2a6099" loext:opacity="100%" officeooo:rsid="00af3dae"/>
    </style:style>
    <style:style style:name="T74" style:family="text">
      <style:text-properties fo:color="#2a6099" loext:opacity="100%" fo:background-color="transparent" loext:char-shading-value="0"/>
    </style:style>
    <style:style style:name="T75" style:family="text">
      <style:text-properties fo:color="#2a6099" loext:opacity="100%" officeooo:rsid="02106ef3"/>
    </style:style>
    <style:style style:name="T76" style:family="text">
      <style:text-properties fo:color="#2a6099" loext:opacity="100%" officeooo:rsid="0214c9bf"/>
    </style:style>
    <style:style style:name="T77" style:family="text">
      <style:text-properties officeooo:rsid="00987726"/>
    </style:style>
    <style:style style:name="T78" style:family="text">
      <style:text-properties officeooo:rsid="009b0325"/>
    </style:style>
    <style:style style:name="T79" style:family="text">
      <style:text-properties officeooo:rsid="009ca156"/>
    </style:style>
    <style:style style:name="T80" style:family="text">
      <style:text-properties officeooo:rsid="00a14ff4"/>
    </style:style>
    <style:style style:name="T81" style:family="text">
      <style:text-properties officeooo:rsid="00a4a34f"/>
    </style:style>
    <style:style style:name="T82" style:family="text">
      <style:text-properties officeooo:rsid="00a85f71"/>
    </style:style>
    <style:style style:name="T83" style:family="text">
      <style:text-properties officeooo:rsid="00a91d53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officeooo:rsid="00a85f71" style:font-weight-asian="bold" style:font-weight-complex="bold"/>
    </style:style>
    <style:style style:name="T86" style:family="text">
      <style:text-properties fo:font-weight="bold" officeooo:rsid="00ab028e" style:font-weight-asian="bold" style:font-weight-complex="bold"/>
    </style:style>
    <style:style style:name="T87" style:family="text">
      <style:text-properties fo:font-weight="bold" officeooo:rsid="00ac5187" style:font-weight-asian="bold" style:font-weight-complex="bold"/>
    </style:style>
    <style:style style:name="T88" style:family="text">
      <style:text-properties fo:font-weight="bold" officeooo:rsid="00b6a3ab" style:font-weight-asian="bold" style:font-weight-complex="bold"/>
    </style:style>
    <style:style style:name="T89" style:family="text">
      <style:text-properties fo:font-weight="bold" officeooo:rsid="00b79522" style:font-weight-asian="bold" style:font-weight-complex="bold"/>
    </style:style>
    <style:style style:name="T90" style:family="text">
      <style:text-properties officeooo:rsid="00af3dae"/>
    </style:style>
    <style:style style:name="T91" style:family="text">
      <style:text-properties officeooo:rsid="00b23301"/>
    </style:style>
    <style:style style:name="T92" style:family="text">
      <style:text-properties officeooo:rsid="00b35d63"/>
    </style:style>
    <style:style style:name="T93" style:family="text">
      <style:text-properties officeooo:rsid="00b500bd"/>
    </style:style>
    <style:style style:name="T94" style:family="text">
      <style:text-properties officeooo:rsid="00b6a3ab"/>
    </style:style>
    <style:style style:name="T95" style:family="text">
      <style:text-properties officeooo:rsid="00b79522"/>
    </style:style>
    <style:style style:name="T96" style:family="text">
      <style:text-properties officeooo:rsid="00ba3b4b"/>
    </style:style>
    <style:style style:name="T97" style:family="text">
      <style:text-properties officeooo:rsid="00bdd115"/>
    </style:style>
    <style:style style:name="T98" style:family="text">
      <style:text-properties officeooo:rsid="00c0467d"/>
    </style:style>
    <style:style style:name="T99" style:family="text">
      <style:text-properties officeooo:rsid="00c1a61e"/>
    </style:style>
    <style:style style:name="T100" style:family="text">
      <style:text-properties officeooo:rsid="00c2a74d"/>
    </style:style>
    <style:style style:name="T101" style:family="text">
      <style:text-properties officeooo:rsid="00c48c08"/>
    </style:style>
    <style:style style:name="T102" style:family="text">
      <style:text-properties officeooo:rsid="00c602bb"/>
    </style:style>
    <style:style style:name="T103" style:family="text">
      <style:text-properties officeooo:rsid="00c6793e"/>
    </style:style>
    <style:style style:name="T104" style:family="text">
      <style:text-properties officeooo:rsid="00cad21f"/>
    </style:style>
    <style:style style:name="T105" style:family="text">
      <style:text-properties officeooo:rsid="00dff71d"/>
    </style:style>
    <style:style style:name="T106" style:family="text">
      <style:text-properties officeooo:rsid="00e13fa3"/>
    </style:style>
    <style:style style:name="T107" style:family="text">
      <style:text-properties officeooo:rsid="00ed05d4"/>
    </style:style>
    <style:style style:name="T108" style:family="text">
      <style:text-properties officeooo:rsid="00f782b1"/>
    </style:style>
    <style:style style:name="T109" style:family="text">
      <style:text-properties officeooo:rsid="00f9454e"/>
    </style:style>
    <style:style style:name="T110" style:family="text">
      <style:text-properties officeooo:rsid="00fa1f15"/>
    </style:style>
    <style:style style:name="T111" style:family="text">
      <style:text-properties style:text-position="sub 58%" officeooo:rsid="00fb699b"/>
    </style:style>
    <style:style style:name="T112" style:family="text">
      <style:text-properties fo:color="#55308d" loext:opacity="100%"/>
    </style:style>
    <style:style style:name="T113" style:family="text">
      <style:text-properties officeooo:rsid="0100baf5"/>
    </style:style>
    <style:style style:name="T114" style:family="text">
      <style:text-properties officeooo:rsid="0102603d"/>
    </style:style>
    <style:style style:name="T115" style:family="text">
      <style:text-properties officeooo:rsid="0102a6cc"/>
    </style:style>
    <style:style style:name="T116" style:family="text">
      <style:text-properties officeooo:rsid="010c7322"/>
    </style:style>
    <style:style style:name="T117" style:family="text">
      <style:text-properties officeooo:rsid="010e9114"/>
    </style:style>
    <style:style style:name="T118" style:family="text">
      <style:text-properties officeooo:rsid="011b6901"/>
    </style:style>
    <style:style style:name="T119" style:family="text">
      <style:text-properties officeooo:rsid="011f26af"/>
    </style:style>
    <style:style style:name="T120" style:family="text">
      <style:text-properties officeooo:rsid="012f123f"/>
    </style:style>
    <style:style style:name="T121" style:family="text">
      <style:text-properties officeooo:rsid="0131660d"/>
    </style:style>
    <style:style style:name="T122" style:family="text">
      <style:text-properties officeooo:rsid="0131b859"/>
    </style:style>
    <style:style style:name="T123" style:family="text">
      <style:text-properties officeooo:rsid="01342087"/>
    </style:style>
    <style:style style:name="T124" style:family="text">
      <style:text-properties officeooo:rsid="013d1b98"/>
    </style:style>
    <style:style style:name="T125" style:family="text">
      <style:text-properties officeooo:rsid="0141be6f"/>
    </style:style>
    <style:style style:name="T126" style:family="text">
      <style:text-properties officeooo:rsid="014b8271"/>
    </style:style>
    <style:style style:name="T127" style:family="text">
      <style:text-properties officeooo:rsid="01510d89"/>
    </style:style>
    <style:style style:name="T128" style:family="text">
      <style:text-properties officeooo:rsid="01542cd5"/>
    </style:style>
    <style:style style:name="T129" style:family="text">
      <style:text-properties officeooo:rsid="015ca015"/>
    </style:style>
    <style:style style:name="T130" style:family="text">
      <style:text-properties officeooo:rsid="015d53d8"/>
    </style:style>
    <style:style style:name="T131" style:family="text">
      <style:text-properties officeooo:rsid="016214db"/>
    </style:style>
    <style:style style:name="T132" style:family="text">
      <style:text-properties officeooo:rsid="0167a910"/>
    </style:style>
    <style:style style:name="T133" style:family="text">
      <style:text-properties officeooo:rsid="016af4ee"/>
    </style:style>
    <style:style style:name="T134" style:family="text">
      <style:text-properties officeooo:rsid="016f2bc2"/>
    </style:style>
    <style:style style:name="T135" style:family="text">
      <style:text-properties officeooo:rsid="017098cc"/>
    </style:style>
    <style:style style:name="T136" style:family="text">
      <style:text-properties officeooo:rsid="0172daae"/>
    </style:style>
    <style:style style:name="T137" style:family="text">
      <style:text-properties officeooo:rsid="01779303"/>
    </style:style>
    <style:style style:name="T138" style:family="text">
      <style:text-properties officeooo:rsid="018661ea"/>
    </style:style>
    <style:style style:name="T139" style:family="text">
      <style:text-properties officeooo:rsid="018852ae"/>
    </style:style>
    <style:style style:name="T140" style:family="text">
      <style:text-properties officeooo:rsid="0189e6da"/>
    </style:style>
    <style:style style:name="T141" style:family="text">
      <style:text-properties officeooo:rsid="018c01a7"/>
    </style:style>
    <style:style style:name="T142" style:family="text">
      <style:text-properties officeooo:rsid="0194ee35"/>
    </style:style>
    <style:style style:name="T143" style:family="text">
      <style:text-properties officeooo:rsid="0195d785"/>
    </style:style>
    <style:style style:name="T144" style:family="text">
      <style:text-properties fo:color="#158466" loext:opacity="100%"/>
    </style:style>
    <style:style style:name="T145" style:family="text">
      <style:text-properties officeooo:rsid="01a7d9a8"/>
    </style:style>
    <style:style style:name="T146" style:family="text">
      <style:text-properties officeooo:rsid="01a8f1d1"/>
    </style:style>
    <style:style style:name="T147" style:family="text">
      <style:text-properties officeooo:rsid="01af0296"/>
    </style:style>
    <style:style style:name="T148" style:family="text">
      <style:text-properties officeooo:rsid="01b03d60"/>
    </style:style>
    <style:style style:name="T149" style:family="text">
      <style:text-properties officeooo:rsid="01b1b107"/>
    </style:style>
    <style:style style:name="T150" style:family="text">
      <style:text-properties officeooo:rsid="01b3753e"/>
    </style:style>
    <style:style style:name="T151" style:family="text">
      <style:text-properties officeooo:rsid="01b585f9"/>
    </style:style>
    <style:style style:name="T152" style:family="text">
      <style:text-properties officeooo:rsid="01d24e2f"/>
    </style:style>
    <style:style style:name="T153" style:family="text">
      <style:text-properties officeooo:rsid="01d2a793"/>
    </style:style>
    <style:style style:name="T154" style:family="text">
      <style:text-properties officeooo:rsid="01d54a20"/>
    </style:style>
    <style:style style:name="T155" style:family="text">
      <style:text-properties officeooo:rsid="01d629f4"/>
    </style:style>
    <style:style style:name="T156" style:family="text">
      <style:text-properties officeooo:rsid="01db03d6"/>
    </style:style>
    <style:style style:name="T157" style:family="text">
      <style:text-properties officeooo:rsid="01dd23e3"/>
    </style:style>
    <style:style style:name="T158" style:family="text">
      <style:text-properties officeooo:rsid="01df1c76"/>
    </style:style>
    <style:style style:name="T159" style:family="text">
      <style:text-properties officeooo:rsid="01e3bcee"/>
    </style:style>
    <style:style style:name="T160" style:family="text">
      <style:text-properties officeooo:rsid="01e5fa89"/>
    </style:style>
    <style:style style:name="T161" style:family="text">
      <style:text-properties officeooo:rsid="01e693b5"/>
    </style:style>
    <style:style style:name="T162" style:family="text">
      <style:text-properties officeooo:rsid="01e8101b"/>
    </style:style>
    <style:style style:name="T163" style:family="text">
      <style:text-properties officeooo:rsid="01e99dd2"/>
    </style:style>
    <style:style style:name="T164" style:family="text">
      <style:text-properties officeooo:rsid="01eb4133"/>
    </style:style>
    <style:style style:name="T165" style:family="text">
      <style:text-properties officeooo:rsid="01ed30af"/>
    </style:style>
    <style:style style:name="T166" style:family="text">
      <style:text-properties officeooo:rsid="01eecc61"/>
    </style:style>
    <style:style style:name="T167" style:family="text">
      <style:text-properties officeooo:rsid="01ef5bfe"/>
    </style:style>
    <style:style style:name="T168" style:family="text">
      <style:text-properties officeooo:rsid="01f08976"/>
    </style:style>
    <style:style style:name="T169" style:family="text">
      <style:text-properties officeooo:rsid="01f283b1"/>
    </style:style>
    <style:style style:name="T170" style:family="text">
      <style:text-properties officeooo:rsid="01f3f50a"/>
    </style:style>
    <style:style style:name="T171" style:family="text">
      <style:text-properties officeooo:rsid="01f57bfc"/>
    </style:style>
    <style:style style:name="T172" style:family="text">
      <style:text-properties officeooo:rsid="01f8050f"/>
    </style:style>
    <style:style style:name="T173" style:family="text">
      <style:text-properties officeooo:rsid="01f9d91a"/>
    </style:style>
    <style:style style:name="T174" style:family="text">
      <style:text-properties officeooo:rsid="01fb9f8b"/>
    </style:style>
    <style:style style:name="T175" style:family="text">
      <style:text-properties officeooo:rsid="01fbdde5"/>
    </style:style>
    <style:style style:name="T176" style:family="text">
      <style:text-properties officeooo:rsid="01fcefb1"/>
    </style:style>
    <style:style style:name="T177" style:family="text">
      <style:text-properties officeooo:rsid="01fe7cab"/>
    </style:style>
    <style:style style:name="T178" style:family="text">
      <style:text-properties officeooo:rsid="01ffc5fc"/>
    </style:style>
    <style:style style:name="T179" style:family="text">
      <style:text-properties officeooo:rsid="02009046"/>
    </style:style>
    <style:style style:name="T180" style:family="text">
      <style:text-properties officeooo:rsid="0206c498"/>
    </style:style>
    <style:style style:name="T181" style:family="text">
      <style:text-properties officeooo:rsid="02083d4e"/>
    </style:style>
    <style:style style:name="T182" style:family="text">
      <style:text-properties officeooo:rsid="0208a0d3"/>
    </style:style>
    <style:style style:name="T183" style:family="text">
      <style:text-properties officeooo:rsid="020a94c8"/>
    </style:style>
    <style:style style:name="T184" style:family="text">
      <style:text-properties officeooo:rsid="020d8e78"/>
    </style:style>
    <style:style style:name="T185" style:family="text">
      <style:text-properties officeooo:rsid="020d9105"/>
    </style:style>
    <style:style style:name="T186" style:family="text">
      <style:text-properties officeooo:rsid="020eb227"/>
    </style:style>
    <style:style style:name="T187" style:family="text">
      <style:text-properties officeooo:rsid="02106ef3"/>
    </style:style>
    <style:style style:name="T188" style:family="text">
      <style:text-properties officeooo:rsid="021748b4"/>
    </style:style>
    <style:style style:name="T189" style:family="text">
      <style:text-properties officeooo:rsid="02182832"/>
    </style:style>
    <style:style style:name="T190" style:family="text">
      <style:text-properties officeooo:rsid="021a162e"/>
    </style:style>
    <style:style style:name="T191" style:family="text">
      <style:text-properties officeooo:rsid="0220962d"/>
    </style:style>
    <style:style style:name="T192" style:family="text">
      <style:text-properties officeooo:rsid="02228b0b"/>
    </style:style>
    <style:style style:name="T193" style:family="text">
      <style:text-properties officeooo:rsid="0227691a"/>
    </style:style>
    <style:style style:name="T194" style:family="text">
      <style:text-properties officeooo:rsid="022a94f7"/>
    </style:style>
    <style:style style:name="T195" style:family="text">
      <style:text-properties officeooo:rsid="022ab224"/>
    </style:style>
    <style:style style:name="T196" style:family="text">
      <style:text-properties officeooo:rsid="022e3f80"/>
    </style:style>
    <style:style style:name="T197" style:family="text">
      <style:text-properties officeooo:rsid="0231a346"/>
    </style:style>
    <style:style style:name="T198" style:family="text">
      <style:text-properties officeooo:rsid="02343b9f"/>
    </style:style>
    <style:style style:name="T199" style:family="text">
      <style:text-properties officeooo:rsid="0234b4a6"/>
    </style:style>
    <style:style style:name="T200" style:family="text">
      <style:text-properties officeooo:rsid="02373da1"/>
    </style:style>
    <style:style style:name="T201" style:family="text">
      <style:text-properties officeooo:rsid="0237b82a"/>
    </style:style>
    <style:style style:name="T202" style:family="text">
      <style:text-properties officeooo:rsid="02459c0e"/>
    </style:style>
    <style:style style:name="T203" style:family="text">
      <style:text-properties officeooo:rsid="024b16c8"/>
    </style:style>
    <style:style style:name="T204" style:family="text">
      <style:text-properties officeooo:rsid="024dd802"/>
    </style:style>
    <style:style style:name="T205" style:family="text">
      <style:text-properties officeooo:rsid="024f8756"/>
    </style:style>
    <style:style style:name="T206" style:family="text">
      <style:text-properties officeooo:rsid="025180f0"/>
    </style:style>
    <style:style style:name="T207" style:family="text">
      <style:text-properties officeooo:rsid="0268dd12"/>
    </style:style>
    <style:style style:name="T208" style:family="text">
      <style:text-properties officeooo:rsid="026b3def"/>
    </style:style>
    <style:style style:name="T209" style:family="text">
      <style:text-properties officeooo:rsid="026cf47b"/>
    </style:style>
    <style:style style:name="T210" style:family="text">
      <style:text-properties officeooo:rsid="026ff9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02"><text:span text:style-name="T32">R</text:span>une</text:p>
          </table:table-cell>
          <table:table-cell table:style-name="Table1.A1" office:value-type="string">
            <text:p text:style-name="P302">Rune n<text:span text:style-name="T9">ame</text:span></text:p>
          </table:table-cell>
          <table:table-cell table:style-name="Table1.A1" office:value-type="string">
            <text:p text:style-name="P302">IPA symbol</text:p>
          </table:table-cell>
          <table:table-cell table:style-name="Table1.A1" office:value-type="string">
            <text:p text:style-name="P302">Romanization</text:p>
          </table:table-cell>
          <table:table-cell table:style-name="Table1.E1" table:number-rows-spanned="30" office:value-type="string">
            <text:p text:style-name="P25">Sound changes</text:p>
            <text:p text:style-name="P29"><text:span text:style-name="T42">Only a</text:span>pplies <text:span text:style-name="T42">to words when I want it to</text:span></text:p>
            <text:p text:style-name="P44">ɸ → f</text:p>
            <text:p text:style-name="P44">β → v</text:p>
            <text:p text:style-name="P44">r → ɾ</text:p>
            <text:p text:style-name="P44"><text:span text:style-name="T35">w </text:span><text:span text:style-name="T77">stays</text:span><text:span text:style-name="T35"> </text:span><text:span text:style-name="T77">w</text:span><text:span text:style-name="T35"> </text:span><text:span text:style-name="T36">at the start of words and in-between vowels, otherwise → u</text:span></text:p>
            <text:p text:style-name="P57">z → s</text:p>
            <text:p text:style-name="P57">ɣ → <text:span text:style-name="T65">x</text:span></text:p>
            <text:p text:style-name="P58">x → h</text:p>
            <text:p text:style-name="P45">short i → ɪ</text:p>
            <text:p text:style-name="P46">short e → ɛ</text:p>
            <text:p text:style-name="P47">short u → ə</text:p>
            <text:p text:style-name="P48">short o → ɔ</text:p>
            <text:p text:style-name="P49">short a → ɑ</text:p>
            <text:p text:style-name="P49">ɑu, ɑi, eu, iu → ɑu, ɑ<text:span text:style-name="T33">i, </text:span>ɛu, ɪu</text:p>
            <text:p text:style-name="P49">ɔːu → <text:s/><text:span text:style-name="T25">o</text:span><text:span text:style-name="T8">ː </text:span></text:p>
            <text:p text:style-name="P49">ɔːi → <text:span text:style-name="T24">ɔ</text:span><text:span text:style-name="T34">i</text:span> </text:p>
            <text:p text:style-name="P49">ɛːu → ɛu</text:p>
            <text:p text:style-name="P49">ɛːi → eː</text:p>
            <text:p text:style-name="P59">Final /ɑz/, /<text:span text:style-name="T96">w</text:span>ɑz/ lost</text:p>
            <text:p text:style-name="P55">Final ǭ lost</text:p>
            <text:p text:style-name="P303"><text:span text:style-name="T69">ijǭ → é</text:span> </text:p>
          </table:table-cell>
        </table:table-row>
        <table:table-row>
          <table:table-cell table:style-name="Table1.A2" office:value-type="string">
            <text:p text:style-name="P6">ᛗ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20">/m/</text:p>
          </table:table-cell>
          <table:table-cell table:style-name="Table1.A2" office:value-type="string">
            <text:p text:style-name="P338">m</text:p>
          </table:table-cell>
          <table:covered-table-cell table:style-name="Table1.E2"/>
        </table:table-row>
        <table:table-row>
          <table:table-cell table:style-name="Table1.A2" office:value-type="string">
            <text:p text:style-name="P6">ᚾ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320">/n/</text:p>
          </table:table-cell>
          <table:table-cell table:style-name="Table1.A2" office:value-type="string">
            <text:p text:style-name="P338">n</text:p>
          </table:table-cell>
          <table:covered-table-cell table:style-name="Table1.E2"/>
        </table:table-row>
        <table:table-row>
          <table:table-cell table:style-name="Table1.A2" office:value-type="string">
            <text:p text:style-name="P6">ᛜ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321">/ŋ/</text:p>
          </table:table-cell>
          <table:table-cell table:style-name="Table1.A2" office:value-type="string">
            <text:p text:style-name="P338">ng</text:p>
          </table:table-cell>
          <table:covered-table-cell table:style-name="Table1.E2"/>
        </table:table-row>
        <table:table-row>
          <table:table-cell table:style-name="Table1.A2" office:value-type="string">
            <text:p text:style-name="P6">ᛈ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320">/p/</text:p>
          </table:table-cell>
          <table:table-cell table:style-name="Table1.A2" office:value-type="string">
            <text:p text:style-name="P338">p</text:p>
          </table:table-cell>
          <table:covered-table-cell table:style-name="Table1.E2"/>
        </table:table-row>
        <table:table-row>
          <table:table-cell table:style-name="Table1.A2" office:value-type="string">
            <text:p text:style-name="P6">ᛒ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320">/b/</text:p>
          </table:table-cell>
          <table:table-cell table:style-name="Table1.A2" office:value-type="string">
            <text:p text:style-name="P338">b</text:p>
          </table:table-cell>
          <table:covered-table-cell table:style-name="Table1.E2"/>
        </table:table-row>
        <table:table-row>
          <table:table-cell table:style-name="Table1.A2" office:value-type="string">
            <text:p text:style-name="P6">ᛏ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320">/t/</text:p>
          </table:table-cell>
          <table:table-cell table:style-name="Table1.A2" office:value-type="string">
            <text:p text:style-name="P338">t</text:p>
          </table:table-cell>
          <table:covered-table-cell table:style-name="Table1.E2"/>
        </table:table-row>
        <table:table-row>
          <table:table-cell table:style-name="Table1.A2" office:value-type="string">
            <text:p text:style-name="P6">ᛞ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320">/d/</text:p>
          </table:table-cell>
          <table:table-cell table:style-name="Table1.A2" office:value-type="string">
            <text:p text:style-name="P338">d</text:p>
          </table:table-cell>
          <table:covered-table-cell table:style-name="Table1.E2"/>
        </table:table-row>
        <table:table-row>
          <table:table-cell table:style-name="Table1.A2" office:value-type="string">
            <text:p text:style-name="P6">ᚱ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21">/ɾ/</text:p>
          </table:table-cell>
          <table:table-cell table:style-name="Table1.A2" office:value-type="string">
            <text:p text:style-name="P338">r</text:p>
          </table:table-cell>
          <table:covered-table-cell table:style-name="Table1.E2"/>
        </table:table-row>
        <table:table-row>
          <table:table-cell table:style-name="Table1.A2" office:value-type="string">
            <text:p text:style-name="P6">ᚲ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320">/k/</text:p>
          </table:table-cell>
          <table:table-cell table:style-name="Table1.A2" office:value-type="string">
            <text:p text:style-name="P338">k</text:p>
          </table:table-cell>
          <table:covered-table-cell table:style-name="Table1.E2"/>
        </table:table-row>
        <table:table-row>
          <table:table-cell table:style-name="Table1.A2" office:value-type="string">
            <text:p text:style-name="P6">ᚠ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21">/<text:span text:style-name="T3">f/</text:span></text:p>
          </table:table-cell>
          <table:table-cell table:style-name="Table1.A2" office:value-type="string">
            <text:p text:style-name="P338">f</text:p>
          </table:table-cell>
          <table:covered-table-cell table:style-name="Table1.E2"/>
        </table:table-row>
        <table:table-row>
          <table:table-cell table:style-name="Table1.A2" office:value-type="string">
            <text:p text:style-name="P6">ᚹ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321">/<text:span text:style-name="T3">v/</text:span></text:p>
          </table:table-cell>
          <table:table-cell table:style-name="Table1.A2" office:value-type="string">
            <text:p text:style-name="P338">v</text:p>
          </table:table-cell>
          <table:covered-table-cell table:style-name="Table1.E2"/>
        </table:table-row>
        <table:table-row>
          <table:table-cell table:style-name="Table1.A2" office:value-type="string">
            <text:p text:style-name="P6">ᚦ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321">/θ/</text:p>
          </table:table-cell>
          <table:table-cell table:style-name="Table1.A2" office:value-type="string">
            <text:p text:style-name="P344">th</text:p>
          </table:table-cell>
          <table:covered-table-cell table:style-name="Table1.E2"/>
        </table:table-row>
        <table:table-row>
          <table:table-cell table:style-name="Table1.A2" office:value-type="string">
            <text:p text:style-name="P6">ᚧ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321">/ð/</text:p>
          </table:table-cell>
          <table:table-cell table:style-name="Table1.A2" office:value-type="string">
            <text:p text:style-name="P339">dh</text:p>
          </table:table-cell>
          <table:covered-table-cell table:style-name="Table1.E2"/>
        </table:table-row>
        <table:table-row>
          <table:table-cell table:style-name="Table1.A2" office:value-type="string">
            <text:p text:style-name="P6">ᛋ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21">/<text:span text:style-name="T3">s/</text:span></text:p>
          </table:table-cell>
          <table:table-cell table:style-name="Table1.A2" office:value-type="string">
            <text:p text:style-name="P338">s</text:p>
          </table:table-cell>
          <table:covered-table-cell table:style-name="Table1.E2"/>
        </table:table-row>
        <table:table-row>
          <table:table-cell table:style-name="Table1.A2" office:value-type="string">
            <text:p text:style-name="P6">ᚺ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321">/<text:span text:style-name="T10">h</text:span><text:span text:style-name="T3">/</text:span></text:p>
          </table:table-cell>
          <table:table-cell table:style-name="Table1.A2" office:value-type="string">
            <text:p text:style-name="P338">h</text:p>
          </table:table-cell>
          <table:covered-table-cell table:style-name="Table1.E2"/>
        </table:table-row>
        <table:table-row>
          <table:table-cell table:style-name="Table1.A2" office:value-type="string">
            <text:p text:style-name="P6">ᚻ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321">/<text:span text:style-name="T11">x/</text:span></text:p>
          </table:table-cell>
          <table:table-cell table:style-name="Table1.A2" office:value-type="string">
            <text:p text:style-name="P343">g</text:p>
          </table:table-cell>
          <table:covered-table-cell table:style-name="Table1.E2"/>
        </table:table-row>
        <table:table-row>
          <table:table-cell table:style-name="Table1.A2" office:value-type="string">
            <text:p text:style-name="P6">ᚤ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75">/<text:span text:style-name="T2">w</text:span><text:span text:style-name="T4">/</text:span></text:p>
          </table:table-cell>
          <table:table-cell table:style-name="Table1.A2" office:value-type="string">
            <text:p text:style-name="P345">w</text:p>
          </table:table-cell>
          <table:covered-table-cell table:style-name="Table1.E2"/>
        </table:table-row>
        <table:table-row>
          <table:table-cell table:style-name="Table1.A2" office:value-type="string">
            <text:p text:style-name="P6">ᛚ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21">/<text:span text:style-name="T3">l/</text:span></text:p>
          </table:table-cell>
          <table:table-cell table:style-name="Table1.A2" office:value-type="string">
            <text:p text:style-name="P338">l</text:p>
          </table:table-cell>
          <table:covered-table-cell table:style-name="Table1.E2"/>
        </table:table-row>
        <table:table-row table:style-name="Table1.20">
          <table:table-cell table:style-name="Table1.A2" office:value-type="string">
            <text:p text:style-name="P6">ᛃ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21">/<text:span text:style-name="T3">j/</text:span></text:p>
          </table:table-cell>
          <table:table-cell table:style-name="Table1.A2" office:value-type="string">
            <text:p text:style-name="P338">j</text:p>
          </table:table-cell>
          <table:covered-table-cell table:style-name="Table1.E2"/>
        </table:table-row>
        <table:table-row>
          <table:table-cell table:style-name="Table1.A2" office:value-type="string">
            <text:p text:style-name="P6">ᛁ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21">/ɪ/</text:p>
          </table:table-cell>
          <table:table-cell table:style-name="Table1.A2" office:value-type="string">
            <text:p text:style-name="P340">i</text:p>
          </table:table-cell>
          <table:covered-table-cell table:style-name="Table1.E2"/>
        </table:table-row>
        <table:table-row>
          <table:table-cell table:style-name="Table1.A2" office:value-type="string">
            <text:p text:style-name="P6">ᛡ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21">/iː/</text:p>
          </table:table-cell>
          <table:table-cell table:style-name="Table1.A2" office:value-type="string">
            <text:p text:style-name="P341">í</text:p>
          </table:table-cell>
          <table:covered-table-cell table:style-name="Table1.E2"/>
        </table:table-row>
        <table:table-row>
          <table:table-cell table:style-name="Table1.A2" office:value-type="string">
            <text:p text:style-name="P6">ᛖ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21">/ɛ/</text:p>
          </table:table-cell>
          <table:table-cell table:style-name="Table1.A2" office:value-type="string">
            <text:p text:style-name="P342">e</text:p>
          </table:table-cell>
          <table:covered-table-cell table:style-name="Table1.E2"/>
        </table:table-row>
        <table:table-row>
          <table:table-cell table:style-name="Table1.A2" office:value-type="string">
            <text:p text:style-name="P6">ᛇ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21">/e<text:span text:style-name="T5">ː/</text:span></text:p>
          </table:table-cell>
          <table:table-cell table:style-name="Table1.A2" office:value-type="string">
            <text:p text:style-name="P341">é</text:p>
          </table:table-cell>
          <table:covered-table-cell table:style-name="Table1.E2"/>
        </table:table-row>
        <table:table-row>
          <table:table-cell table:style-name="Table1.A2" office:value-type="string">
            <text:p text:style-name="P6">ᚢ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22">/<text:span text:style-name="T12">ə</text:span><text:span text:style-name="T6">/</text:span></text:p>
          </table:table-cell>
          <table:table-cell table:style-name="Table1.A2" office:value-type="string">
            <text:p text:style-name="P342">u</text:p>
          </table:table-cell>
          <table:covered-table-cell table:style-name="Table1.E2"/>
        </table:table-row>
        <table:table-row>
          <table:table-cell table:style-name="Table1.A2" office:value-type="string">
            <text:p text:style-name="P6">ᚥ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21">/<text:span text:style-name="T16">u</text:span>ː/</text:p>
          </table:table-cell>
          <table:table-cell table:style-name="Table1.A2" office:value-type="string">
            <text:p text:style-name="P341">ú</text:p>
          </table:table-cell>
          <table:covered-table-cell table:style-name="Table1.E2"/>
        </table:table-row>
        <table:table-row>
          <table:table-cell table:style-name="Table1.A2" office:value-type="string">
            <text:p text:style-name="P6">ᛟ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321">/ɔ/</text:p>
          </table:table-cell>
          <table:table-cell table:style-name="Table1.A2" office:value-type="string">
            <text:p text:style-name="P342">o</text:p>
          </table:table-cell>
          <table:covered-table-cell table:style-name="Table1.E2"/>
        </table:table-row>
        <table:table-row>
          <table:table-cell table:style-name="Table1.A2" office:value-type="string">
            <text:p text:style-name="P6">ᚮ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21">/<text:span text:style-name="T5">o</text:span><text:span text:style-name="T7">ː/</text:span></text:p>
          </table:table-cell>
          <table:table-cell table:style-name="Table1.A2" office:value-type="string">
            <text:p text:style-name="P341">ó</text:p>
          </table:table-cell>
          <table:covered-table-cell table:style-name="Table1.E2"/>
        </table:table-row>
        <table:table-row>
          <table:table-cell table:style-name="Table1.A2" office:value-type="string">
            <text:p text:style-name="P6">ᚨ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21">/ɑ<text:span text:style-name="T6">/</text:span></text:p>
          </table:table-cell>
          <table:table-cell table:style-name="Table1.A2" office:value-type="string">
            <text:p text:style-name="P342">a</text:p>
          </table:table-cell>
          <table:covered-table-cell table:style-name="Table1.E2"/>
        </table:table-row>
        <table:table-row>
          <table:table-cell table:style-name="Table1.A2" office:value-type="string">
            <text:p text:style-name="P6">ᛆ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21">/<text:span text:style-name="T5">a</text:span><text:span text:style-name="T7">ː/</text:span></text:p>
          </table:table-cell>
          <table:table-cell table:style-name="Table1.A2" office:value-type="string">
            <text:p text:style-name="P341">á</text:p>
          </table:table-cell>
          <table:covered-table-cell table:style-name="Table1.E2"/>
        </table:table-row>
      </table:table>
      <text:p text:style-name="P102"/>
      <text:p text:style-name="P103">Diphthongs: <text:span text:style-name="T19">/ɑu/, /ɑi/, /ɛu/, /ɪu/, /ɔ</text:span><text:span text:style-name="T20">i/</text:span></text:p>
      <text:p text:style-name="P104"><text:span text:style-name="T18">Rom</text:span><text:span text:style-name="T22">a</text:span><text:span text:style-name="T18">ni</text:span><text:span text:style-name="T23">z</text:span><text:span text:style-name="T18">ation: </text:span><text:span text:style-name="T21">au, ai, eu, iu, oi</text:span></text:p>
      <text:p text:style-name="P21">Pronoun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row>
          <table:table-cell table:style-name="Table2.A1" office:value-type="string">
            <text:p text:style-name="P76"/>
          </table:table-cell>
          <table:table-cell table:style-name="Table2.A1" office:value-type="string">
            <text:p text:style-name="P76"/>
          </table:table-cell>
          <table:table-cell table:style-name="Table2.A1" office:value-type="string">
            <text:p text:style-name="P30">Nominative</text:p>
          </table:table-cell>
          <table:table-cell table:style-name="Table2.A1" office:value-type="string">
            <text:p text:style-name="P30">Accusative</text:p>
          </table:table-cell>
          <table:table-cell table:style-name="Table2.A1" office:value-type="string">
            <text:p text:style-name="P31">Genitive</text:p>
          </table:table-cell>
          <table:table-cell table:style-name="Table2.F1" office:value-type="string">
            <text:p text:style-name="P31">Dative</text:p>
          </table:table-cell>
        </table:table-row>
        <table:table-row>
          <table:table-cell table:style-name="Table2.A2" table:number-rows-spanned="2" office:value-type="string">
            <text:p text:style-name="P78">First Person</text:p>
          </table:table-cell>
          <table:table-cell table:style-name="Table2.A2" office:value-type="string">
            <text:p text:style-name="P30">Singular</text:p>
          </table:table-cell>
          <table:table-cell table:style-name="Table2.C2" office:value-type="string">
            <text:p text:style-name="P85"><text:span text:style-name="T37">i</text:span>k</text:p>
          </table:table-cell>
          <table:table-cell table:style-name="Table2.C2" office:value-type="string">
            <text:p text:style-name="P85">mé</text:p>
          </table:table-cell>
          <table:table-cell table:style-name="Table2.C2" office:value-type="string">
            <text:p text:style-name="P86">mín</text:p>
          </table:table-cell>
          <table:table-cell table:style-name="Table2.F2" office:value-type="string">
            <text:p text:style-name="P87">mis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30">Plural</text:p>
          </table:table-cell>
          <table:table-cell table:style-name="Table2.C2" office:value-type="string">
            <text:p text:style-name="P88">wis</text:p>
          </table:table-cell>
          <table:table-cell table:style-name="Table2.C2" office:value-type="string">
            <text:p text:style-name="P89">uns</text:p>
          </table:table-cell>
          <table:table-cell table:style-name="Table2.C2" office:value-type="string">
            <text:p text:style-name="P89">ur</text:p>
          </table:table-cell>
          <table:table-cell table:style-name="Table2.F2" office:value-type="string">
            <text:p text:style-name="P89">us</text:p>
          </table:table-cell>
        </table:table-row>
        <table:table-row>
          <table:table-cell table:style-name="Table2.A4" table:number-rows-spanned="2" office:value-type="string">
            <text:p text:style-name="P78">Second Person</text:p>
          </table:table-cell>
          <table:table-cell table:style-name="Table2.A4" office:value-type="string">
            <text:p text:style-name="P30">Singular</text:p>
          </table:table-cell>
          <table:table-cell table:style-name="Table2.C2" office:value-type="string">
            <text:p text:style-name="P90">thú</text:p>
          </table:table-cell>
          <table:table-cell table:style-name="Table2.C2" office:value-type="string">
            <text:p text:style-name="P90">thé</text:p>
          </table:table-cell>
          <table:table-cell table:style-name="Table2.C2" office:value-type="string">
            <text:p text:style-name="P90">thín</text:p>
          </table:table-cell>
          <table:table-cell table:style-name="Table2.F2" office:value-type="string">
            <text:p text:style-name="P90">this</text:p>
          </table:table-cell>
        </table:table-row>
        <table:table-row>
          <table:covered-table-cell table:style-name="Table2.A4"/>
          <table:table-cell table:style-name="Table2.A4" office:value-type="string">
            <text:p text:style-name="P30">Plural</text:p>
          </table:table-cell>
          <table:table-cell table:style-name="Table2.C2" office:value-type="string">
            <text:p text:style-name="P91">jús</text:p>
          </table:table-cell>
          <table:table-cell table:style-name="Table2.C2" office:value-type="string">
            <text:p text:style-name="P92">jé</text:p>
          </table:table-cell>
          <table:table-cell table:style-name="Table2.C2" office:value-type="string">
            <text:p text:style-name="P92">jér</text:p>
          </table:table-cell>
          <table:table-cell table:style-name="Table2.F2" office:value-type="string">
            <text:p text:style-name="P93">jis</text:p>
          </table:table-cell>
        </table:table-row>
        <table:table-row>
          <table:table-cell table:style-name="Table2.A6" table:number-rows-spanned="3" office:value-type="string">
            <text:p text:style-name="P79">Third Person</text:p>
          </table:table-cell>
          <table:table-cell table:style-name="Table2.A6" office:value-type="string">
            <text:p text:style-name="P32">Animate</text:p>
          </table:table-cell>
          <table:table-cell table:style-name="Table2.C2" office:value-type="string">
            <text:p text:style-name="P94">sé</text:p>
          </table:table-cell>
          <table:table-cell table:style-name="Table2.C2" office:value-type="string">
            <text:p text:style-name="P95">é</text:p>
          </table:table-cell>
          <table:table-cell table:style-name="Table2.C2" office:value-type="string">
            <text:p text:style-name="P94">é<text:span text:style-name="T39">r</text:span></text:p>
          </table:table-cell>
          <table:table-cell table:style-name="Table2.F2" office:value-type="string">
            <text:p text:style-name="P94">é<text:span text:style-name="T40">s</text:span></text:p>
          </table:table-cell>
        </table:table-row>
        <table:table-row>
          <table:covered-table-cell table:style-name="Table2.A6"/>
          <table:table-cell table:style-name="Table2.A6" office:value-type="string">
            <text:p text:style-name="P32">Inanimate</text:p>
          </table:table-cell>
          <table:table-cell table:style-name="Table2.C2" office:value-type="string">
            <text:p text:style-name="P96">it</text:p>
          </table:table-cell>
          <table:table-cell table:style-name="Table2.C2" office:value-type="string">
            <text:p text:style-name="P96">im</text:p>
          </table:table-cell>
          <table:table-cell table:style-name="Table2.C2" office:value-type="string">
            <text:p text:style-name="P97">e<text:span text:style-name="T41">r</text:span></text:p>
          </table:table-cell>
          <table:table-cell table:style-name="Table2.F2" office:value-type="string">
            <text:p text:style-name="P96">is</text:p>
          </table:table-cell>
        </table:table-row>
        <table:table-row table:style-name="Table2.8">
          <table:covered-table-cell table:style-name="Table2.A6"/>
          <table:table-cell table:style-name="Table2.A6" office:value-type="string">
            <text:p text:style-name="P31">Plural</text:p>
          </table:table-cell>
          <table:table-cell table:style-name="Table2.C2" office:value-type="string">
            <text:p text:style-name="P95">í<text:span text:style-name="T38">s</text:span></text:p>
          </table:table-cell>
          <table:table-cell table:style-name="Table2.C2" office:value-type="string">
            <text:p text:style-name="P99">ins</text:p>
          </table:table-cell>
          <table:table-cell table:style-name="Table2.C2" office:value-type="string">
            <text:p text:style-name="P100">es</text:p>
          </table:table-cell>
          <table:table-cell table:style-name="Table2.F2" office:value-type="string">
            <text:p text:style-name="P98"><text:span text:style-name="T52">a</text:span>i</text:p>
          </table:table-cell>
        </table:table-row>
        <table:table-row table:style-name="Table2.8">
          <table:table-cell table:style-name="Table2.A9" table:number-columns-spanned="2" office:value-type="string">
            <text:p text:style-name="P105">Reflexive</text:p>
          </table:table-cell>
          <table:covered-table-cell/>
          <table:table-cell table:style-name="Table2.C9" office:value-type="string">
            <text:p text:style-name="P101">se/<text:span text:style-name="T123">selv</text:span></text:p>
          </table:table-cell>
          <table:table-cell table:style-name="Table2.D9" office:value-type="string">
            <text:p text:style-name="P101">sek</text:p>
          </table:table-cell>
          <table:table-cell table:style-name="Table2.D9" office:value-type="string">
            <text:p text:style-name="P101">sín</text:p>
          </table:table-cell>
          <table:table-cell table:style-name="Table2.F9" office:value-type="string">
            <text:p text:style-name="P101">sis</text:p>
          </table:table-cell>
        </table:table-row>
      </table:table>
      <text:p text:style-name="P5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2">Interrogative Pronouns:</text:p>
            <text:p text:style-name="P60">what<text:tab/><text:tab/>-<text:tab/><text:span text:style-name="T60">w</text:span><text:span text:style-name="T58">a</text:span><text:span text:style-name="T59">t</text:span></text:p>
            <text:p text:style-name="P60">which<text:tab/><text:tab/>-<text:tab/><text:span text:style-name="T58">wather</text:span></text:p>
            <text:p text:style-name="P61">what kind of<text:tab/>-<text:tab/>w<text:span text:style-name="T58">ilík</text:span></text:p>
            <text:p text:style-name="P60">who<text:tab/><text:tab/>-<text:tab/><text:span text:style-name="T60">w</text:span><text:span text:style-name="T59">as</text:span></text:p>
            <text:p text:style-name="P60">whose<text:tab/><text:tab/>-<text:tab/><text:span text:style-name="T60">wes</text:span></text:p>
            <text:p text:style-name="P60">why<text:tab/><text:tab/>-<text:tab/><text:span text:style-name="T60">wai</text:span></text:p>
            <text:p text:style-name="P60">where<text:tab/><text:tab/>-<text:tab/><text:span text:style-name="T61">war</text:span></text:p>
            <text:p text:style-name="P60">when<text:tab/><text:tab/>-<text:tab/><text:span text:style-name="T61">wan</text:span></text:p>
            <text:p text:style-name="P60">how<text:tab/><text:tab/>-<text:tab/><text:span text:style-name="T61">wo</text:span></text:p>
          </table:table-cell>
          <table:table-cell table:style-name="Table7.B1" office:value-type="string">
            <text:p text:style-name="P43">Demonstrative Pronouns:</text:p>
            <text:p text:style-name="P62">this<text:tab/><text:tab/>-<text:tab/><text:span text:style-name="T105">thit</text:span></text:p>
            <text:p text:style-name="P62">these<text:tab/><text:tab/>-<text:tab/><text:span text:style-name="T105">thai</text:span></text:p>
            <text:p text:style-name="P62">that<text:tab/><text:tab/>-<text:tab/><text:span text:style-name="T105">that</text:span></text:p>
            <text:p text:style-name="P62">those<text:tab/><text:tab/>-<text:tab/><text:span text:style-name="T105">thó</text:span></text:p>
            <text:p text:style-name="P62">that’s why<text:tab/>-<text:tab/><text:span text:style-name="T106">thartó</text:span></text:p>
            <text:p text:style-name="P62">there<text:tab/><text:tab/>-<text:tab/><text:span text:style-name="T105">thar</text:span></text:p>
            <text:p text:style-name="P62">here<text:tab/><text:tab/>-<text:tab/><text:span text:style-name="T105">hér</text:span></text:p>
            <text:p text:style-name="P62">then/than<text:tab/>-<text:tab/><text:span text:style-name="T106">than</text:span></text:p>
            <text:p text:style-name="P62">like this/so<text:tab/>-<text:tab/><text:span text:style-name="T106">su</text:span></text:p>
          </table:table-cell>
        </table:table-row>
      </table:table>
      <text:p text:style-name="P63"/>
      <text:p text:style-name="P22">Noun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6"/>
          </table:table-cell>
          <table:table-cell table:style-name="Table3.A1" office:value-type="string">
            <text:p text:style-name="P37">Singular</text:p>
          </table:table-cell>
          <table:table-cell table:style-name="Table3.C1" office:value-type="string">
            <text:p text:style-name="P37">Plural</text:p>
          </table:table-cell>
        </table:table-row>
        <table:table-row>
          <table:table-cell table:style-name="Table3.A2" office:value-type="string">
            <text:p text:style-name="P37">Nominative</text:p>
          </table:table-cell>
          <table:table-cell table:style-name="Table3.A2" office:value-type="string">
            <text:p text:style-name="P76"/>
          </table:table-cell>
          <table:table-cell table:style-name="Table3.C2" office:value-type="string">
            <text:p text:style-name="P76">-<text:span text:style-name="T45">s / -</text:span><text:span text:style-name="T51">an*</text:span></text:p>
          </table:table-cell>
        </table:table-row>
        <table:table-row>
          <table:table-cell table:style-name="Table3.A2" office:value-type="string">
            <text:p text:style-name="P37">Accusative</text:p>
          </table:table-cell>
          <table:table-cell table:style-name="Table3.A2" office:value-type="string">
            <text:p text:style-name="P76">-<text:span text:style-name="T47">e</text:span></text:p>
          </table:table-cell>
          <table:table-cell table:style-name="Table3.C2" office:value-type="string">
            <text:p text:style-name="P76">-<text:span text:style-name="T46">ans</text:span></text:p>
          </table:table-cell>
        </table:table-row>
        <table:table-row>
          <table:table-cell table:style-name="Table3.A2" office:value-type="string">
            <text:p text:style-name="P37">Genitive</text:p>
          </table:table-cell>
          <table:table-cell table:style-name="Table3.A2" office:value-type="string">
            <text:p text:style-name="P76">-<text:span text:style-name="T43">er</text:span></text:p>
          </table:table-cell>
          <table:table-cell table:style-name="Table3.C2" office:value-type="string">
            <text:p text:style-name="P76">-<text:span text:style-name="T50">arn</text:span></text:p>
          </table:table-cell>
        </table:table-row>
        <table:table-row>
          <table:table-cell table:style-name="Table3.A2" office:value-type="string">
            <text:p text:style-name="P37">Dative</text:p>
          </table:table-cell>
          <table:table-cell table:style-name="Table3.A2" office:value-type="string">
            <text:p text:style-name="P76">-<text:span text:style-name="T48">a</text:span><text:span text:style-name="T49">m</text:span></text:p>
          </table:table-cell>
          <table:table-cell table:style-name="Table3.C2" office:value-type="string">
            <text:p text:style-name="P76">-<text:span text:style-name="T44">a</text:span><text:span text:style-name="T49">i</text:span></text:p>
          </table:table-cell>
        </table:table-row>
      </table:table>
      <text:p text:style-name="P54">*for monosyllabic words</text:p>
      <text:p text:style-name="P52"/>
      <text:p text:style-name="P53">Nouns in <text:span text:style-name="T63">Dúvsprak</text:span> are definite by default, to make a noun indefinite the word ain can be used. In the case of plural nouns: <text:span text:style-name="T64">[example]</text:span></text:p>
      <text:p text:style-name="P52"/>
      <text:p text:style-name="P56">Nominative used for the main subject of the sentence/clause</text:p>
      <text:p text:style-name="P52"><text:span text:style-name="T53">Accusative used for the object, something receiving action, </text:span><text:span text:style-name="T56">and after some preposition</text:span><text:span text:style-name="T57">s</text:span></text:p>
      <text:p text:style-name="P52"><text:span text:style-name="T53">Genitive used to show of whom the </text:span><text:span text:style-name="T52">subject</text:span><text:span text:style-name="T53"> is, can precede or proceed the </text:span><text:span text:style-name="T52">subject</text:span></text:p>
      <text:p text:style-name="P52"><text:span text:style-name="T54">Dative is used for the indirect object, </text:span><text:span text:style-name="T55">after some preposition</text:span><text:span text:style-name="T62">s, </text:span><text:span text:style-name="T67">and phrases of time</text:span></text:p>
      <text:p text:style-name="P50"/>
      <text:p text:style-name="P50"/>
      <text:p text:style-name="P23">Verbs</text:p>
      <text:p text:style-name="P33"/>
      <text:p text:style-name="P34">Weak verb ending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6"/>
          </table:table-cell>
          <table:table-cell table:style-name="Table4.A1" office:value-type="string">
            <text:p text:style-name="P76"/>
          </table:table-cell>
          <table:table-cell table:style-name="Table4.A1" office:value-type="string">
            <text:p text:style-name="P38">Present</text:p>
          </table:table-cell>
          <table:table-cell table:style-name="Table4.D1" office:value-type="string">
            <text:p text:style-name="P38">Past</text:p>
          </table:table-cell>
        </table:table-row>
        <table:table-row>
          <table:table-cell table:style-name="Table4.A2" table:number-rows-spanned="3" office:value-type="string">
            <text:p text:style-name="P80">Active</text:p>
          </table:table-cell>
          <table:table-cell table:style-name="Table4.A2" office:value-type="string">
            <text:p text:style-name="P38">Infinitive</text:p>
          </table:table-cell>
          <table:table-cell table:style-name="Table4.C2" table:number-columns-spanned="2" office:value-type="string">
            <text:p text:style-name="P76">-<text:span text:style-name="T107">an</text:span></text:p>
          </table:table-cell>
          <table:covered-table-cell/>
        </table:table-row>
        <table:table-row>
          <table:covered-table-cell table:style-name="Table4.A2"/>
          <table:table-cell table:style-name="Table4.A2" office:value-type="string">
            <text:p text:style-name="P38">Indicative</text:p>
          </table:table-cell>
          <table:table-cell table:style-name="Table4.C3" office:value-type="string">
            <text:p text:style-name="P76">-<text:span text:style-name="T107">e</text:span></text:p>
          </table:table-cell>
          <table:table-cell table:style-name="Table4.D3" office:value-type="string">
            <text:p text:style-name="P76">-<text:span text:style-name="T107">t</text:span><text:span text:style-name="T185">(e)</text:span></text:p>
          </table:table-cell>
        </table:table-row>
        <table:table-row>
          <table:covered-table-cell table:style-name="Table4.A2"/>
          <table:table-cell table:style-name="Table4.A2" office:value-type="string">
            <text:p text:style-name="P38">Subjunctive</text:p>
          </table:table-cell>
          <table:table-cell table:style-name="Table4.C4" office:value-type="string">
            <text:p text:style-name="P76">-<text:span text:style-name="T107">ai</text:span></text:p>
          </table:table-cell>
          <table:table-cell table:style-name="Table4.D4" office:value-type="string">
            <text:p text:style-name="P76">-<text:span text:style-name="T107">thai</text:span></text:p>
          </table:table-cell>
        </table:table-row>
        <table:table-row>
          <table:table-cell table:style-name="Table4.A5" table:number-rows-spanned="3" office:value-type="string">
            <text:p text:style-name="P80">Passive</text:p>
          </table:table-cell>
          <table:table-cell table:style-name="Table4.A5" office:value-type="string">
            <text:p text:style-name="P38">Infinitive</text:p>
          </table:table-cell>
          <table:table-cell table:style-name="Table4.C5" table:number-columns-spanned="2" office:value-type="string">
            <text:p text:style-name="P76">-<text:span text:style-name="T107">as</text:span></text:p>
          </table:table-cell>
          <table:covered-table-cell/>
        </table:table-row>
        <table:table-row>
          <table:covered-table-cell table:style-name="Table4.A5"/>
          <table:table-cell table:style-name="Table4.A5" office:value-type="string">
            <text:p text:style-name="P38">Indicative</text:p>
          </table:table-cell>
          <table:table-cell table:style-name="Table4.C6" office:value-type="string">
            <text:p text:style-name="P76">-<text:span text:style-name="T107">es</text:span></text:p>
          </table:table-cell>
          <table:table-cell table:style-name="Table4.D6" office:value-type="string">
            <text:p text:style-name="P76">-<text:span text:style-name="T107">des</text:span></text:p>
          </table:table-cell>
        </table:table-row>
        <table:table-row>
          <table:covered-table-cell table:style-name="Table4.A5"/>
          <table:table-cell table:style-name="Table4.A5" office:value-type="string">
            <text:p text:style-name="P38">Subjunctive</text:p>
          </table:table-cell>
          <table:table-cell table:style-name="Table4.C7" office:value-type="string">
            <text:p text:style-name="P76">-<text:span text:style-name="T107">au</text:span></text:p>
          </table:table-cell>
          <table:table-cell table:style-name="Table4.D7" office:value-type="string">
            <text:p text:style-name="P76">-<text:span text:style-name="T107">thau</text:span></text:p>
          </table:table-cell>
        </table:table-row>
        <table:table-row>
          <table:table-cell table:style-name="Table4.A8" table:number-columns-spanned="2" office:value-type="string">
            <text:p text:style-name="P80">Participle</text:p>
          </table:table-cell>
          <table:covered-table-cell/>
          <table:table-cell table:style-name="Table4.C8" office:value-type="string">
            <text:p text:style-name="P76">-<text:span text:style-name="T107">an</text:span><text:span text:style-name="T158">s</text:span></text:p>
          </table:table-cell>
          <table:table-cell table:style-name="Table4.D8" office:value-type="string">
            <text:p text:style-name="P76">-<text:span text:style-name="T107">at</text:span></text:p>
          </table:table-cell>
        </table:table-row>
      </table:table>
      <text:p text:style-name="P33"/>
      <text:p text:style-name="P35">Change of the first vowel in strong verbs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36">Class</text:p>
          </table:table-cell>
          <table:table-cell table:style-name="Table5.A1" office:value-type="string">
            <text:p text:style-name="P36">Present</text:p>
          </table:table-cell>
          <table:table-cell table:style-name="Table5.A1" office:value-type="string">
            <text:p text:style-name="P36">Past</text:p>
          </table:table-cell>
          <table:table-cell table:style-name="Table5.D1" office:value-type="string">
            <text:p text:style-name="P36">Past Participle</text:p>
          </table:table-cell>
        </table:table-row>
        <table:table-row>
          <table:table-cell table:style-name="Table5.A2" office:value-type="string">
            <text:p text:style-name="P82">1</text:p>
          </table:table-cell>
          <table:table-cell table:style-name="Table5.A2" office:value-type="string">
            <text:p text:style-name="P82">-í-</text:p>
          </table:table-cell>
          <table:table-cell table:style-name="Table5.A2" office:value-type="string">
            <text:p text:style-name="P82">-ai-</text:p>
          </table:table-cell>
          <table:table-cell table:style-name="Table5.D2" office:value-type="string">
            <text:p text:style-name="P82">-i-</text:p>
          </table:table-cell>
        </table:table-row>
        <table:table-row>
          <table:table-cell table:style-name="Table5.A2" office:value-type="string">
            <text:p text:style-name="P82">2</text:p>
          </table:table-cell>
          <table:table-cell table:style-name="Table5.A2" office:value-type="string">
            <text:p text:style-name="P82">-eu-/-ú-</text:p>
          </table:table-cell>
          <table:table-cell table:style-name="Table5.A2" office:value-type="string">
            <text:p text:style-name="P82">-au-</text:p>
          </table:table-cell>
          <table:table-cell table:style-name="Table5.D2" office:value-type="string">
            <text:p text:style-name="P82">-u-</text:p>
          </table:table-cell>
        </table:table-row>
        <table:table-row>
          <table:table-cell table:style-name="Table5.A2" office:value-type="string">
            <text:p text:style-name="P82">3<text:span text:style-name="T111">3,4,5</text:span></text:p>
          </table:table-cell>
          <table:table-cell table:style-name="Table5.A2" office:value-type="string">
            <text:p text:style-name="P82">-e-/-i-</text:p>
          </table:table-cell>
          <table:table-cell table:style-name="Table5.A2" office:value-type="string">
            <text:p text:style-name="P82">-a-</text:p>
          </table:table-cell>
          <table:table-cell table:style-name="Table5.D2" office:value-type="string">
            <text:p text:style-name="P82">-u-</text:p>
          </table:table-cell>
        </table:table-row>
        <table:table-row>
          <table:table-cell table:style-name="Table5.A2" office:value-type="string">
            <text:p text:style-name="P82">4<text:span text:style-name="T111">6,7</text:span></text:p>
          </table:table-cell>
          <table:table-cell table:style-name="Table5.A2" office:value-type="string">
            <text:p text:style-name="P82">-a-</text:p>
          </table:table-cell>
          <table:table-cell table:style-name="Table5.A2" office:value-type="string">
            <text:p text:style-name="P76">-ó-</text:p>
          </table:table-cell>
          <table:table-cell table:style-name="Table5.D2" office:value-type="string">
            <text:p text:style-name="P82">-a-</text:p>
          </table:table-cell>
        </table:table-row>
      </table:table>
      <text:p text:style-name="P346"/>
      <text:p text:style-name="P346"/>
      <text:p text:style-name="P40"><text:span text:style-name="T71">Wesan</text:span><text:span text:style-name="T17">,</text:span><text:span text:style-name="T71"> </text:span>To be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39">Present</text:p>
          </table:table-cell>
          <table:table-cell table:style-name="Table6.D1" office:value-type="string">
            <text:p text:style-name="P39">Past</text:p>
          </table:table-cell>
        </table:table-row>
        <table:table-row>
          <table:table-cell table:style-name="Table6.A2" table:number-rows-spanned="3" office:value-type="string">
            <text:p text:style-name="P81">Active</text:p>
          </table:table-cell>
          <table:table-cell table:style-name="Table6.A2" office:value-type="string">
            <text:p text:style-name="P39">Infinitive</text:p>
          </table:table-cell>
          <table:table-cell table:style-name="Table6.C2" table:number-columns-spanned="2" office:value-type="string">
            <text:p text:style-name="P83">wesan</text:p>
          </table:table-cell>
          <table:covered-table-cell/>
        </table:table-row>
        <table:table-row>
          <table:covered-table-cell table:style-name="Table6.A2"/>
          <table:table-cell table:style-name="Table6.A2" office:value-type="string">
            <text:p text:style-name="P39">Indicative</text:p>
          </table:table-cell>
          <table:table-cell table:style-name="Table6.C3" office:value-type="string">
            <text:p text:style-name="P83">ir</text:p>
          </table:table-cell>
          <table:table-cell table:style-name="Table6.D3" office:value-type="string">
            <text:p text:style-name="P83">wa<text:span text:style-name="T110">r</text:span></text:p>
          </table:table-cell>
        </table:table-row>
        <table:table-row>
          <table:covered-table-cell table:style-name="Table6.A2"/>
          <table:table-cell table:style-name="Table6.A2" office:value-type="string">
            <text:p text:style-name="P39">Subjunctive</text:p>
          </table:table-cell>
          <table:table-cell table:style-name="Table6.C4" office:value-type="string">
            <text:p text:style-name="P83">sai</text:p>
          </table:table-cell>
          <table:table-cell table:style-name="Table6.D4" office:value-type="string">
            <text:p text:style-name="P83">we<text:span text:style-name="T110">r</text:span></text:p>
          </table:table-cell>
        </table:table-row>
        <table:table-row>
          <table:table-cell table:style-name="Table6.A5" table:number-columns-spanned="2" office:value-type="string">
            <text:p text:style-name="P81">Participle</text:p>
          </table:table-cell>
          <table:covered-table-cell/>
          <table:table-cell table:style-name="Table6.C5" office:value-type="string">
            <text:p text:style-name="P84"><text:span text:style-name="T108">w</text:span>esans</text:p>
          </table:table-cell>
          <table:table-cell table:style-name="Table6.D5" office:value-type="string">
            <text:p text:style-name="P84"><text:span text:style-name="T109">w</text:span>esat</text:p>
          </table:table-cell>
        </table:table-row>
      </table:table>
      <text:p text:style-name="P41"/>
      <text:p text:style-name="P26">Syntax, <text:span text:style-name="T126">aspect, and modality </text:span><text:span text:style-name="T194">(WIP TODO)</text:span></text:p>
      <text:p text:style-name="P65">SOV, <text:span text:style-name="T157">but mostly free, strongly inspired by Koine Greek, Latin, Gothic and Dutch</text:span></text:p>
      <text:p text:style-name="P64"/>
      <text:p text:style-name="P64">The future tense is formed by using the adverb <text:span text:style-name="T74">skul</text:span></text:p>
      <text:p text:style-name="P348"/>
      <text:p text:style-name="P323">Imperative with the verb root</text:p>
      <text:p text:style-name="P323"/>
      <text:p text:style-name="P347"><text:span text:style-name="T1">gern </text:span><text:span text:style-name="T31">as adverb when action is willing</text:span></text:p>
      <text:p text:style-name="P324"/>
      <text:p text:style-name="P324"><text:span text:style-name="T173">Participles</text:span> <text:span text:style-name="T172">can be used as an </text:span><text:span text:style-name="T174">adjective before nouns, or adverbs </text:span><text:span text:style-name="T175">after verbs or at the start of clauses. </text:span><text:span text:style-name="T179">Unlike in other languages, participles in Dúvsprak cannot be used as independent nouns, to express the concept “the act of …” </text:span><text:span text:style-name="T182">(gerundive) </text:span><text:span text:style-name="T183">Dúvsprak (generally) uses </text:span><text:span text:style-name="T76">ga-</text:span><text:span text:style-name="T183">, </text:span><text:span text:style-name="T187">while the equivalent of English “-ing” is formed with </text:span><text:span text:style-name="T75">-ith. </text:span><text:span text:style-name="T156"><text:line-break/></text:span></text:p>
      <text:p text:style-name="P325">Phrases/<text:span text:style-name="T195">clauses of time in genitive</text:span></text:p>
      <text:p text:style-name="P24">Lemmas</text:p>
      <text:p text:style-name="P142"/>
      <text:p text:style-name="P14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95">Prepositions</text:p>
            <text:p text:style-name="P143">Key: <text:span text:style-name="T112">Accusative</text:span>, <text:span text:style-name="T71">Dative</text:span>, Accusative or Dative</text:p>
            <text:p text:style-name="P143"/>
            <text:p text:style-name="P143">av<text:tab/>-<text:tab/><text:span text:style-name="T71">away from, </text:span><text:span text:style-name="T17">off</text:span></text:p>
            <text:p text:style-name="P143">after<text:tab/>-<text:tab/><text:span text:style-name="T71">after, behind</text:span></text:p>
            <text:p text:style-name="P143">an<text:tab/>-<text:tab/><text:span text:style-name="T71">on, upon, </text:span><text:span text:style-name="T112">onto</text:span></text:p>
            <text:p text:style-name="P143">at<text:tab/>-<text:tab/><text:span text:style-name="T112">at, toward, to</text:span></text:p>
            <text:p text:style-name="P143">bi<text:tab/>-<text:tab/>by, at, near, around</text:p>
            <text:p text:style-name="P143">énu<text:tab/>-<text:tab/><text:span text:style-name="T71">without</text:span></text:p>
            <text:p text:style-name="P143"><text:span text:style-name="T17">fra<text:tab/>-</text:span><text:span text:style-name="T71"><text:tab/>from, by, due to, away, further</text:span></text:p>
            <text:p text:style-name="P305">fur<text:tab/>-<text:tab/>before, in front of</text:p>
            <text:p text:style-name="P306"><text:span text:style-name="T113">g</text:span>in<text:tab/>-<text:tab/><text:span text:style-name="T71">in the direction of,</text:span> <text:span text:style-name="T112">against</text:span></text:p>
            <text:p text:style-name="P307">hinder<text:tab/>-<text:tab/>behind, beyond, <text:span text:style-name="T115">back</text:span></text:p>
            <text:p text:style-name="P308">in<text:tab/>-<text:tab/><text:span text:style-name="T71">in</text:span>, <text:span text:style-name="T112">into</text:span></text:p>
            <text:p text:style-name="P308">midh<text:tab/>-<text:tab/><text:span text:style-name="T71">with, by, through,</text:span> along, together</text:p>
            <text:p text:style-name="P308">ta<text:tab/>-<text:tab/><text:span text:style-name="T112">to</text:span></text:p>
            <text:p text:style-name="P309">uver<text:tab/>-<text:tab/><text:span text:style-name="T112">over,</text:span> <text:span text:style-name="T71">over, above</text:span></text:p>
            <text:p text:style-name="P309">um<text:tab/>-<text:tab/><text:span text:style-name="T112">around, about</text:span></text:p>
            <text:p text:style-name="P309">und<text:tab/>-<text:tab/><text:span text:style-name="T112">until, unto, up to</text:span></text:p>
            <text:p text:style-name="P309">under<text:tab/>-<text:tab/><text:span text:style-name="T71">among, between, </text:span>under<text:span text:style-name="T71">, beneath</text:span></text:p>
            <text:p text:style-name="P309">ur<text:tab/>-<text:tab/><text:span text:style-name="T71">out of</text:span></text:p>
            <text:p text:style-name="P309">withr<text:tab/>-<text:tab/><text:span text:style-name="T112">against</text:span></text:p>
            <text:p text:style-name="P309">thur<text:tab/>-<text:tab/><text:span text:style-name="T112">through</text:span></text:p>
          </table:table-cell>
          <table:table-cell table:style-name="Table8.B1" office:value-type="string">
            <text:p text:style-name="P337">Conjunctions</text:p>
            <text:p text:style-name="P329">ak<text:tab/>-<text:tab/>but, however</text:p>
            <text:p text:style-name="P330">and<text:tab/>-<text:tab/>in addition, furthermore, and</text:p>
            <text:p text:style-name="P331">auk<text:tab/>-<text:tab/>also, too, furthermore, in addition</text:p>
            <text:p text:style-name="P331">ef<text:tab/>-<text:tab/>or, <text:span text:style-name="T116">when, if</text:span></text:p>
            <text:p text:style-name="P332">wand<text:tab/>-<text:tab/>for, because</text:p>
            <text:p text:style-name="P333">ne<text:span text:style-name="T147">u</text:span><text:tab/>-<text:tab/>nor, and not</text:p>
            <text:p text:style-name="P334">eg<text:tab/>-<text:tab/><text:span text:style-name="T117">except</text:span></text:p>
            <text:p text:style-name="P334">ja<text:tab/>-<text:tab/><text:span text:style-name="T117">yes</text:span></text:p>
            <text:p text:style-name="P334">ne<text:tab/>-<text:tab/><text:span text:style-name="T117">no</text:span></text:p>
            <text:p text:style-name="P335">nu<text:tab/>-<text:tab/>now</text:p>
            <text:p text:style-name="P310"/>
            <text:p text:style-name="P304">Determiners</text:p>
            <text:p text:style-name="P311">als<text:tab/>-<text:tab/>other, another, else</text:p>
            <text:p text:style-name="P311">anther<text:tab/>-<text:tab/>second, other (of two)</text:p>
            <text:p text:style-name="P312">al<text:tab/>-<text:tab/>all</text:p>
            <text:p text:style-name="P313">bai<text:tab/>-<text:tab/>both</text:p>
            <text:p text:style-name="P314">manag<text:tab/>-<text:tab/>many, much</text:p>
            <text:p text:style-name="P315">sam<text:tab/>-<text:tab/>same, alike</text:p>
            <text:p text:style-name="P316">sum<text:tab/>-<text:tab/>some, a certain one, <text:span text:style-name="T118">certain</text:span></text:p>
            <text:p text:style-name="P318">fel<text:tab/>-<text:tab/>much, a lot, a lot of +genitive, <text:span text:style-name="T119">very</text:span></text:p>
            <text:p text:style-name="P319">mair<text:tab/>-<text:tab/>more</text:p>
            <text:p text:style-name="P144">fa<text:span text:style-name="T147">u</text:span><text:tab/>-<text:tab/><text:span text:style-name="T91">few, little, </text:span><text:span text:style-name="T92">small amount of</text:span></text:p>
            <text:p text:style-name="P145">lík<text:tab/>-<text:tab/>like, as</text:p>
          </table:table-cell>
        </table:table-row>
      </table:table>
      <text:p text:style-name="P317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336">Numbers</text:p>
            <text:p text:style-name="P327">ain<text:tab/>-<text:tab/><text:span text:style-name="T120">1</text:span></text:p>
            <text:p text:style-name="P326">twai<text:tab/>-<text:tab/><text:span text:style-name="T120">2</text:span></text:p>
            <text:p text:style-name="P326">thrí<text:tab/>-<text:tab/><text:span text:style-name="T120">3</text:span></text:p>
            <text:p text:style-name="P326">feor<text:tab/>-<text:tab/><text:span text:style-name="T120">4</text:span></text:p>
            <text:p text:style-name="P326">fimf<text:tab/>-<text:tab/><text:span text:style-name="T120">5</text:span></text:p>
            <text:p text:style-name="P326">ses<text:tab/>-<text:tab/><text:span text:style-name="T120">6</text:span></text:p>
            <text:p text:style-name="P326">sevun<text:tab/>-<text:tab/><text:span text:style-name="T120">7</text:span></text:p>
            <text:p text:style-name="P328">agt<text:tab/>-<text:tab/>8</text:p>
            <text:p text:style-name="P328">neun<text:tab/>-<text:tab/>9</text:p>
            <text:p text:style-name="P326">teun<text:tab/>-<text:tab/><text:span text:style-name="T120">10</text:span></text:p>
            <text:p text:style-name="P326">ailif<text:tab/>-<text:tab/><text:span text:style-name="T120">11</text:span></text:p>
            <text:p text:style-name="P326">twalif<text:tab/>-<text:tab/><text:span text:style-name="T120">12</text:span></text:p>
            <text:p text:style-name="P326">thirten<text:tab/>-<text:tab/><text:span text:style-name="T120">13</text:span></text:p>
            <text:p text:style-name="P328">feorten<text:tab/>-<text:tab/>14</text:p>
            <text:p text:style-name="P328">fimften<text:tab/>-<text:tab/>15</text:p>
            <text:p text:style-name="P328">sesten<text:tab/>-<text:tab/>16</text:p>
            <text:p text:style-name="P328">sev<text:span text:style-name="T121">un</text:span>ten-<text:tab/>17</text:p>
            <text:p text:style-name="P328">agtten<text:tab/>-<text:tab/>18</text:p>
            <text:p text:style-name="P328">neunten<text:tab/>-<text:tab/>19</text:p>
            <text:p text:style-name="P328">twaitig<text:tab/>-<text:tab/>20</text:p>
            <text:p text:style-name="P106"><text:span text:style-name="T121">t</text:span>hrítig<text:tab/>-<text:tab/>30</text:p>
            <text:p text:style-name="P108">feortig<text:tab/>-<text:tab/>40</text:p>
            <text:p text:style-name="P108">fimftig<text:tab/>-<text:tab/>50</text:p>
          </table:table-cell>
          <table:table-cell table:style-name="Table9.A1" office:value-type="string">
            <text:p text:style-name="P107">sestig<text:tab/><text:tab/>-<text:tab/>60</text:p>
            <text:p text:style-name="P107">sev<text:span text:style-name="T122">untig<text:tab/>-<text:tab/>70</text:span></text:p>
            <text:p text:style-name="P109">agttig<text:tab/><text:tab/>-<text:tab/>80</text:p>
            <text:p text:style-name="P109">neuntig<text:tab/><text:tab/>-<text:tab/>90</text:p>
            <text:p text:style-name="P109">hundrad<text:tab/>-<text:tab/>100</text:p>
            <text:p text:style-name="P109">thúsund<text:tab/><text:tab/>-<text:tab/>1000</text:p>
            <text:p text:style-name="P109">tenthúsund<text:tab/>-<text:tab/>10 000</text:p>
            <text:p text:style-name="P109">hundradthúsund<text:tab/>-<text:tab/>100 000</text:p>
            <text:p text:style-name="P110">mairthúsund<text:tab/>-<text:tab/>1 000 000</text:p>
            <text:p text:style-name="P110">uverthúsund<text:tab/>-<text:tab/>1 000 000 000</text:p>
            <text:p text:style-name="P110"/>
            <text:p text:style-name="P111">53<text:tab/>-<text:tab/>thríandfimftig</text:p>
            <text:p text:style-name="P111">139<text:tab/>-<text:tab/>hundradneunandthrítig</text:p>
            <text:p text:style-name="P113"/>
            <text:p text:style-name="P113">6724:</text:p>
            <text:p text:style-name="P113">sesthúsundsevunhundradfeorandtwaitig</text:p>
            <text:p text:style-name="P112"/>
            <text:p text:style-name="P114">923 807 438:</text:p>
            <text:p text:style-name="P114">neunhundradthríandtwaitigmairthúsundagthundradsevunthúsundfeorhundradagtandthrítig</text:p>
            <text:p text:style-name="P112"/>
          </table:table-cell>
          <table:table-cell table:style-name="Table9.C1" office:value-type="string">
            <text:p text:style-name="P116">Colour<text:span text:style-name="T124">s</text:span></text:p>
            <text:p text:style-name="P115">raudh<text:tab/>-<text:tab/>red</text:p>
            <text:p text:style-name="P115">brún<text:tab/>-<text:tab/>brown</text:p>
            <text:p text:style-name="P115">erp<text:tab/>-<text:tab/>orange<text:line-break/>gel<text:tab/>-<text:tab/>yellow</text:p>
            <text:p text:style-name="P115">grón<text:tab/>-<text:tab/>green</text:p>
            <text:p text:style-name="P115">blé<text:span text:style-name="T147">u</text:span><text:tab/>-<text:tab/>blue</text:p>
            <text:p text:style-name="P115">hé<text:span text:style-name="T147">u</text:span><text:tab/>-<text:tab/>purple</text:p>
            <text:p text:style-name="P115">bas<text:tab/>-<text:tab/>pink/magenta</text:p>
            <text:p text:style-name="P115"/>
            <text:p text:style-name="P115">wit<text:tab/>-<text:tab/>white</text:p>
            <text:p text:style-name="P115">blaik<text:tab/>-<text:tab/>bright white</text:p>
            <text:p text:style-name="P115">blank<text:tab/>-<text:tab/>pale</text:p>
            <text:p text:style-name="P115">fal<text:tab/>-<text:tab/>grey, sickly pale</text:p>
            <text:p text:style-name="P115">gre<text:span text:style-name="T147">u</text:span><text:tab/>-<text:tab/>grey</text:p>
            <text:p text:style-name="P115">hair<text:tab/>-<text:tab/>grey, aged, old, distinguished</text:p>
            <text:p text:style-name="P115">blak<text:tab/>-<text:tab/>black</text:p>
            <text:p text:style-name="P115">swart<text:tab/>-<text:tab/>black, with negative connotations</text:p>
            <text:p text:style-name="P300"/>
          </table:table-cell>
        </table:table-row>
      </table:table>
      <text:p text:style-name="P28">Morphology</text:p>
      <text:p text:style-name="P69"><text:span text:style-name="T144">prepositional prefixes</text:span> detach from the word <text:span text:style-name="T142">in the past tense, see “Syntax” above for V2 word order</text:span></text:p>
      <text:p text:style-name="P352">av-<text:tab/>-<text:tab/>away from, off</text:p>
      <text:p text:style-name="P351"><text:soft-page-break/>bi-<text:tab/>-<text:tab/>by, at; a general locative prefix.</text:p>
      <text:p text:style-name="P349">fra-<text:tab/>-<text:tab/>off, away, completely, fully, up</text:p>
      <text:p text:style-name="P350">fur-<text:tab/>-<text:tab/><text:span text:style-name="T143">fore-, pre- before, in front of</text:span></text:p>
      <text:p text:style-name="P70">ga-<text:tab/>-<text:tab/>association or togetherness; co-. <text:s/>Indicates completeness or wholeness. <text:span text:style-name="T183">Forms <text:tab/><text:tab/><text:tab/>gerundive</text:span></text:p>
      <text:p text:style-name="P74">sémi-<text:tab/>-<text:tab/>half</text:p>
      <text:p text:style-name="P71">sin-<text:tab/>-<text:tab/>ever, perpetual</text:p>
      <text:p text:style-name="P73">steup-<text:tab/>-<text:tab/>step-</text:p>
      <text:p text:style-name="P72">tur-<text:tab/>-<text:tab/>difficult, hard</text:p>
      <text:p text:style-name="P66"><text:span text:style-name="T128">u</text:span>n-<text:tab/>-<text:tab/>un-, de-. </text:p>
      <text:p text:style-name="P66"/>
      <text:p text:style-name="P67">-<text:span text:style-name="T198">ag<text:tab/>-<text:tab/>-y; forms adjectives from nouns and verbs with a sense of 'being, having or doing'.</text:span></text:p>
      <text:p text:style-name="P66">-<text:span text:style-name="T137">ar<text:tab/>-<text:tab/>-er, forms agent nouns</text:span></text:p>
      <text:p text:style-name="P66">-<text:span text:style-name="T139">dh<text:tab/>-<text:tab/>forms abstract nouns from verb roots</text:span></text:p>
      <text:p text:style-name="P66">-<text:span text:style-name="T133">dóm<text:tab/>-<text:tab/>domain, jurisdiction, condition, state</text:span></text:p>
      <text:p text:style-name="P66">-<text:span text:style-name="T130">fald<text:tab/>-<text:tab/>-fold</text:span></text:p>
      <text:p text:style-name="P66">-<text:span text:style-name="T154">ith<text:tab/>-<text:tab/>-th, forms abstract nouns from </text:span><text:span text:style-name="T155">adjectives, </text:span><text:span text:style-name="T179">and </text:span><text:span text:style-name="T199">verbal </text:span><text:span text:style-name="T179">nouns from verbs</text:span></text:p>
      <text:p text:style-name="P66">-<text:span text:style-name="T136">lík<text:tab/>-<text:tab/>-like, -ly, forms adjectives and adverbs from nouns </text:span></text:p>
      <text:p text:style-name="P68">-<text:span text:style-name="T152">nas<text:tab/>-<text:tab/>-ness</text:span></text:p>
      <text:p text:style-name="P68"/>
      <text:p text:style-name="P27">Vocabulary <text:span text:style-name="T68">(Dúvsprak → English)</text:span></text:p>
      <text:p text:style-name="P117"><text:span text:style-name="T27">P</text:span><text:span text:style-name="T26">r:</text:span> = when pragmatically used</text:p>
      <text:p text:style-name="P182">Strong verbs shown with C+class; for example: <text:span text:style-name="T71">fleugan</text:span> is a strong verb of class 2</text:p>
      <text:p text:style-name="P118"/>
      <text:p text:style-name="P296">A</text:p>
      <text:p text:style-name="P278">agalait<text:tab/><text:tab/>-<text:tab/>lewdness, lasciviousness, importunity</text:p>
      <text:p text:style-name="P279">aild<text:tab/><text:tab/>-<text:tab/>kindling fire</text:p>
      <text:p text:style-name="P281">aimur<text:tab/><text:tab/>-<text:tab/>ember, hot ash</text:p>
      <text:p text:style-name="P179">air<text:tab/><text:tab/>-<text:tab/>honour, fear, reverence</text:p>
      <text:p text:style-name="P180">ai<text:span text:style-name="T148">u</text:span><text:tab/><text:tab/>-<text:tab/>long time, age, eternity</text:p>
      <text:p text:style-name="P271">anan<text:tab/><text:tab/>-<text:tab/>C4 to breathe</text:p>
      <text:p text:style-name="P151">ang<text:tab/><text:tab/>-<text:tab/><text:span text:style-name="T95">narrow, tight. </text:span><text:span text:style-name="T89">Pr: </text:span><text:span text:style-name="T95">just enough of</text:span></text:p>
      <text:p text:style-name="P153">anbeudhan<text:tab/>-<text:tab/>C2 to command, to order, to instruct</text:p>
      <text:p text:style-name="P153">anhand<text:tab/>-<text:tab/>on hand, within reach</text:p>
      <text:p text:style-name="P153">anlagan<text:tab/>-<text:tab/>to lay upon, lay on</text:p>
      <text:p text:style-name="P287">ardh<text:tab/><text:tab/>-<text:tab/>characteristic, inborn quality, nature, character, type, kind, manner, sort</text:p>
      <text:p text:style-name="P288">audh<text:tab/><text:tab/>-<text:tab/><text:span text:style-name="T207">wealth, riches, fortune, luck</text:span></text:p>
      <text:p text:style-name="P198">aur<text:tab/><text:tab/>-<text:tab/>ready, fast</text:p>
      <text:p text:style-name="P183">aval<text:tab/><text:tab/>-<text:tab/>wicked <text:span text:style-name="T138">naughty</text:span></text:p>
      <text:p text:style-name="P158">avgevan<text:tab/>-<text:tab/>C3 to give up, give away, separate from</text:p>
      <text:p text:style-name="P152">avhand<text:tab/><text:tab/>-<text:tab/>offhand, out of one’s hand, lost to one</text:p>
      <text:p text:style-name="P149">avlagan<text:tab/>-<text:tab/>to lay down, set aside, put away</text:p>
      <text:p text:style-name="P172">avneman<text:tab/>-<text:tab/><text:span text:style-name="T127">C3 </text:span>to take away, remove</text:p>
      <text:p text:style-name="P200">a<text:span text:style-name="T148">u</text:span><text:tab/><text:tab/>-<text:tab/>floodplain, meadow, island</text:p>
      <text:p text:style-name="P296">B</text:p>
      <text:p text:style-name="P131">barn<text:tab/><text:tab/>-<text:tab/>offspring of an animal</text:p>
      <text:p text:style-name="P153">beudhan<text:tab/>-<text:tab/>C2 to offer, to bid</text:p>
      <text:p text:style-name="P186">beran<text:tab/><text:tab/>-<text:tab/>C3 to bear, to carry</text:p>
      <text:p text:style-name="P232">berdh<text:tab/><text:tab/>-<text:tab/><text:span text:style-name="T141">bearing, carrying, pregnancy</text:span></text:p>
      <text:p text:style-name="P233">bergt<text:tab/><text:tab/>-<text:tab/>bright shining, manifest, public</text:p>
      <text:p text:style-name="P273">bídhan<text:tab/><text:tab/>-<text:tab/>C1 to wait, (+gentitive) to wait for</text:p>
      <text:p text:style-name="P202">bidhan<text:tab/><text:tab/>-<text:tab/>C3 to request, ask of, ask for, pray</text:p>
      <text:p text:style-name="P155">bigetan<text:tab/>-<text:tab/>C3 to get anew, to beget</text:p>
      <text:p text:style-name="P157">bigravan<text:tab/>-<text:tab/>C<text:span text:style-name="T140">3</text:span> to bury</text:p>
      <text:p text:style-name="P154">bindan<text:tab/><text:tab/>-<text:tab/>C3 to bind, to tie, <text:span text:style-name="T129">to connect</text:span></text:p>
      <text:p text:style-name="P157">bikeman<text:tab/>-<text:tab/>C<text:span text:style-name="T140">3</text:span> to come near, to come across</text:p>
      <text:p text:style-name="P228">bikunan<text:tab/>-<text:tab/>to confess</text:p>
      <text:p text:style-name="P162">burdh<text:tab/><text:tab/>-<text:tab/>board, plank, table</text:p>
      <text:p text:style-name="P118"><text:span text:style-name="T161">búr<text:tab/><text:tab/>-<text:tab/>dwelling, residence</text:span><text:line-break/>braidh<text:tab/><text:tab/>-<text:tab/>broad, general, spanning across many.</text:p>
      <text:p text:style-name="P282">brandan<text:tab/>-<text:tab/>to burn, brand</text:p>
      <text:p text:style-name="P174">braudh<text:tab/><text:tab/>-<text:tab/>bread</text:p>
      <text:p text:style-name="P224">bróthér<text:tab/><text:tab/>-<text:tab/>brother</text:p>
      <text:p text:style-name="P296">D</text:p>
      <text:p text:style-name="P173">dag<text:tab/><text:tab/>-<text:tab/>day</text:p>
      <text:p text:style-name="P218">deur<text:tab/><text:tab/>-<text:tab/>wild animal, beast</text:p>
      <text:p text:style-name="P219">dóv<text:tab/><text:tab/>-<text:tab/>suited, fit</text:p>
      <text:p text:style-name="P296">E</text:p>
      <text:p text:style-name="P181">erth<text:tab/><text:tab/>-<text:tab/>earth <text:span text:style-name="T135">(both ground and the planet)</text:span></text:p>
      <text:p text:style-name="P227">erkunan<text:tab/>-<text:tab/>to acknowledge</text:p>
      <text:p text:style-name="P296">F</text:p>
      <text:p text:style-name="P133">fadhér<text:tab/><text:tab/>-<text:tab/>father</text:p>
      <text:p text:style-name="P159">falthan<text:tab/><text:tab/>-<text:tab/>C4 to fold, </text:p>
      <text:p text:style-name="P160">feorskaut<text:tab/>-<text:tab/>square (four-corner)</text:p>
      <text:p text:style-name="P134">fisk<text:tab/><text:tab/>-<text:tab/>fish, sea animal</text:p>
      <text:p text:style-name="P229"><text:soft-page-break/>flaisk<text:tab/><text:tab/>-<text:tab/>meat, flesh, body</text:p>
      <text:p text:style-name="P136">fleu<text:span text:style-name="T114">g</text:span>an<text:tab/><text:tab/>-<text:tab/>C2 to fly</text:p>
      <text:p text:style-name="P135">flu<text:span text:style-name="T114">g</text:span>l<text:tab/><text:tab/>-<text:tab/>wing</text:p>
      <text:p text:style-name="P277">fór<text:tab/><text:tab/>-<text:tab/>fire</text:p>
      <text:p text:style-name="P187">fraberdh<text:tab/>-<text:tab/>forbearance</text:p>
      <text:p text:style-name="P184">fraistan<text:tab/>-<text:tab/>to try, to attempt</text:p>
      <text:p text:style-name="P190">frakunan<text:tab/>-<text:tab/>despised, mistrust</text:p>
      <text:p text:style-name="P190">frakunat<text:tab/>-<text:tab/>mistrusted, infamous</text:p>
      <text:p text:style-name="P185">fraval<text:tab/><text:tab/>-<text:tab/>sassy, cocky, stubborn, devious</text:p>
      <text:p text:style-name="P189">fra<text:span text:style-name="T149">u</text:span><text:tab/><text:tab/>-<text:tab/><text:span text:style-name="T98">Miss, </text:span><text:span text:style-name="T99">lady, </text:span><text:span text:style-name="T98">respectful term for a woman, </text:span><text:span text:style-name="T100">wife</text:span></text:p>
      <text:p text:style-name="P193">fu<text:span text:style-name="T114">g</text:span>l<text:tab/><text:tab/>-<text:tab/>bird</text:p>
      <text:p text:style-name="P203">fulk<text:tab/><text:tab/>-<text:tab/>folk, people, tribe</text:p>
      <text:p text:style-name="P194">furbeudhan<text:tab/>-<text:tab/>C2 to forbid, command against</text:p>
      <text:p text:style-name="P196">furgán<text:tab/><text:tab/>-<text:tab/>C4 to go before, precede</text:p>
      <text:p text:style-name="P197">furmunan<text:tab/>-<text:tab/>to disregard, condemn, judge</text:p>
      <text:p text:style-name="P296">G</text:p>
      <text:p text:style-name="P202">gaburth<text:tab/>-<text:tab/>birth, the act of giving birth</text:p>
      <text:p text:style-name="P204">gafulk<text:tab/><text:tab/>-<text:tab/><text:span text:style-name="T145">a collection of people, troop</text:span></text:p>
      <text:p text:style-name="P206">gahlaiv<text:tab/><text:tab/>-<text:tab/>comrade, companion</text:p>
      <text:p text:style-name="P209">galeuvat<text:tab/>-<text:tab/>trustworthy, valuable</text:p>
      <text:p text:style-name="P217">galigar<text:tab/><text:tab/>-<text:tab/>a lying together, sexual intercourse</text:p>
      <text:p text:style-name="P219">galík<text:tab/><text:tab/>-<text:tab/>alike, similar, equal</text:p>
      <text:p text:style-name="P221">gamain<text:tab/><text:tab/>-<text:tab/>shared, communal, public, common, ordinary</text:p>
      <text:p text:style-name="P222">gaman<text:tab/><text:tab/>-<text:tab/>a fellow human, associate, companion, pleasure, joy, game, sport</text:p>
      <text:p text:style-name="P223">gamun<text:tab/><text:tab/>-<text:tab/>remembrance, memory, commemoration, memorial</text:p>
      <text:p text:style-name="P191">gán<text:tab/><text:tab/>-<text:tab/>C4 to go, walk, step</text:p>
      <text:p text:style-name="P214"><text:span text:style-name="T159">ganesan<text:tab/>-<text:tab/>rescue, salvation, healing</text:span><text:line-break/><text:span text:style-name="T159">ganóg<text:tab/><text:tab/>-<text:tab/>enough, sufficient</text:span><text:line-break/><text:span text:style-name="T162">gararn<text:tab/><text:tab/>-<text:tab/>roommate</text:span><text:line-break/><text:span text:style-name="T170">garún<text:tab/><text:tab/>-<text:tab/>a secret counsel; mystery, secret rite</text:span><text:line-break/><text:span text:style-name="T176">gasean<text:tab/><text:tab/>-<text:tab/></text:span><text:span text:style-name="T180">C3 to see completely, </text:span><text:span text:style-name="T181">realise</text:span><text:line-break/><text:span text:style-name="T188">gasinth<text:tab/><text:tab/>-<text:tab/></text:span><text:span text:style-name="T189">companion in life, great friend, one whom one shares the journey</text:span><text:line-break/>gatreu<text:tab/><text:tab/>-<text:tab/>belief, faith</text:p>
      <text:p text:style-name="P199">gáur<text:tab/><text:tab/>-<text:tab/>prepared, ready</text:p>
      <text:p text:style-name="P201">gá<text:span text:style-name="T150">u</text:span><text:tab/><text:tab/>-<text:tab/>district, region, shire, domain</text:p>
      <text:p text:style-name="P241">gawépan<text:tab/>-<text:tab/>armament</text:p>
      <text:p text:style-name="P208">gawerv<text:tab/><text:tab/>-<text:tab/>persuadable, pliant</text:p>
      <text:p text:style-name="P156">getan<text:tab/><text:tab/>-<text:tab/>C3 to attain, acquire, get, receive, hold</text:p>
      <text:p text:style-name="P285">gevan<text:tab/><text:tab/>-<text:tab/>C3 to give</text:p>
      <text:p text:style-name="P286">ginan<text:tab/><text:tab/>-<text:tab/>C3 to begin</text:p>
      <text:p text:style-name="P164"><text:span text:style-name="T114">g</text:span>raut<text:tab/><text:tab/>-<text:tab/>great, massive <text:span text:style-name="T70">(greater than </text:span><text:span text:style-name="T72">mikil</text:span><text:span text:style-name="T70">)</text:span></text:p>
      <text:p text:style-name="P165">grí<text:span text:style-name="T132">p</text:span>an<text:tab/><text:tab/>-<text:tab/>C1 to grab, grasp</text:p>
      <text:p text:style-name="P163"><text:span text:style-name="T114">g</text:span>ruv<text:tab/><text:tab/>-<text:tab/>coarse, rough. <text:span text:style-name="T85">Pr:</text:span><text:span text:style-name="T82"> </text:span>describe<text:span text:style-name="T83">s</text:span> someone <text:span text:style-name="T78">being rude/direct/</text:span><text:span text:style-name="T79">dismissive</text:span></text:p>
      <text:p text:style-name="P296">H</text:p>
      <text:p text:style-name="P169">hailagan<text:tab/>-<text:tab/>to hallow, make holy, to sanctify</text:p>
      <text:p text:style-name="P275">haitan<text:tab/><text:tab/>-<text:tab/>C4 to address, name, <text:span text:style-name="T206">(passive)</text:span> to be called</text:p>
      <text:p text:style-name="P148"><text:span text:style-name="T125">hand<text:tab/><text:tab/>-<text:tab/>hand</text:span><text:line-break/><text:span text:style-name="T146">hauran<text:tab/><text:tab/>-<text:tab/>to hear</text:span></text:p>
      <text:p text:style-name="P215">havan<text:tab/><text:tab/>-<text:tab/>to have</text:p>
      <text:p text:style-name="P167">himin<text:tab/><text:tab/>-<text:tab/>heaven, heavens</text:p>
      <text:p text:style-name="P205">hlaiv<text:tab/><text:tab/>-<text:tab/>loaf, slice of bread</text:p>
      <text:p text:style-name="P234">hór<text:tab/><text:tab/>-<text:tab/>adulterer, vulgar: whore<text:line-break/><text:span text:style-name="T153">hóran<text:tab/><text:tab/>-<text:tab/>to commit adultery, fornicate</text:span></text:p>
      <text:p text:style-name="P147">hreuv<text:tab/><text:tab/>-<text:tab/>rough, crusty, scabby. <text:span text:style-name="T86">Pr: </text:span>when someone is especially dry/melancholy</text:p>
      <text:p text:style-name="P251">hul<text:tab/><text:tab/>-<text:tab/>friendly, graceful</text:p>
      <text:p text:style-name="P137">hund<text:tab/><text:tab/>-<text:tab/>dog</text:p>
      <text:p text:style-name="P296"><text:soft-page-break/><text:span text:style-name="T13">hús<text:tab/><text:tab/>-<text:tab/>house</text:span><text:line-break/>I</text:p>
      <text:p text:style-name="P177">ilil<text:tab/><text:tab/>-<text:tab/>bad, evil</text:p>
      <text:p text:style-name="P296">J</text:p>
      <text:p text:style-name="P296">K</text:p>
      <text:p text:style-name="P146">kindh<text:tab/><text:tab/>-<text:tab/>child</text:p>
      <text:p text:style-name="P157">keman<text:tab/><text:tab/>-<text:tab/>C3 to come</text:p>
      <text:p text:style-name="P188">kunan<text:tab/><text:tab/>-<text:tab/>to know</text:p>
      <text:p text:style-name="P188">kunat<text:tab/><text:tab/>-<text:tab/>known</text:p>
      <text:p text:style-name="P130">kun<text:tab/><text:tab/>-<text:tab/>kin, family, clan, kind, sort</text:p>
      <text:p text:style-name="P169">kuning<text:tab/><text:tab/>-<text:tab/>king</text:p>
      <text:p text:style-name="P119">kur<text:tab/><text:tab/>-<text:tab/><text:span text:style-name="T81">heavy, great in weight. </text:span><text:span text:style-name="T87">Pr: </text:span><text:span text:style-name="T93">when heavy on one’s mind or atmosphere, pungent</text:span></text:p>
      <text:p text:style-name="P128">kwen<text:tab/><text:tab/>-<text:tab/>woman, female</text:p>
      <text:p text:style-name="P297">L</text:p>
      <text:p text:style-name="P270">lag<text:tab/><text:tab/>-<text:tab/><text:span text:style-name="T202">situation, law</text:span></text:p>
      <text:p text:style-name="P150">lagan<text:tab/><text:tab/>-<text:tab/>to lay down, set aside, put away</text:p>
      <text:p text:style-name="P269">laidhan<text:tab/><text:tab/>-<text:tab/>to lead</text:p>
      <text:p text:style-name="P283">lang<text:tab/><text:tab/>-<text:tab/>long</text:p>
      <text:p text:style-name="P284">laug<text:tab/><text:tab/>-<text:tab/>vlam, brand</text:p>
      <text:p text:style-name="P210">lauvan<text:tab/><text:tab/>-<text:tab/>to praise</text:p>
      <text:p text:style-name="P235">legar<text:tab/><text:tab/>-<text:tab/>a lying, a place where one lies, camp</text:p>
      <text:p text:style-name="P236">leugan<text:tab/><text:tab/>-<text:tab/>C2 to lie, to tell a falsehood</text:p>
      <text:p text:style-name="P209">leuv<text:tab/><text:tab/>-<text:tab/>lovely, sweet, pleasant</text:p>
      <text:p text:style-name="P216"><text:span text:style-name="T29">l</text:span><text:span text:style-name="T17">igan<text:tab/><text:tab/>-<text:tab/>C3 to lie, to rest</text:span></text:p>
      <text:p text:style-name="P225">líkan<text:tab/><text:tab/>-<text:tab/>likable, to like</text:p>
      <text:p text:style-name="P124">lítil<text:tab/><text:tab/>-<text:tab/><text:span text:style-name="T90">little (smaller than </text:span><text:span text:style-name="T73">smal</text:span><text:span text:style-name="T29">)</text:span></text:p>
      <text:p text:style-name="P138"><text:span text:style-name="T29">lú</text:span><text:span text:style-name="T17">s<text:tab/><text:tab/>-<text:tab/>louse. </text:span><text:span text:style-name="T28">Pr: </text:span><text:span text:style-name="T30">someone who is parasitic, freeloader</text:span></text:p>
      <text:p text:style-name="P253"><text:span text:style-name="T29">lú</text:span><text:span text:style-name="T17">st<text:tab/><text:tab/>-<text:tab/>loss, ruin</text:span></text:p>
      <text:p text:style-name="P254">lust<text:tab/><text:tab/>-<text:tab/><text:span text:style-name="T196">lust, desire, want</text:span></text:p>
      <text:p text:style-name="P125"><text:span text:style-name="T29">lú</text:span><text:span text:style-name="T17">til<text:tab/><text:tab/>-<text:tab/>but, just, mere</text:span></text:p>
      <text:p text:style-name="P297">M</text:p>
      <text:p text:style-name="P178">magt<text:tab/><text:tab/>-<text:tab/>power, ability, strength, force</text:p>
      <text:p text:style-name="P220">main<text:tab/><text:tab/>-<text:tab/>common</text:p>
      <text:p text:style-name="P129">man<text:tab/><text:tab/>-<text:tab/><text:span text:style-name="T102">human, </text:span><text:span text:style-name="T103">person, man adult male</text:span></text:p>
      <text:p text:style-name="P139">math<text:tab/><text:tab/>-<text:tab/>maggot</text:p>
      <text:p text:style-name="P120">mikil<text:tab/><text:tab/>-<text:tab/><text:span text:style-name="T66">great, large</text:span></text:p>
      <text:p text:style-name="P132">módhér<text:tab/>-<text:tab/><text:span text:style-name="T104">mother</text:span></text:p>
      <text:p text:style-name="P195">munan<text:tab/><text:tab/>-<text:tab/>to intend, to aim for, to value/hold in high regard</text:p>
      <text:p text:style-name="P194">mun<text:tab/><text:tab/>-<text:tab/>mind, memory, feeling, emotion, love, desire</text:p>
      <text:p text:style-name="P297">N</text:p>
      <text:p text:style-name="P166">nadhr<text:tab/><text:tab/>-<text:tab/>adder, small snake</text:p>
      <text:p text:style-name="P168">nam<text:tab/><text:tab/>-<text:tab/>name</text:p>
      <text:p text:style-name="P127">nar<text:tab/><text:tab/>-<text:tab/>constricted, narrow. <text:span text:style-name="T84">Pr: </text:span>Insult, “dim”</text:p>
      <text:p text:style-name="P149"><text:span text:style-name="T163">né<text:tab/><text:tab/>-<text:tab/>nigh, near, close</text:span><text:line-break/><text:span text:style-name="T163">nébúr<text:tab/><text:tab/>-<text:tab/>neighbour</text:span><text:line-break/>neman<text:tab/><text:tab/>-<text:tab/>C3 to take</text:p>
      <text:p text:style-name="P237">nesan<text:tab/><text:tab/>-<text:tab/>C3 to survive, recover, heal</text:p>
      <text:p text:style-name="P257">nut<text:tab/><text:tab/>-<text:tab/>use, funct<text:span text:style-name="T197">ion</text:span></text:p>
      <text:p text:style-name="P297">O</text:p>
      <text:p text:style-name="P297">P</text:p>
      <text:p text:style-name="P297">R</text:p>
      <text:p text:style-name="P238">rain<text:tab/><text:tab/>-<text:tab/>clean, pure, innocent</text:p>
      <text:p text:style-name="P294">rarn<text:tab/><text:tab/>-<text:tab/>occupant, dweller, resident</text:p>
      <text:p text:style-name="P239"><text:span text:style-name="T208">rédhan<text:tab/><text:tab/>-<text:tab/>C4 to decide, advise</text:span><text:line-break/><text:span text:style-name="T166">regt<text:tab/><text:tab/>-<text:tab/>right, straight, morally upright, just<text:line-break/></text:span><text:soft-page-break/><text:span text:style-name="T167">regtan<text:tab/><text:tab/>-<text:tab/>to make straight, straighten<text:line-break/></text:span><text:span text:style-name="T168">regtnas<text:tab/>-<text:tab/>justness, justice, fairness, equity</text:span></text:p>
      <text:p text:style-name="P239"><text:span text:style-name="T209">rísan<text:tab/><text:tab/>-<text:tab/>C1 to scale, move vertically, rise</text:span><text:line-break/><text:span text:style-name="T160">rúm<text:tab/><text:tab/>-<text:tab/>room, space, open space<text:line-break/></text:span><text:span text:style-name="T169">rún<text:tab/><text:tab/>-<text:tab/>secret, mystery, rune</text:span></text:p>
      <text:p text:style-name="P297">S</text:p>
      <text:p text:style-name="P161"><text:span text:style-name="T171">sakan<text:tab/><text:tab/>-<text:tab/>C4 to charge, dispute</text:span><text:line-break/><text:span text:style-name="T177">sean<text:tab/><text:tab/>-<text:tab/>C</text:span><text:span text:style-name="T178">3</text:span><text:span text:style-name="T177"> to see</text:span><text:line-break/>segl<text:tab/><text:tab/>-<text:tab/><text:span text:style-name="T131">sheet, sail</text:span></text:p>
      <text:p text:style-name="P259">sél<text:tab/><text:tab/>-<text:tab/>happy, fortunate, kind, good</text:p>
      <text:p text:style-name="P246"><text:span text:style-name="T184">sinth<text:tab/><text:tab/>-<text:tab/>journey, way, path, time, instance</text:span><text:line-break/><text:span text:style-name="T185">sinthan<text:tab/><text:tab/>-<text:tab/>to </text:span><text:span text:style-name="T186">go on a journey, travel</text:span><text:line-break/><text:span text:style-name="T191">singrón<text:tab/><text:tab/>-<text:tab/>evergreen</text:span></text:p>
      <text:p text:style-name="P246"><text:span text:style-name="T190">skapan<text:tab/><text:tab/>-<text:tab/>C4 to create out of nothing</text:span><text:line-break/>skaut<text:tab/><text:tab/>-<text:tab/>corner, wedge</text:p>
      <text:p text:style-name="P171">ske<text:span text:style-name="T134">g</text:span>an<text:tab/><text:tab/>-<text:tab/>C<text:span text:style-name="T140">3</text:span> to spring, come up, emerge, happen</text:p>
      <text:p text:style-name="P126">skurt<text:tab/><text:tab/>-<text:tab/><text:span text:style-name="T93">short. </text:span><text:span text:style-name="T88">Pr: </text:span><text:span text:style-name="T94">lacking, deficient</text:span></text:p>
      <text:p text:style-name="P140">slang<text:tab/><text:tab/>-<text:tab/>any snake</text:p>
      <text:p text:style-name="P123">smal<text:tab/><text:tab/>-<text:tab/>small</text:p>
      <text:p text:style-name="P141">snak<text:tab/><text:tab/>-<text:tab/>(mythological) large serpent, snake, viper</text:p>
      <text:p text:style-name="P176">sókan<text:tab/><text:tab/>-<text:tab/>to seek, look for</text:p>
      <text:p text:style-name="P226">stadh<text:tab/><text:tab/>-<text:tab/>place, location</text:p>
      <text:p text:style-name="P247">steup<text:tab/><text:tab/>-<text:tab/>pushed away, cut off, abandoned, deserted, orphaned, <text:span text:style-name="T192">step-</text:span></text:p>
      <text:p text:style-name="P175">sund<text:tab/><text:tab/>-<text:tab/>sin, crime</text:p>
      <text:p text:style-name="P121">swér<text:tab/><text:tab/>-<text:tab/><text:span text:style-name="T80">grave, grievous, serious, important</text:span></text:p>
      <text:p text:style-name="P262">sót<text:tab/><text:tab/>-<text:tab/>sweet</text:p>
      <text:p text:style-name="P297">T<text:span text:style-name="T14"><text:line-break/>thek<text:tab/><text:tab/>-<text:tab/></text:span><text:span text:style-name="T15">thick, fat, viscous</text:span></text:p>
      <text:p text:style-name="P212">thun<text:tab/><text:tab/>-<text:tab/><text:span text:style-name="T97">thin, inviscid</text:span></text:p>
      <text:p text:style-name="P213"><text:span text:style-name="T164">timr<text:tab/><text:tab/>-<text:tab/></text:span><text:span text:style-name="T165">timber</text:span><text:line-break/>treuan<text:tab/><text:tab/>-<text:tab/>to trust, <text:span text:style-name="T151">believe</text:span></text:p>
      <text:p text:style-name="P211">treu<text:tab/><text:tab/>-<text:tab/>loyal</text:p>
      <text:p text:style-name="P298">U</text:p>
      <text:p text:style-name="P154">unbindan<text:tab/>-<text:tab/>C3 to unbind, loosen, set free</text:p>
      <text:p text:style-name="P248">ungalík<text:tab/><text:tab/>-<text:tab/>different, unlike</text:p>
      <text:p text:style-name="P250">unhul<text:tab/><text:tab/>-<text:tab/>unfriend<text:span text:style-name="T200">ly, antagonistic</text:span></text:p>
      <text:p text:style-name="P252">unkunat<text:tab/>-<text:tab/>unk<text:span text:style-name="T201">n</text:span>own</text:p>
      <text:p text:style-name="P255">unlust<text:tab/><text:tab/>-<text:tab/>lack of desire</text:p>
      <text:p text:style-name="P256">unmagt<text:tab/>-<text:tab/>strengthless, <text:span text:style-name="T200">weak</text:span></text:p>
      <text:p text:style-name="P258">unnut<text:tab/><text:tab/>-<text:tab/>useless</text:p>
      <text:p text:style-name="P249">unrain<text:tab/><text:tab/>-<text:tab/>unclean, <text:span text:style-name="T193">impure</text:span></text:p>
      <text:p text:style-name="P260">unregt<text:tab/><text:tab/>-<text:tab/><text:span text:style-name="T200">unright, wrong, unjust</text:span></text:p>
      <text:p text:style-name="P261">unsél<text:tab/><text:tab/>-<text:tab/><text:span text:style-name="T210">u</text:span>nhappy, unfortunate, poor, unkind, bad</text:p>
      <text:p text:style-name="P263">unsót<text:tab/><text:tab/>-<text:tab/>unsweet</text:p>
      <text:p text:style-name="P263">untreu<text:tab/><text:tab/>-<text:tab/>untrue, disloyal, unfaithful</text:p>
      <text:p text:style-name="P264">unwedhar<text:tab/>-<text:tab/>bad weather, storm</text:p>
      <text:p text:style-name="P267">unwerth<text:tab/>-<text:tab/>unworthy</text:p>
      <text:p text:style-name="P268">unwitans<text:tab/>-<text:tab/>uncertain, unsure</text:p>
      <text:p text:style-name="P272">uranan<text:tab/><text:tab/>-<text:tab/>C4 to breathe out</text:p>
      <text:p text:style-name="P273">urbídhan<text:tab/>-<text:tab/><text:span text:style-name="T203">C1 to wait out, be patient, expect</text:span></text:p>
      <text:p text:style-name="P274">urgevan<text:tab/>-<text:tab/><text:span text:style-name="T204">C3 to g</text:span><text:span text:style-name="T205">ive out</text:span></text:p>
      <text:p text:style-name="P276">urhaitan<text:tab/>-<text:tab/>C4 to call out, call forth</text:p>
      <text:p text:style-name="P271">urlag<text:tab/><text:tab/>-<text:tab/>fate, destiny</text:p>
      <text:p text:style-name="P289">urlausjan<text:tab/>-<text:tab/>to make loose, to release, to set free</text:p>
      <text:p text:style-name="P280">urlauvan<text:tab/>-<text:tab/>allow, permit</text:p>
      <text:p text:style-name="P290">urnan<text:tab/><text:tab/>-<text:tab/>to warm up</text:p>
      <text:p text:style-name="P291"><text:soft-page-break/>urrédhan<text:tab/>-<text:tab/>C4 to guess</text:p>
      <text:p text:style-name="P292">urrísan<text:tab/><text:tab/>-<text:tab/>C1 to rise up, arise</text:p>
      <text:p text:style-name="P293">ursókjan<text:tab/>-<text:tab/>to seek out, search for</text:p>
      <text:p text:style-name="P299">W</text:p>
      <text:p text:style-name="P219">want<text:tab/><text:tab/>-<text:tab/>glove, mitten</text:p>
      <text:p text:style-name="P263">wedhar<text:tab/>-<text:tab/>weather</text:p>
      <text:p text:style-name="P240">wépan<text:tab/><text:tab/>-<text:tab/>weapon</text:p>
      <text:p text:style-name="P265">wer<text:tab/><text:tab/>-<text:tab/><text:span text:style-name="T101">Mister, sir, respectful term for a man, husband</text:span></text:p>
      <text:p text:style-name="P266">werth<text:tab/><text:tab/>-<text:tab/>worth, value</text:p>
      <text:p text:style-name="P192">werthan<text:tab/>-<text:tab/>C3 to become, to come to be, to happen/come about</text:p>
      <text:p text:style-name="P241">werpan<text:tab/>-<text:tab/>C3 to throw, to cast</text:p>
      <text:p text:style-name="P207">wervan<text:tab/><text:tab/>-<text:tab/>C3 to turn (around), to move (about), to change</text:p>
      <text:p text:style-name="P301">wagan<text:tab/><text:tab/>-<text:tab/>C4 to notify, remind</text:p>
      <text:p text:style-name="P170">wilan<text:tab/><text:tab/>-<text:tab/>to want</text:p>
      <text:p text:style-name="P243">winan<text:tab/><text:tab/>-<text:tab/>C3 to win, gain</text:p>
      <text:p text:style-name="P242">wirkan<text:tab/><text:tab/>-<text:tab/>to make, produce, to effect, make happen</text:p>
      <text:p text:style-name="P244">witan<text:tab/><text:tab/>-<text:tab/>to know</text:p>
      <text:p text:style-name="P122">wíth<text:tab/><text:tab/>-<text:tab/><text:span text:style-name="T77">wide</text:span></text:p>
      <text:p text:style-name="P245">wrék<text:tab/><text:tab/>-<text:tab/>revenge, vengeance</text:p>
      <text:p text:style-name="P230">wrítan<text:tab/><text:tab/>-<text:tab/>C1 write, engrave, enscribe</text:p>
      <text:p text:style-name="P231">wurkan<text:tab/><text:tab/>-<text:tab/>to work, to do work</text:p>
      <text:p text:style-name="P139">wurm<text:tab/><text:tab/>-<text:tab/>wor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5:31:20.023820893</meta:creation-date>
    <meta:generator>LibreOffice/7.3.7.2$Linux_X86_64 LibreOffice_project/30$Build-2</meta:generator>
    <dc:date>2023-01-01T17:22:42.358981650</dc:date>
    <meta:editing-duration>P2DT4H12M15S</meta:editing-duration>
    <meta:editing-cycles>564</meta:editing-cycles>
    <meta:document-statistic meta:table-count="9" meta:image-count="0" meta:object-count="0" meta:page-count="11" meta:paragraph-count="612" meta:word-count="2402" meta:character-count="12200" meta:non-whitespace-character-count="10202"/>
  </office:meta>
</office:document-meta>
</file>